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Poppins" svg:font-family="Poppins, sans-serif"/>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455a64" style:font-name="Poppins" fo:letter-spacing="normal" fo:font-style="normal" fo:font-weight="normal"/>
    </style:style>
    <style:style style:name="P2" style:family="paragraph" style:parent-style-name="Heading_20_2">
      <style:text-properties fo:font-variant="normal" fo:text-transform="none" fo:color="#455a64" fo:letter-spacing="normal"/>
    </style:style>
    <style:style style:name="P3" style:family="paragraph" style:parent-style-name="Heading_20_2">
      <style:paragraph-properties fo:margin-top="0cm" fo:margin-bottom="0.247cm" loext:contextual-spacing="false" fo:line-height="120%"/>
    </style:style>
    <style:style style:name="P4" style:family="paragraph" style:parent-style-name="Heading_20_2">
      <style:paragraph-properties fo:margin-top="0cm" fo:margin-bottom="0.247cm" loext:contextual-spacing="false" fo:line-height="120%"/>
      <style:text-properties fo:color="#455a64" style:font-name="Poppins" fo:font-weight="normal"/>
    </style:style>
    <style:style style:name="P5" style:family="paragraph" style:parent-style-name="Preformatted_20_Text">
      <style:paragraph-properties fo:margin-top="0cm" fo:margin-bottom="0.247cm" loext:contextual-spacing="false"/>
    </style:style>
    <style:style style:name="P6" style:family="paragraph" style:parent-style-name="Text_20_body">
      <style:paragraph-properties fo:margin-top="0cm" fo:margin-bottom="0.247cm" loext:contextual-spacing="false"/>
    </style:style>
    <style:style style:name="P7" style:family="paragraph" style:parent-style-name="Text_20_body">
      <style:paragraph-properties fo:margin-top="0cm" fo:margin-bottom="0.247cm" loext:contextual-spacing="false"/>
      <style:text-properties fo:font-variant="normal" fo:text-transform="none" fo:color="#343a40" style:font-name="Poppins" fo:font-size="11.25pt" fo:letter-spacing="normal" fo:font-style="normal" fo:font-weight="normal" style:font-name-asian="Poppins" style:font-size-asian="11.25pt" style:font-style-asian="normal" style:font-weight-asian="normal" style:font-name-complex="Poppins" style:font-size-complex="11.25pt" style:font-style-complex="normal" style:font-weight-complex="normal" loext:padding="0cm" loext:border="none"/>
    </style:style>
    <style:style style:name="P8" style:family="paragraph" style:parent-style-name="Text_20_body">
      <style:paragraph-properties fo:margin-top="0cm" fo:margin-bottom="0.247cm" loext:contextual-spacing="false"/>
      <style:text-properties fo:font-variant="normal" fo:text-transform="none" fo:color="#343a40" style:font-name="Poppins" fo:font-size="11.25pt" fo:letter-spacing="normal" fo:font-style="normal" fo:font-weight="normal" loext:padding="0cm" loext:border="none"/>
    </style:style>
    <style:style style:name="P9" style:family="paragraph" style:parent-style-name="Text_20_body">
      <style:paragraph-properties fo:margin-top="0cm" fo:margin-bottom="0.247cm" loext:contextual-spacing="false"/>
      <style:text-properties fo:font-variant="normal" fo:text-transform="none" fo:color="#1177d1" fo:letter-spacing="normal" style:text-underline-style="solid" style:text-underline-width="auto" style:text-underline-color="font-color" fo:background-color="transparent" loext:padding="0cm" loext:border="none"/>
    </style:style>
    <style:style style:name="P10" style:family="paragraph" style:parent-style-name="Quotations">
      <style:paragraph-properties fo:margin-left="0cm" fo:margin-right="0cm" fo:margin-top="0cm" fo:margin-bottom="0.499cm" loext:contextual-spacing="false" fo:text-indent="0cm" style:auto-text-indent="false"/>
    </style:style>
    <style:style style:name="P11" style:family="paragraph" style:parent-style-name="Quotations">
      <style:paragraph-properties fo:margin-left="0cm" fo:margin-right="0cm" fo:margin-top="0cm" fo:margin-bottom="0.499cm" loext:contextual-spacing="false" fo:text-indent="0cm" style:auto-text-indent="false"/>
      <style:text-properties fo:font-variant="normal" fo:text-transform="none" fo:color="#343a40" style:font-name="Poppins" fo:font-size="11.25pt" fo:letter-spacing="normal" fo:font-style="normal" fo:font-weight="normal" loext:padding="0cm" loext:border="none"/>
    </style:style>
    <style:style style:name="P1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43a40" style:font-name="Poppins" fo:font-size="11.25pt" fo:letter-spacing="normal" fo:font-style="normal" fo:font-weight="normal"/>
    </style:style>
    <style:style style:name="P13" style:family="paragraph" style:parent-style-name="Quotations">
      <style:paragraph-properties fo:margin-top="0cm" fo:margin-bottom="0.499cm" loext:contextual-spacing="false"/>
    </style:style>
    <style:style style:name="P14" style:family="paragraph" style:parent-style-name="Heading_20_2">
      <style:text-properties fo:font-variant="normal" fo:text-transform="none" fo:color="#455a64" style:font-name="Poppins" fo:letter-spacing="normal" fo:font-style="normal" fo:font-weight="normal" officeooo:rsid="00174c79" officeooo:paragraph-rsid="00174c79"/>
    </style:style>
    <style:style style:name="P15" style:family="paragraph" style:parent-style-name="Heading_20_2">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455a64" style:font-name="Poppins" fo:letter-spacing="normal" fo:font-style="normal" fo:font-weight="normal"/>
    </style:style>
    <style:style style:name="P16" style:family="paragraph" style:parent-style-name="Heading_20_2">
      <style:paragraph-properties fo:margin-top="0cm" fo:margin-bottom="0.247cm" loext:contextual-spacing="false" fo:line-height="120%"/>
      <style:text-properties fo:color="#455a64" style:font-name="Poppins" fo:font-weight="normal"/>
    </style:style>
    <style:style style:name="P17" style:family="paragraph" style:parent-style-name="Heading_20_2">
      <style:paragraph-properties fo:margin-top="0cm" fo:margin-bottom="0.247cm" loext:contextual-spacing="false" fo:line-height="120%" fo:text-align="start" style:justify-single-word="false" fo:orphans="2" fo:widows="2"/>
      <style:text-properties fo:color="#455a64" style:font-name="Poppins" fo:font-weight="normal"/>
    </style:style>
    <style:style style:name="P18" style:family="paragraph" style:parent-style-name="Heading_20_3">
      <style:paragraph-properties fo:margin-top="0cm" fo:margin-bottom="0.247cm" loext:contextual-spacing="false" fo:line-height="120%" fo:text-align="start" style:justify-single-word="false" fo:orphans="2" fo:widows="2"/>
      <style:text-properties fo:color="#455a64" style:font-name="Poppins" fo:font-weight="normal"/>
    </style:style>
    <style:style style:name="P19" style:family="paragraph" style:parent-style-name="Horizontal_20_Line">
      <style:paragraph-properties fo:text-align="start" style:justify-single-word="false" fo:orphans="2" fo:widows="2"/>
    </style:style>
    <style:style style:name="P20" style:family="paragraph" style:parent-style-name="Preformatted_20_Text">
      <style:paragraph-properties fo:margin-top="0cm" fo:margin-bottom="0.247cm" loext:contextual-spacing="false" fo:text-align="start" style:justify-single-word="false" fo:orphans="2" fo:widows="2"/>
    </style:style>
    <style:style style:name="P21" style:family="paragraph" style:parent-style-name="Quotation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343a40" style:font-name="Poppins" fo:font-size="11.25pt" fo:letter-spacing="normal" fo:font-style="normal" fo:font-weight="normal"/>
    </style:style>
    <style:style style:name="P22" style:family="paragraph" style:parent-style-name="Quotation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343a40" style:font-name="Poppins" fo:font-size="11.25pt" fo:letter-spacing="normal" fo:font-style="normal" fo:font-weight="normal" style:font-name-asian="Poppins" style:font-size-asian="11.25pt" style:font-style-asian="normal" style:font-weight-asian="normal" style:font-name-complex="Poppins" style:font-size-complex="11.25pt" style:font-style-complex="normal" style:font-weight-complex="normal"/>
    </style:style>
    <style:style style:name="P23" style:family="paragraph" style:parent-style-name="Quotations" style:list-style-name="L22">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343a40" style:font-name="Poppins" fo:font-size="11.25pt" fo:letter-spacing="normal" fo:font-style="normal" fo:font-weight="normal" style:font-name-asian="Poppins" style:font-size-asian="11.25pt" style:font-style-asian="normal" style:font-weight-asian="normal" style:font-name-complex="Poppins" style:font-size-complex="11.25pt" style:font-style-complex="normal" style:font-weight-complex="normal"/>
    </style:style>
    <style:style style:name="P24" style:family="paragraph" style:parent-style-name="Quotations">
      <style:paragraph-properties fo:margin-left="0cm" fo:margin-right="0cm" fo:margin-top="0cm" fo:margin-bottom="0.499cm" loext:contextual-spacing="false" fo:text-align="start" style:justify-single-word="false" fo:orphans="2" fo:widows="2" fo:text-indent="0cm" style:auto-text-indent="false"/>
    </style:style>
    <style:style style:name="P25" style:family="paragraph" style:parent-style-name="Quotations" style:list-style-name="L10">
      <style:paragraph-properties fo:margin-left="0cm" fo:margin-right="0cm" fo:margin-top="0cm" fo:margin-bottom="0.499cm" loext:contextual-spacing="false" fo:text-align="start" style:justify-single-word="false" fo:orphans="2" fo:widows="2" fo:text-indent="0cm" style:auto-text-indent="false"/>
    </style:style>
    <style:style style:name="P26" style:family="paragraph" style:parent-style-name="Quotations">
      <style:paragraph-properties fo:margin-top="0cm" fo:margin-bottom="0.499cm" loext:contextual-spacing="false" fo:text-align="start" style:justify-single-word="false" fo:orphans="2" fo:widows="2"/>
    </style:style>
    <style:style style:name="P27" style:family="paragraph" style:parent-style-name="Quotations" style:list-style-name="L5">
      <style:paragraph-properties fo:margin-top="0cm" fo:margin-bottom="0.499cm" loext:contextual-spacing="false" fo:text-align="start" style:justify-single-word="false" fo:orphans="2" fo:widows="2"/>
    </style:style>
    <style:style style:name="P28" style:family="paragraph" style:parent-style-name="Quotations">
      <style:paragraph-properties fo:margin-top="0cm" fo:margin-bottom="0.499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29" style:family="paragraph" style:parent-style-name="Quotations" style:list-style-name="L6">
      <style:paragraph-properties fo:margin-top="0cm" fo:margin-bottom="0.499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30" style:family="paragraph" style:parent-style-name="Quotations" style:list-style-name="L12">
      <style:paragraph-properties fo:margin-top="0cm" fo:margin-bottom="0.499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31" style:family="paragraph" style:parent-style-name="Quotations" style:list-style-name="L22">
      <style:paragraph-properties fo:margin-top="0cm" fo:margin-bottom="0.499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32" style:family="paragraph" style:parent-style-name="Text_20_body">
      <style:text-properties officeooo:rsid="00174c79" officeooo:paragraph-rsid="00174c79"/>
    </style:style>
    <style:style style:name="P33" style:family="paragraph" style:parent-style-name="Text_20_body">
      <style:paragraph-properties fo:text-align="start" style:justify-single-word="false" fo:orphans="2" fo:widows="2"/>
    </style:style>
    <style:style style:name="P34" style:family="paragraph" style:parent-style-name="Text_20_body">
      <style:text-properties fo:font-size="18pt" officeooo:rsid="001b2ae2" officeooo:paragraph-rsid="001b2ae2" fo:background-color="#ffd428" style:font-size-asian="18pt" style:font-size-complex="18pt"/>
    </style:style>
    <style:style style:name="P35" style:family="paragraph" style:parent-style-name="Text_20_body" style:list-style-name="L1">
      <style:paragraph-properties fo:margin-top="0cm" fo:margin-bottom="0.247cm" loext:contextual-spacing="false"/>
    </style:style>
    <style:style style:name="P36" style:family="paragraph" style:parent-style-name="Text_20_body" style:list-style-name="L2">
      <style:paragraph-properties fo:margin-top="0cm" fo:margin-bottom="0.247cm" loext:contextual-spacing="false"/>
    </style:style>
    <style:style style:name="P37" style:family="paragraph" style:parent-style-name="Text_20_body" style:list-style-name="L3">
      <style:paragraph-properties fo:margin-top="0cm" fo:margin-bottom="0.247cm" loext:contextual-spacing="false"/>
    </style:style>
    <style:style style:name="P38" style:family="paragraph" style:parent-style-name="Text_20_body" style:list-style-name="L3">
      <style:paragraph-properties fo:margin-top="0cm" fo:margin-bottom="0.247cm" loext:contextual-spacing="false"/>
      <style:text-properties fo:font-variant="normal" fo:text-transform="none" fo:color="#343a40" style:font-name="Poppins" fo:font-size="11.25pt" fo:letter-spacing="normal" fo:font-style="normal" fo:font-weight="normal" loext:padding="0cm" loext:border="none"/>
    </style:style>
    <style:style style:name="P39" style:family="paragraph" style:parent-style-name="Text_20_body">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font-name-asian="Poppins" style:font-size-asian="11.25pt" style:font-style-asian="normal" style:font-weight-asian="normal" style:font-name-complex="Poppins" style:font-size-complex="11.25pt" style:font-style-complex="normal" style:font-weight-complex="normal"/>
    </style:style>
    <style:style style:name="P40" style:family="paragraph" style:parent-style-name="Text_20_body">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41" style:family="paragraph" style:parent-style-name="Text_20_body" style:list-style-name="L4">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42" style:family="paragraph" style:parent-style-name="Text_20_body" style:list-style-name="L9">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43" style:family="paragraph" style:parent-style-name="Text_20_body" style:list-style-name="L11">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44" style:family="paragraph" style:parent-style-name="Text_20_body" style:list-style-name="L13">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45" style:family="paragraph" style:parent-style-name="Text_20_body" style:list-style-name="L14">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46" style:family="paragraph" style:parent-style-name="Text_20_body" style:list-style-name="L16">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47" style:family="paragraph" style:parent-style-name="Text_20_body" style:list-style-name="L17">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48" style:family="paragraph" style:parent-style-name="Text_20_body" style:list-style-name="L19">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49" style:family="paragraph" style:parent-style-name="Text_20_body" style:list-style-name="L20">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50" style:family="paragraph" style:parent-style-name="Text_20_body" style:list-style-name="L21">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51" style:family="paragraph" style:parent-style-name="Text_20_body" style:list-style-name="L23">
      <style:paragraph-properties fo:margin-top="0cm" fo:margin-bottom="0.247cm" loext:contextual-spacing="false" fo:text-align="start" style:justify-single-word="false" fo:orphans="2" fo:widows="2"/>
      <style:text-properties fo:font-variant="normal" fo:text-transform="none" fo:color="#343a40" style:font-name="Poppins" fo:font-size="11.25pt" fo:letter-spacing="normal" fo:font-style="normal" fo:font-weight="normal"/>
    </style:style>
    <style:style style:name="P52" style:family="paragraph" style:parent-style-name="Text_20_body">
      <style:paragraph-properties fo:margin-top="0cm" fo:margin-bottom="0.247cm" loext:contextual-spacing="false" fo:text-align="start" style:justify-single-word="false" fo:orphans="2" fo:widows="2"/>
      <style:text-properties fo:font-variant="normal" fo:text-transform="none" fo:color="#1177d1" fo:letter-spacing="normal" style:text-underline-style="solid" style:text-underline-width="auto" style:text-underline-color="font-color" fo:background-color="transparent"/>
    </style:style>
    <style:style style:name="P53" style:family="paragraph" style:parent-style-name="Text_20_body">
      <style:paragraph-properties fo:margin-top="0cm" fo:margin-bottom="0.247cm" loext:contextual-spacing="false" fo:text-align="start" style:justify-single-word="false" fo:orphans="2" fo:widows="2"/>
    </style:style>
    <style:style style:name="P54" style:family="paragraph" style:parent-style-name="Text_20_body" style:list-style-name="L7">
      <style:paragraph-properties fo:margin-top="0cm" fo:margin-bottom="0.247cm" loext:contextual-spacing="false" fo:text-align="start" style:justify-single-word="false" fo:orphans="2" fo:widows="2"/>
    </style:style>
    <style:style style:name="P55" style:family="paragraph" style:parent-style-name="Text_20_body" style:list-style-name="L8">
      <style:paragraph-properties fo:margin-top="0cm" fo:margin-bottom="0.247cm" loext:contextual-spacing="false" fo:text-align="start" style:justify-single-word="false" fo:orphans="2" fo:widows="2"/>
    </style:style>
    <style:style style:name="P56" style:family="paragraph" style:parent-style-name="Text_20_body" style:list-style-name="L10">
      <style:paragraph-properties fo:margin-top="0cm" fo:margin-bottom="0.247cm" loext:contextual-spacing="false" fo:text-align="start" style:justify-single-word="false" fo:orphans="2" fo:widows="2"/>
    </style:style>
    <style:style style:name="P57" style:family="paragraph" style:parent-style-name="Text_20_body" style:list-style-name="L15">
      <style:paragraph-properties fo:margin-top="0cm" fo:margin-bottom="0.247cm" loext:contextual-spacing="false" fo:text-align="start" style:justify-single-word="false" fo:orphans="2" fo:widows="2"/>
    </style:style>
    <style:style style:name="P58" style:family="paragraph" style:parent-style-name="Text_20_body" style:list-style-name="L18">
      <style:paragraph-properties fo:margin-top="0cm" fo:margin-bottom="0.247cm" loext:contextual-spacing="false" fo:text-align="start" style:justify-single-word="false" fo:orphans="2" fo:widows="2"/>
    </style:style>
    <style:style style:name="P59" style:family="paragraph" style:parent-style-name="Text_20_body" style:list-style-name="L24">
      <style:paragraph-properties fo:margin-top="0cm" fo:margin-bottom="0.247cm" loext:contextual-spacing="false" fo:text-align="start" style:justify-single-word="false" fo:orphans="2" fo:widows="2"/>
    </style:style>
    <style:style style:name="P60" style:family="paragraph" style:parent-style-name="Text_20_body" style:list-style-name="L25">
      <style:paragraph-properties fo:margin-top="0cm" fo:margin-bottom="0.247cm" loext:contextual-spacing="false" fo:text-align="start" style:justify-single-word="false" fo:orphans="2" fo:widows="2"/>
    </style:style>
    <style:style style:name="P61" style:family="paragraph" style:parent-style-name="Text_20_body" style:list-style-name="L8">
      <style:paragraph-properties fo:margin-top="0cm" fo:margin-bottom="0cm" loext:contextual-spacing="false" fo:text-align="start" style:justify-single-word="false" fo:orphans="2" fo:widows="2"/>
    </style:style>
    <style:style style:name="P62" style:family="paragraph" style:parent-style-name="Text_20_body" style:list-style-name="L9">
      <style:paragraph-properties fo:margin-top="0cm" fo:margin-bottom="0cm" loext:contextual-spacing="false" fo:text-align="start" style:justify-single-word="false" fo:orphans="2" fo:widows="2"/>
    </style:style>
    <style:style style:name="P63" style:family="paragraph" style:parent-style-name="Text_20_body">
      <style:paragraph-properties fo:margin-left="0cm" fo:margin-right="0cm" fo:text-align="start" style:justify-single-word="false" fo:orphans="2" fo:widows="2" fo:text-indent="0cm" style:auto-text-indent="false"/>
    </style:style>
    <style:style style:name="P64" style:family="paragraph">
      <style:paragraph-properties fo:text-align="center"/>
    </style:style>
    <style:style style:name="P65" style:family="paragraph">
      <loext:graphic-properties draw:fill="none" draw:fill-color="#ffffff"/>
    </style:style>
    <style:style style:name="P66" style:family="paragraph">
      <style:text-properties fo:color="#ffffff"/>
    </style:style>
    <style:style style:name="P67" style:family="paragraph">
      <loext:graphic-properties draw:fill="none" draw:fill-color="#ffffff"/>
      <style:text-properties fo:color="#ffffff"/>
    </style:style>
    <style:style style:name="P68" style:family="paragraph">
      <style:text-properties fo:font-size="12pt"/>
    </style:style>
    <style:style style:name="T1" style:family="text">
      <style:text-properties style:font-name="Poppins" fo:font-style="normal" fo:font-weight="normal"/>
    </style:style>
    <style:style style:name="T2" style:family="text">
      <style:text-properties fo:color="#455a64" style:font-name="Poppins" fo:font-weight="normal"/>
    </style:style>
    <style:style style:name="T3" style:family="text">
      <style:text-properties fo:font-variant="normal" fo:text-transform="none" fo:color="#343a40" style:font-name="Poppins" fo:font-size="11.25pt" fo:letter-spacing="normal" fo:font-style="normal" fo:font-weight="normal"/>
    </style:style>
    <style:style style:name="T4" style:family="text">
      <style:text-properties fo:font-variant="normal" fo:text-transform="none" fo:color="#343a40" style:font-name="Poppins" fo:font-size="11.25pt" fo:letter-spacing="normal" fo:font-style="normal" fo:font-weight="normal" loext:padding="0cm" loext:border="none"/>
    </style:style>
    <style:style style:name="T5" style:family="text">
      <style:text-properties fo:font-variant="normal" fo:text-transform="none" fo:color="#343a40" style:font-name="Poppins" fo:font-size="11.25pt" fo:letter-spacing="normal" fo:font-style="normal" fo:font-weight="normal" style:font-name-asian="Poppins" style:font-size-asian="11.25pt" style:font-style-asian="normal" style:font-weight-asian="normal" style:font-name-complex="Poppins" style:font-size-complex="11.25pt" style:font-style-complex="normal" style:font-weight-complex="normal"/>
    </style:style>
    <style:style style:name="T6" style:family="text">
      <style:text-properties fo:font-variant="normal" fo:text-transform="none" fo:color="#343a40" style:font-name="Poppins" fo:font-size="11.25pt" fo:letter-spacing="normal" fo:font-style="normal" fo:font-weight="normal" style:font-name-asian="Poppins" style:font-size-asian="11.25pt" style:font-style-asian="normal" style:font-weight-asian="normal" style:font-name-complex="Poppins" style:font-size-complex="11.25pt" style:font-style-complex="normal" style:font-weight-complex="normal" loext:padding="0cm" loext:border="none"/>
    </style:style>
    <style:style style:name="T7" style:family="text">
      <style:text-properties fo:font-variant="normal" fo:text-transform="none" fo:color="#343a40" style:font-name="Poppins" fo:font-size="11.25pt" fo:letter-spacing="normal" fo:font-style="normal" fo:font-weight="bold"/>
    </style:style>
    <style:style style:name="T8" style:family="text">
      <style:text-properties fo:font-variant="normal" fo:text-transform="none" fo:color="#343a40" style:font-name="Poppins" fo:font-size="11.25pt" fo:letter-spacing="normal" fo:font-style="normal" fo:font-weight="bold" style:font-name-asian="Poppins" style:font-size-asian="11.25pt" style:font-style-asian="normal" style:font-weight-asian="normal" style:font-name-complex="Poppins" style:font-size-complex="11.25pt" style:font-style-complex="normal" style:font-weight-complex="normal"/>
    </style:style>
    <style:style style:name="T9" style:family="text">
      <style:text-properties fo:font-variant="normal" fo:text-transform="none" fo:color="#212529" style:font-name="SFMono-Regular" fo:font-size="9.75pt" fo:letter-spacing="normal" fo:font-style="normal" fo:font-weight="normal"/>
    </style:style>
    <style:style style:name="T10" style:family="text">
      <style:text-properties fo:font-variant="normal" fo:text-transform="none" fo:color="#212529" style:font-name="SFMono-Regular" fo:font-size="9.75pt" fo:letter-spacing="normal" fo:font-style="normal" fo:font-weight="normal" loext:padding="0cm" loext:border="none"/>
    </style:style>
    <style:style style:name="T11" style:family="text">
      <style:text-properties fo:font-variant="normal" fo:text-transform="none" fo:color="#212529" fo:letter-spacing="normal"/>
    </style:style>
    <style:style style:name="T12" style:family="text">
      <style:text-properties fo:font-variant="normal" fo:text-transform="none" fo:color="#212529" fo:letter-spacing="normal" loext:padding="0cm" loext:border="none"/>
    </style:style>
    <style:style style:name="T13" style:family="text">
      <style:text-properties fo:font-variant="normal" fo:text-transform="none" fo:color="#e83e8c" style:font-name="SFMono-Regular" fo:font-size="9.75pt" fo:letter-spacing="normal" fo:font-style="normal" fo:font-weight="normal"/>
    </style:style>
    <style:style style:name="T14" style:family="text">
      <style:text-properties fo:font-variant="normal" fo:text-transform="none" fo:color="#e83e8c" style:font-name="SFMono-Regular" fo:font-size="9.75pt" fo:letter-spacing="normal" fo:font-style="normal" fo:font-weight="normal" loext:padding="0cm" loext:border="none"/>
    </style:style>
    <style:style style:name="T15" style:family="text">
      <style:text-properties fo:font-variant="normal" fo:text-transform="none" fo:color="#e83e8c" style:font-name="SFMono-Regular" fo:font-size="9.75pt" fo:letter-spacing="normal" fo:font-style="normal" fo:font-weight="normal" style:font-name-asian="Poppins" style:font-size-asian="11.25pt" style:font-style-asian="normal" style:font-weight-asian="normal" style:font-name-complex="Poppins" style:font-size-complex="11.25pt" style:font-style-complex="normal" style:font-weight-complex="normal" loext:padding="0cm" loext:border="none"/>
    </style:style>
    <style:style style:name="T16" style:family="text">
      <style:text-properties fo:font-variant="normal" fo:text-transform="none" fo:color="#1177d1" style:font-name="Poppins" fo:font-size="11.25pt" fo:letter-spacing="normal" fo:font-style="normal" style:text-underline-style="solid" style:text-underline-width="auto" style:text-underline-color="font-color" fo:font-weight="normal" fo:background-color="transparent" loext:char-shading-value="0"/>
    </style:style>
    <style:style style:name="T17" style:family="text">
      <style:text-properties fo:font-variant="normal" fo:text-transform="none" fo:color="#1177d1" style:font-name="Poppins" fo:font-size="11.25pt" fo:letter-spacing="normal" fo:font-style="normal" style:text-underline-style="solid" style:text-underline-width="auto" style:text-underline-color="font-color" fo:font-weight="normal" fo:background-color="transparent" loext:char-shading-value="0" loext:padding="0cm" loext:border="none"/>
    </style:style>
    <style:style style:name="T18" style:family="text">
      <style:text-properties fo:font-variant="normal" fo:text-transform="none" fo:color="#1177d1" style:font-name="Poppins" fo:font-size="11.25pt" fo:letter-spacing="normal" fo:font-style="normal" style:text-underline-style="solid" style:text-underline-width="auto" style:text-underline-color="font-color" fo:font-weight="normal" fo:background-color="transparent" loext:char-shading-value="0" style:font-name-asian="Poppins" style:font-size-asian="11.25pt" style:font-style-asian="normal" style:font-weight-asian="normal" style:font-name-complex="Poppins" style:font-size-complex="11.25pt" style:font-style-complex="normal" style:font-weight-complex="normal"/>
    </style:style>
    <style:style style:name="T19" style:family="text">
      <style:text-properties fo:font-variant="normal" fo:text-transform="none" fo:color="#1177d1" style:font-name="Poppins" fo:font-size="11.25pt" fo:letter-spacing="normal" fo:font-style="normal" style:text-underline-style="solid" style:text-underline-width="auto" style:text-underline-color="font-color" fo:font-weight="normal" fo:background-color="transparent" loext:char-shading-value="0" style:font-name-asian="Poppins" style:font-size-asian="11.25pt" style:font-style-asian="normal" style:font-weight-asian="normal" style:font-name-complex="Poppins" style:font-size-complex="11.25pt" style:font-style-complex="normal" style:font-weight-complex="normal" loext:padding="0cm" loext:border="none"/>
    </style:style>
    <style:style style:name="T20" style:family="text">
      <style:text-properties fo:font-variant="normal" fo:text-transform="none" fo:color="#455a64" style:font-name="Poppins" fo:letter-spacing="normal" fo:font-style="normal" fo:font-weight="normal"/>
    </style:style>
    <style:style style:name="T21" style:family="text">
      <style:text-properties fo:color="#e83e8c" style:font-name="SFMono-Regular" fo:font-size="19.5pt" fo:font-weight="normal"/>
    </style:style>
    <style:style style:name="T22" style:family="text">
      <style:text-properties fo:color="#ffffff" fo:font-size="16pt" style:font-size-asian="16pt" style:font-size-complex="16pt"/>
    </style:style>
    <style:style style:name="T23" style:family="text">
      <style:text-properties fo:color="#ffffff"/>
    </style:style>
    <style:style style:name="T24" style:family="text">
      <style:text-properties fo:color="#ffffff" fo:background-color="transparent"/>
    </style:style>
    <style:style style:name="T25" style:family="text">
      <style:text-properties fo:color="#ffffff" fo:font-size="16pt" fo:background-color="transparent" style:font-size-asian="16pt" style:font-size-complex="16pt"/>
    </style:style>
    <style:style style:name="T26" style:family="text">
      <style:text-properties fo:color="#ffffff" fo:font-size="12pt" style:font-size-asian="12pt" style:font-size-complex="12pt"/>
    </style:style>
    <style:style style:name="T27" style:family="text">
      <style:text-properties fo:font-size="16pt" style:font-size-asian="16pt" style:font-size-complex="16pt"/>
    </style:style>
    <style:style style:name="T28" style:family="text">
      <style:text-properties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6.72cm" fo:min-width="6.191cm" style:run-through="foreground"/>
    </style:style>
    <style:style style:name="gr3" style:family="graphic">
      <style:graphic-properties draw:textarea-horizontal-align="justify" draw:textarea-vertical-align="middle" draw:auto-grow-height="false" fo:min-height="6.138cm" fo:min-width="6.218cm" style:run-through="foreground"/>
    </style:style>
    <style:style style:name="gr4" style:family="graphic">
      <style:graphic-properties draw:stroke="none" svg:stroke-color="#000000" draw:fill="none" draw:fill-color="#ffffff" fo:min-height="4.154cm" style:run-through="foreground"/>
      <style:paragraph-properties style:writing-mode="lr-tb"/>
    </style:style>
    <style:style style:name="gr5" style:family="graphic">
      <style:graphic-properties draw:stroke="none" svg:stroke-color="#000000" draw:fill="none" draw:fill-color="#ffffff" fo:min-height="6.509cm" style:run-through="foreground"/>
      <style:paragraph-properties style:writing-mode="lr-tb"/>
    </style:style>
    <style:style style:name="gr6" style:family="graphic">
      <style:graphic-properties draw:textarea-horizontal-align="justify" draw:textarea-vertical-align="middle" draw:auto-grow-height="false" fo:min-height="5.112cm" fo:min-width="6.091cm" style:run-through="foreground"/>
    </style:style>
    <style:style style:name="gr7" style:family="graphic">
      <style:graphic-properties draw:stroke="none" svg:stroke-color="#000000" draw:fill="none" draw:fill-color="#ffffff" fo:min-height="4.895cm" style:run-through="foreground"/>
      <style:paragraph-properties style:writing-mode="lr-tb"/>
    </style:style>
    <style:style style:name="gr8" style:family="graphic">
      <style:graphic-properties draw:stroke="none" svg:stroke-color="#000000" draw:fill="none" draw:fill-color="#ffffff" fo:min-height="5.662cm" style:run-through="foreground"/>
      <style:paragraph-properties style:writing-mode="lr-tb"/>
    </style:style>
    <style:style style:name="gr9" style:family="graphic">
      <style:graphic-properties draw:textarea-horizontal-align="justify" draw:textarea-vertical-align="middle" draw:auto-grow-height="false" fo:min-height="6.475cm" fo:min-width="6.526cm" style:run-through="foreground"/>
    </style:style>
    <style:style style:name="gr10" style:family="graphic">
      <style:graphic-properties draw:stroke="none" svg:stroke-color="#000000" draw:fill="none" draw:fill-color="#ffffff" fo:min-height="7.064cm" style:run-through="foreground"/>
      <style:paragraph-properties style:writing-mode="lr-tb"/>
    </style:style>
    <style:style style:name="gr11" style:family="graphic">
      <style:graphic-properties draw:textarea-horizontal-align="justify" draw:textarea-vertical-align="middle" draw:auto-grow-height="false" fo:min-height="2.221cm" fo:min-width="5.819cm" style:run-through="foreground"/>
    </style:style>
    <style:style style:name="gr12" style:family="graphic">
      <style:graphic-properties draw:stroke="none" svg:stroke-color="#000000" draw:fill="none" draw:fill-color="#ffffff" fo:min-height="2.461cm" style:run-through="foreground"/>
      <style:paragraph-properties style:writing-mode="lr-tb"/>
    </style:style>
    <style:style style:name="gr13" style:family="graphic">
      <style:graphic-properties svg:stroke-width="0.199cm" svg:stroke-color="#f10d0c" draw:marker-start="Arrow" draw:marker-start-width="0.474cm" draw:marker-end="Arrow" draw:marker-end-width="0.474cm" draw:textarea-horizontal-align="center" draw:textarea-vertical-align="middle" fo:padding-top="0.099cm" fo:padding-bottom="0.099cm" fo:padding-left="0.099cm" fo:padding-right="0.099cm" style:run-through="foreground"/>
    </style:style>
    <style:style style:name="gr14" style:family="graphic">
      <style:graphic-properties svg:stroke-width="0.199cm" svg:stroke-color="#c9211e" draw:marker-start="Arrow" draw:marker-start-width="0.474cm" draw:marker-end="Arrow" draw:marker-end-width="0.474cm" draw:textarea-horizontal-align="center" draw:textarea-vertical-align="middle" fo:padding-top="0.099cm" fo:padding-bottom="0.099cm" fo:padding-left="0.099cm" fo:padding-right="0.099cm" style:run-through="foreground"/>
    </style:style>
    <style:style style:name="gr15" style:family="graphic">
      <style:graphic-properties svg:stroke-width="0.199cm" svg:stroke-color="#127622" draw:marker-start-width="0.651cm" draw:marker-end="Arrow" draw:marker-end-width="0.474cm" draw:textarea-horizontal-align="center" draw:textarea-vertical-align="middle" fo:padding-top="0.099cm" fo:padding-bottom="0.099cm" fo:padding-left="0.099cm" fo:padding-right="0.09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1. Backend</text:h>
      <text:section text:style-name="Sect1" text:name="app">
        <text:p text:style-name="Text_20_body"/>
        <text:section text:style-name="Sect1" text:name="pour-d%C3%A9marrer">
          <text:p text:style-name="Text_20_body"/>
        </text:section>
        <text:section text:style-name="Sect1" text:name="frontend">
          <text:h text:style-name="P3" text:outline-level="2"><text:span text:style-name="Emphasis"><text:span text:style-name="T2">Frontend</text:span></text:span></text:h>
        </text:section>
        <text:p text:style-name="P7">Souvenez-vous de la recherche de Magali.</text:p>
        <text:p text:style-name="P9"><draw:a xlink:type="simple" xlink:href="https://cours.3wa.fr/3wa-v2/dev/raw/master/PHP1/PHP1.1/01.%20backend/images/recherche.png"><draw:frame draw:style-name="fr1" draw:name="Image1" text:anchor-type="as-char" svg:width="2.05cm" svg:height="1.051cm" draw:z-index="0"><draw:image xlink:href="https://cours.3wa.fr/3wa-v2/dev/raw/master/PHP1/PHP1.1/01.%20backend/images/recherche.png" xlink:type="simple" xlink:show="embed" xlink:actuate="onLoad"/><svg:title>Schéma d'une recherche</svg:title></draw:frame></draw:a></text:p>
        <text:p text:style-name="P6"><text:span text:style-name="T4">Magali envoie une requête HTTP à un serveur : « photos de chatons mignons ». Elle envoie cette requête à un serveur à travers l'Internet. Le serveur réceptionne la requête, la traite, puis génère une page HTML. Il envoie la page HTML au navigateur de Magali, ainsi que tous les fichiers annexes (</text:span><text:span text:style-name="Emphasis"><text:span text:style-name="T4">assets</text:span></text:span><text:span text:style-name="T4">) demandés par ledit HTML : images, polices, CSS, javascript, etc. S'il y a du CSS, le navigateur va l'interpréter pour donner forme au HTML. S'il y a du javascript, le navigateur va l'exécuter pour créer magie et interaction avec Magali.</text:span></text:p>
        <text:p text:style-name="P6"><text:span text:style-name="T4">HTML, CSS, javascript, tous ces fichiers ont été préparés en amont par les développeurs. Le but de ces fichiers est de constituer une réponse à une requête, et d'être compris et affichés par un navigateur. Tout ce travail d'intégration de maquettes et de développement JS relève de ce que l'on appelle le </text:span><text:span text:style-name="Emphasis"><text:span text:style-name="T4">frontend</text:span></text:span><text:span text:style-name="T4">. On développe ce qui va être vu par l'utilisateur, ce qui va interagir directement avec lui à travers son navigateur.</text:span></text:p>
        <text:p text:style-name="P6"><text:span text:style-name="T4">À ce point, nous comprenons désormais ce qu'est le </text:span><text:span text:style-name="Emphasis"><text:span text:style-name="T4">frontend</text:span></text:span><text:span text:style-name="T4">. Mais il reste une part d'obscurité dans notre compréhension du web : le côté serveur. Comment le HTML est-il généré ? Comment, dans notre schéma, le serveur fait-il pour reconnaître Magali ? Pour parcourir une base de données ? Pour filtrer les maine coons ? Toute cette logique est plus ou moins transparente pour l'utilisateur, ce sont les coulisses du web, autrement dit le </text:span><text:span text:style-name="Emphasis"><text:span text:style-name="T4">backend</text:span></text:span><text:span text:style-name="T4">.</text:span></text:p>
        <text:section text:style-name="Sect1" text:name="backend">
          <text:h text:style-name="P3" text:outline-level="2"><text:span text:style-name="Emphasis"><text:span text:style-name="T2">Backend</text:span></text:span></text:h>
        </text:section>
        <text:p text:style-name="P6"><text:span text:style-name="T6">Le </text:span><text:span text:style-name="Emphasis"><text:span text:style-name="T6">backend</text:span></text:span><text:span text:style-name="T6"> est la partie de notre travail de développeurs qui consiste à mettre en place cette logique de génération de HTML. Les intégrateurs ont préparé des </text:span><text:span text:style-name="Emphasis"><text:span text:style-name="T6">templates</text:span></text:span><text:span text:style-name="T6">, des pages HTML avec des trous ; les développeurs </text:span><text:span text:style-name="Emphasis"><text:span text:style-name="T6">backend</text:span></text:span><text:span text:style-name="T6"> vont devoir renvoyer les bonnes pages en fonction de ce que l'utilisateur demande, et remplir ces trous dans les </text:span><text:span text:style-name="Emphasis"><text:span text:style-name="T6">templates</text:span></text:span><text:span text:style-name="T6"> avec des données adéquates.</text:span></text:p>
        <text:p text:style-name="P8">L'utilisatrice a demandé des chatons, mais il faut qu'ils soient mignons. Et c'est Magali, elle n'aime pas les maine coons. Son navigateur est en français, il va falloir privilégier les résultats français...</text:p>
        <text:p text:style-name="P8">Toute une logique !</text:p>
        <text:p text:style-name="P8">Toute cette logique, toute cette algorithmie, il va falloir l'exprimer de sorte à ce que notre serveur puisse l'exécuter. Ici intervient donc un langage de programmation orienté *backend* : PHP.</text:p>
        <text:p text:style-name="P6"><text:soft-page-break/><text:span text:style-name="T4">Et si le javascript est plus ou moins le seul langage de programmation compris par les navigateurs et utilisé en </text:span><text:span text:style-name="Emphasis"><text:span text:style-name="T4">frontend</text:span></text:span><text:span text:style-name="T4">, le nombre de langages </text:span><text:span text:style-name="Emphasis"><text:span text:style-name="T4">backend</text:span></text:span><text:span text:style-name="T4"> est quant à lui immense. Java, Elixir, Go, Ruby... pour en citer quelques-uns. Et celui qui s'est historiquement imposé comme le langage le plus utilisé dans les </text:span><text:span text:style-name="Emphasis"><text:span text:style-name="T4">backends</text:span></text:span><text:span text:style-name="T4"> du web : le PHP.</text:span></text:p>
        <text:p text:style-name="P8">C'est un langage en constante évolution, avec un écosystème et une communauté gigantesques. Si PHP 5.6 a pu montrer des signes de fatigue sur le marché il y a quelques années face à des concurrents comme Node, sa version 7 sortie fin 2015 lui a fait reprendre du poil de la bête et il est aujourd'hui au sommet de sa forme.</text:p>
        <text:p text:style-name="P8">Voyons cela !</text:p>
      </text:section>
      <text:p text:style-name="P12">Modifié le: mercredi 14 octobre 2020, 14:05</text:p>
      <text:h text:style-name="P1" text:outline-level="2">2. Variables</text:h>
      <text:section text:style-name="Sect1" text:name="Section1">
        <text:p text:style-name="Text_20_body"><text:bookmark text:name="app"/></text:p>
        <text:section text:style-name="Sect1" text:name="Section2">
          <text:p text:style-name="Text_20_body"><text:bookmark text:name="pour-d%C3%A9marrer"/></text:p>
        </text:section>
        <text:section text:style-name="Sect1" text:name="variables">
          <text:h text:style-name="P4" text:outline-level="2">Variables</text:h>
        </text:section>
        <text:p text:style-name="P7">Comme en javascript, on peut déclarer des variables pour stocker des valeurs en mémoire vive. Il n'y a qu'une seule façon de faire :</text:p>
        <text:p text:style-name="P5"><text:span text:style-name="Source_20_Text"><text:span text:style-name="T10">$x = 4;</text:span></text:span></text:p>
        <text:p text:style-name="P5"><text:span text:style-name="Source_20_Text"><text:span text:style-name="T10">$pi = 3.14;</text:span></text:span></text:p>
        <text:p text:style-name="P5"><text:span text:style-name="Source_20_Text"><text:span text:style-name="T10">$msg = "Salut";</text:span></text:span></text:p>
        <text:p text:style-name="P6"><text:span text:style-name="T4">À la différence du javascript, le PHP ne nécessite pas de mot-clé comme </text:span><text:span text:style-name="Source_20_Text"><text:span text:style-name="T14">let</text:span></text:span><text:span text:style-name="T4"> ou </text:span><text:span text:style-name="Source_20_Text"><text:span text:style-name="T14">const</text:span></text:span><text:span text:style-name="T4">, mais le signe </text:span><text:span text:style-name="Source_20_Text"><text:span text:style-name="T14">$</text:span></text:span><text:span text:style-name="T4"> devant le nom d'une variable.</text:span></text:p>
        <text:p text:style-name="P6"><text:span text:style-name="T4">À savoir que les variables en PHP sont mutables. PHP ne nous permet malheureusement pas de déclarer des variables immutables comme les </text:span><text:span text:style-name="Source_20_Text"><text:span text:style-name="T14">const</text:span></text:span><text:span text:style-name="T4"> en javascript.</text:span></text:p>
        <text:p text:style-name="P5"><text:span text:style-name="Source_20_Text"><text:span text:style-name="T10">$msg = "Salut";</text:span></text:span></text:p>
        <text:p text:style-name="P5"><text:span text:style-name="Source_20_Text"><text:span text:style-name="T10">$msg = "Yo";</text:span></text:span></text:p>
        <text:p text:style-name="P5"><text:span text:style-name="Source_20_Text"><text:span text:style-name="T10">echo($msg);</text:span></text:span></text:p>
        <text:p text:style-name="P6"><text:span text:style-name="T4">On peut réassigner à volonté la valeur d'une variable, donc ce code affichera </text:span><text:span text:style-name="Source_20_Text"><text:span text:style-name="T14">Yo</text:span></text:span><text:span text:style-name="T4">.</text:span></text:p>
        <text:p text:style-name="P11">Notez qu'il existe bien des constantes en PHP. Nous y reviendrons quand nous aborderons la programmation orientée objet.</text:p>
        <text:section text:style-name="Sect1" text:name="quelques-mots-sur-les-r%C3%A9f%C3%A9rences">
          <text:h text:style-name="P4" text:outline-level="2">Quelques mots sur les références</text:h>
        </text:section>
        <text:p text:style-name="P7">Vous pourrez parfois être amenés à voir la forme suivante :</text:p>
        <text:p text:style-name="P5"><text:span text:style-name="Source_20_Text"><text:span text:style-name="T10">$msg1 = "Salut";</text:span></text:span></text:p>
        <text:p text:style-name="P5"><text:span text:style-name="Source_20_Text"><text:span text:style-name="T10">$msg2 = &amp;$msg1;</text:span></text:span></text:p>
        <text:p text:style-name="P6"><text:span text:style-name="T4">Notez l'usage de l'esperluette </text:span><text:span text:style-name="Source_20_Text"><text:span text:style-name="T14">&amp;</text:span></text:span><text:span text:style-name="T4">. Il s'agit de ce que l'on appelle une référence. Ici, la variable </text:span><text:span text:style-name="Source_20_Text"><text:span text:style-name="T14">$msg2</text:span></text:span><text:span text:style-name="T4"> ne devient pas une copie </text:span><text:span text:style-name="Source_20_Text"><text:span text:style-name="T14">$msg1</text:span></text:span><text:span text:style-name="T4"> comme vous pourriez vous y </text:span><text:soft-page-break/><text:span text:style-name="T4">attendre : elle crée un alias qui pointe vers la même valeur </text:span><text:span text:style-name="Source_20_Text"><text:span text:style-name="T14">"Salut"</text:span></text:span><text:span text:style-name="T4">. Nous ne nous retrouvons donc pas avec deux variables contenant chacune une copie de </text:span><text:span text:style-name="Source_20_Text"><text:span text:style-name="T14">"Salut"</text:span></text:span><text:span text:style-name="T4">, mais bien une valeur unique </text:span><text:span text:style-name="Source_20_Text"><text:span text:style-name="T14">"Salut"</text:span></text:span><text:span text:style-name="T4"> pouvant être appelée par deux noms différents.</text:span></text:p>
        <text:p text:style-name="P5"><text:span text:style-name="Source_20_Text"><text:span text:style-name="T10">function increment(&amp;$x) {</text:span></text:span></text:p>
        <text:p text:style-name="P5"><text:span text:style-name="Source_20_Text"><text:span text:style-name="T12"><text:s text:c="4"/></text:span></text:span><text:span text:style-name="Source_20_Text"><text:span text:style-name="T10">++$x;</text:span></text:span></text:p>
        <text:p text:style-name="P5"><text:span text:style-name="Source_20_Text"><text:span text:style-name="T10">}</text:span></text:span></text:p>
        <text:p text:style-name="P5"/>
        <text:p text:style-name="P5"><text:span text:style-name="Source_20_Text"><text:span text:style-name="T10">$number = 1;</text:span></text:span></text:p>
        <text:p text:style-name="P5"><text:span text:style-name="Source_20_Text"><text:span text:style-name="T10">increment($number);</text:span></text:span></text:p>
        <text:p text:style-name="P5"><text:span text:style-name="Source_20_Text"><text:span text:style-name="T10">echo($number);</text:span></text:span></text:p>
        <text:p text:style-name="P6"><text:span text:style-name="T4">Ceci est un passage par référence. En ajoutant </text:span><text:span text:style-name="Source_20_Text"><text:span text:style-name="T14">&amp;</text:span></text:span><text:span text:style-name="T4"> devant un argument lors de la définition d'une fonction, vous faites en sorte que cet argument soit passé en tant que référence et non en tant que copie à l'appel de la fonction. En somme, si vous modifiez la valeur de cet argument à l'intérieur de la fonction, elle sera également modifiée à l'extérieur. Ici, le code affichera </text:span><text:span text:style-name="Source_20_Text"><text:span text:style-name="T14">2</text:span></text:span><text:span text:style-name="T4">.</text:span></text:p>
        <text:p text:style-name="P6"><text:span text:style-name="T4">Nous vous montrons les références parce qu'elles existent. Vous les verrez parfois dans le code d'autres développeurs. Sachez toutefois que nous ne les utiliserons plus dans ce cours. En effet, il convient d'avoir une excellente compréhension du fonctionnement profond de PHP pour pouvoir utiliser intelligemment les références. PHP est déjà plus malin que l'on peut l'imaginer dans sa gestion de la mémoire, notamment grâce à la notion de </text:span><text:span text:style-name="Emphasis"><text:span text:style-name="T4">copy-on-write</text:span></text:span><text:span text:style-name="T4">. Un développeur inexpérimenté utilisant les références avec les meilleures intentions du monde amènera beaucoup plus de problèmes que de solutions. Les références sont le plus souvent sources de bugs et de complexité inutile du code. Sachez que, dans les cas d'usage que vous rencontrerez au début de votre carrière, les références seront toujours une mauvaise idée, révélatrices d'un mauvais design.</text:span></text:p>
      </text:section>
      <text:p text:style-name="P12">Modifié le: mercredi 14 octobre 2020, 14:05</text:p>
      <text:h text:style-name="P1" text:outline-level="2">3. Types</text:h>
      <text:section text:style-name="Sect1" text:name="Section3">
        <text:p text:style-name="Text_20_body"><text:bookmark text:name="app1"/></text:p>
        <text:section text:style-name="Sect1" text:name="Section4">
          <text:p text:style-name="Text_20_body"><text:bookmark text:name="pour-d%C3%A9marrer1"/></text:p>
        </text:section>
        <text:section text:style-name="Sect1" text:name="types">
          <text:h text:style-name="P4" text:outline-level="2">Types</text:h>
        </text:section>
        <text:p text:style-name="P7">On retrouve en PHP les types du javascript, à quelques différences près.</text:p>
        <text:section text:style-name="Sect1" text:name="cha%C3%AEnes-de-caract%C3%A8res">
          <text:h text:style-name="P4" text:outline-level="2">Chaînes de caractères</text:h>
        </text:section>
        <text:p text:style-name="P7">Il existe deux manières de déclarer une chaîne de caractères :</text:p>
        <text:p text:style-name="P5"><text:span text:style-name="Source_20_Text"><text:span text:style-name="T10">$txt1 = "Salut";</text:span></text:span></text:p>
        <text:p text:style-name="P5"><text:span text:style-name="Source_20_Text"><text:span text:style-name="T10">$txt2 = 'Salut';</text:span></text:span></text:p>
        <text:p text:style-name="P6"><text:span text:style-name="T4">Guillemets simples </text:span><text:span text:style-name="Source_20_Text"><text:span text:style-name="T14">''</text:span></text:span><text:span text:style-name="T4"> ou doubles </text:span><text:span text:style-name="Source_20_Text"><text:span text:style-name="T14">""</text:span></text:span><text:span text:style-name="T4">. Quelle différence ? Il faut parler de concaténation pour comprendre.</text:span></text:p>
        <text:p text:style-name="P5"><text:span text:style-name="Source_20_Text"><text:span text:style-name="T10">$place = 'la planète';</text:span></text:span></text:p>
        <text:p text:style-name="P5"><text:soft-page-break/><text:span text:style-name="Source_20_Text"><text:span text:style-name="T10">$msg = 'Salut ' . $place;</text:span></text:span></text:p>
        <text:p text:style-name="P5"><text:span text:style-name="Source_20_Text"><text:span text:style-name="T10">echo($msg);</text:span></text:span></text:p>
        <text:p text:style-name="P6"><text:span text:style-name="T4">Ce morceau de code affichera </text:span><text:span text:style-name="Source_20_Text"><text:span text:style-name="T14">Salut la planète</text:span></text:span><text:span text:style-name="T4">. Avec des chaînes à guillemets simples </text:span><text:span text:style-name="Source_20_Text"><text:span text:style-name="T14">''</text:span></text:span><text:span text:style-name="T4">, on concatène deux chaînes grâce au signe </text:span><text:span text:style-name="Source_20_Text"><text:span text:style-name="T14">.</text:span></text:span><text:span text:style-name="T4">, contrairement au javascript qui utilise le signe </text:span><text:span text:style-name="Source_20_Text"><text:span text:style-name="T14">+</text:span></text:span><text:span text:style-name="T4">. Mais des chaînes à guillemets doubles </text:span><text:span text:style-name="Source_20_Text"><text:span text:style-name="T14">""</text:span></text:span><text:span text:style-name="T4"> permettent d'intégrer les variables directement à la chaîne :</text:span></text:p>
        <text:p text:style-name="P5"><text:span text:style-name="Source_20_Text"><text:span text:style-name="T10">$place = 'la planète';</text:span></text:span></text:p>
        <text:p text:style-name="P5"><text:span text:style-name="Source_20_Text"><text:span text:style-name="T10">$msg = "Salut $place";</text:span></text:span></text:p>
        <text:p text:style-name="P5"><text:span text:style-name="Source_20_Text"><text:span text:style-name="T10">echo($msg);</text:span></text:span></text:p>
        <text:p text:style-name="P8">Sympa ! On peut aussi l'écrire avec des accolades.</text:p>
        <text:p text:style-name="P5"><text:span text:style-name="Source_20_Text"><text:span text:style-name="T10">$place = 'la planète';</text:span></text:span></text:p>
        <text:p text:style-name="P5"><text:span text:style-name="Source_20_Text"><text:span text:style-name="T10">$msg = "Salut {$place}";</text:span></text:span></text:p>
        <text:p text:style-name="P5"><text:span text:style-name="Source_20_Text"><text:span text:style-name="T10">echo($msg);</text:span></text:span></text:p>
        <text:p text:style-name="P8">Les accolades sont ici peu utiles et servent uniquement à la lisibilité, mais elles sont nécessaires dans certains cas, comme un appel de méthode sur un objet par exemple :</text:p>
        <text:p text:style-name="P5"><text:span text:style-name="Source_20_Text"><text:span text:style-name="T10">$user = new User();</text:span></text:span></text:p>
        <text:p text:style-name="P5"><text:span text:style-name="Source_20_Text"><text:span text:style-name="T10">$msg = "Salut {$user-&gt;getFirstName()}";</text:span></text:span></text:p>
        <text:p text:style-name="P5"><text:span text:style-name="Source_20_Text"><text:span text:style-name="T10">echo($msg);</text:span></text:span></text:p>
        <text:p text:style-name="P6"><text:span text:style-name="T4">Dans tous les cas, au bout du compte, une </text:span><text:span text:style-name="Emphasis"><text:span text:style-name="T4">string</text:span></text:span><text:span text:style-name="T4"> reste une </text:span><text:span text:style-name="Emphasis"><text:span text:style-name="T4">string</text:span></text:span><text:span text:style-name="T4"> et le type de la variable sera exactement le même qu'on l'ait déclarée avec </text:span><text:span text:style-name="Source_20_Text"><text:span text:style-name="T14">""</text:span></text:span><text:span text:style-name="T4"> ou avec </text:span><text:span text:style-name="Source_20_Text"><text:span text:style-name="T14">''</text:span></text:span></text:p>
        <text:p text:style-name="P10"><text:span text:style-name="T4">Si les guillemets doubles </text:span><text:span text:style-name="Source_20_Text"><text:span text:style-name="T14">""</text:span></text:span><text:span text:style-name="T4"> sont si utiles, pourquoi ne pas les utiliser tout le temps ?</text:span></text:p>
        <text:p text:style-name="P13"><text:span text:style-name="T4">Parce que quand PHP voit des </text:span><text:span text:style-name="Source_20_Text"><text:span text:style-name="T14">""</text:span></text:span><text:span text:style-name="T4">, il analyse systématiquement la chaîne pour y trouver des variables, même s'il n'y en a pas. Utiliser des </text:span><text:span text:style-name="Source_20_Text"><text:span text:style-name="T14">""</text:span></text:span><text:span text:style-name="T4"> sur une chaîne aussi simple que </text:span><text:span text:style-name="Source_20_Text"><text:span text:style-name="T14">Salut</text:span></text:span><text:span text:style-name="T4"> conduit donc à une analyse de texte inutile et une légère surconsommation des ressources du processeur. En bref, les guillemets simples </text:span><text:span text:style-name="Source_20_Text"><text:span text:style-name="T14">''</text:span></text:span><text:span text:style-name="T4"> sont plus performants et donc préférables quand on n'a pas besoin de concaténer des variables. Meilleures performances, moins d'électricité, moins de CO2.</text:span></text:p>
        <text:section text:style-name="Sect1" text:name="nombres">
          <text:h text:style-name="P4" text:outline-level="2">Nombres</text:h>
        </text:section>
        <text:p text:style-name="P6"><text:span text:style-name="T6">Contrairement au javascript qui emploie un type unique </text:span><text:span text:style-name="Source_20_Text"><text:span text:style-name="T15">Number</text:span></text:span><text:span text:style-name="T6">, le PHP distingue le type </text:span><text:span text:style-name="Source_20_Text"><text:span text:style-name="T15">integer</text:span></text:span><text:span text:style-name="T6"> (ou </text:span><text:span text:style-name="Source_20_Text"><text:span text:style-name="T15">int</text:span></text:span><text:span text:style-name="T6">) du type </text:span><text:span text:style-name="Source_20_Text"><text:span text:style-name="T15">float</text:span></text:span><text:span text:style-name="T6">, autrement dit les nombres entiers des nombres décimaux.</text:span></text:p>
        <text:p text:style-name="P6"><text:span text:style-name="T4">Quand vous comptez les personnes présentes dans une pièce, on vous entendra ainsi : « Un, deux, trois, quatre, [...] ». À moins d'être en présence de zombies, une personne vaut toujours </text:span><text:span text:style-name="Source_20_Text"><text:span text:style-name="T14">1</text:span></text:span><text:span text:style-name="T4">. Vous pouvez les additionner, les multiplier, etc., vous n'arriverez jamais à une fraction. Nombres entiers, ou </text:span><text:span text:style-name="Source_20_Text"><text:span text:style-name="T14">integer</text:span></text:span><text:span text:style-name="T4"> en PHP.</text:span></text:p>
        <text:p text:style-name="P6"><text:span text:style-name="T4">Quand vous prenez les mesures d'une fenêtre pour acheter des rideaux, vous trouverez potentiellement des valeurs telles que </text:span><text:span text:style-name="Source_20_Text"><text:span text:style-name="T14">40,25</text:span></text:span><text:span text:style-name="T4"> centimètres de hauteur et </text:span><text:span text:style-name="Source_20_Text"><text:span text:style-name="T14">80,55</text:span></text:span><text:span text:style-name="T4"> centimètres de largeur. Si par hasard vous aviez besoin de calculer l'aire de cette fenêtre (on a le droit de s'ennuyer), vous procéderiez au calcul </text:span><text:span text:style-name="Source_20_Text"><text:span text:style-name="T14">40.25 × </text:span></text:span><text:soft-page-break/><text:span text:style-name="Source_20_Text"><text:span text:style-name="T14">80.55</text:span></text:span><text:span text:style-name="T4"> pour obtenir le résultat de </text:span><text:span text:style-name="Source_20_Text"><text:span text:style-name="T14">3242,1375</text:span></text:span><text:span text:style-name="T4"> centimètres, que vous pourriez même arrondir à </text:span><text:span text:style-name="Source_20_Text"><text:span text:style-name="T14">3242,14</text:span></text:span><text:span text:style-name="T4">, convertir en mètres, etc. Nombres décimaux, ou </text:span><text:span text:style-name="Source_20_Text"><text:span text:style-name="T14">float</text:span></text:span><text:span text:style-name="T4"> en PHP.</text:span></text:p>
        <text:p text:style-name="P8">En dehors de cette légère distinction au niveau du type, la syntaxe ne diffère pas du javascript :</text:p>
        <text:p text:style-name="P5"><text:span text:style-name="Source_20_Text"><text:span text:style-name="T10">$x = 12;</text:span></text:span></text:p>
        <text:p text:style-name="P5"><text:span text:style-name="Source_20_Text"><text:span text:style-name="T10">$y = 45.263;</text:span></text:span></text:p>
        <text:section text:style-name="Sect1" text:name="bool%C3%A9ens">
          <text:h text:style-name="P4" text:outline-level="2">Booléens</text:h>
        </text:section>
        <text:p text:style-name="P6"><text:span text:style-name="T6">Les booléens </text:span><text:span text:style-name="Source_20_Text"><text:span text:style-name="T15">true</text:span></text:span><text:span text:style-name="T6"> et </text:span><text:span text:style-name="Source_20_Text"><text:span text:style-name="T15">false</text:span></text:span><text:span text:style-name="T6"> existent toujours. C'est le type </text:span><text:span text:style-name="Source_20_Text"><text:span text:style-name="T15">bool</text:span></text:span><text:span text:style-name="T6">, ou </text:span><text:span text:style-name="Source_20_Text"><text:span text:style-name="T15">boolean</text:span></text:span><text:span text:style-name="T6">.</text:span></text:p>
        <text:p text:style-name="P5"><text:span text:style-name="Source_20_Text"><text:span text:style-name="T10">$isUserAnonymous = false;</text:span></text:span></text:p>
        <text:p text:style-name="P5"/>
        <text:p text:style-name="P5"><text:span text:style-name="Source_20_Text"><text:span text:style-name="T10">if (!$isUserAnonymous) {</text:span></text:span></text:p>
        <text:p text:style-name="P5"><text:span text:style-name="Source_20_Text"><text:span text:style-name="T12"><text:s text:c="4"/></text:span></text:span><text:span text:style-name="Source_20_Text"><text:span text:style-name="T10">echo('Salut Jacques !');</text:span></text:span></text:p>
        <text:p text:style-name="P5"><text:span text:style-name="Source_20_Text"><text:span text:style-name="T10">}</text:span></text:span></text:p>
        <text:p text:style-name="P6"><text:span text:style-name="T4">Vous les verrez parfois orthographiés en majuscules : </text:span><text:span text:style-name="Source_20_Text"><text:span text:style-name="T14">TRUE</text:span></text:span><text:span text:style-name="T4"> et </text:span><text:span text:style-name="Source_20_Text"><text:span text:style-name="T14">FALSE</text:span></text:span><text:span text:style-name="T4">. C'est une ancienne habitude du C que le PHP autorise, mais on aura tendance à préférer les formes minuscules dans du code moderne.</text:span></text:p>
        <text:section text:style-name="Sect1" text:name="null">
          <text:h text:style-name="P4" text:outline-level="2">Null</text:h>
        </text:section>
        <text:p text:style-name="P6"><text:span text:style-name="T6">Le type </text:span><text:span text:style-name="Source_20_Text"><text:span text:style-name="T15">null</text:span></text:span><text:span text:style-name="T6">, qui ne peut être que de la valeur </text:span><text:span text:style-name="Source_20_Text"><text:span text:style-name="T15">null</text:span></text:span><text:span text:style-name="T6">, est également présent.</text:span></text:p>
        <text:p text:style-name="P5"><text:span text:style-name="Source_20_Text"><text:span text:style-name="T10">$user = null;</text:span></text:span></text:p>
        <text:p text:style-name="P5"/>
        <text:p text:style-name="P5"><text:span text:style-name="Source_20_Text"><text:span text:style-name="T10">if ($user === null) {</text:span></text:span></text:p>
        <text:p text:style-name="P5"><text:span text:style-name="Source_20_Text"><text:span text:style-name="T12"><text:s text:c="4"/></text:span></text:span><text:span text:style-name="Source_20_Text"><text:span text:style-name="T10">echo('Pas d\'utilisateur !');</text:span></text:span></text:p>
        <text:p text:style-name="P5"><text:span text:style-name="Source_20_Text"><text:span text:style-name="T10">}</text:span></text:span></text:p>
        <text:p text:style-name="P6"><text:span text:style-name="T4">Comme pour les booléens, une forme majuscule est possible : </text:span><text:span text:style-name="Source_20_Text"><text:span text:style-name="T14">NULL</text:span></text:span><text:span text:style-name="T4">. Et comme pour les booléens, c'est une forme un peu âgée qu'on évitera à moins de vraiment aimer la déco kitsch.</text:span></text:p>
        <text:section text:style-name="Sect1" text:name="tableaux">
          <text:h text:style-name="P4" text:outline-level="2">Tableaux</text:h>
        </text:section>
        <text:p text:style-name="P7">Un tableau PHP :</text:p>
        <text:p text:style-name="P5"><text:span text:style-name="Source_20_Text"><text:span text:style-name="T10">$numbers = [4, 6, 8];</text:span></text:span></text:p>
        <text:p text:style-name="P8">Vous verrez parfois l'ancienne syntaxe :</text:p>
        <text:p text:style-name="P5"><text:span text:style-name="Source_20_Text"><text:span text:style-name="T10">$numbers = array(4, 6, 8);</text:span></text:span></text:p>
        <text:p text:style-name="P6"><text:span text:style-name="T4">Cette façon de déclarer un tableau fonctionne toujours et ne présente aucune différence en termes de performances. De nos jours on va toutefois avoir tendance à favoriser les crochets </text:span><text:span text:style-name="Source_20_Text"><text:span text:style-name="T14">[]</text:span></text:span><text:span text:style-name="T4">. Ils sont plus courts et sont utilisés dans beaucoup d'autres langages pour représenter les tableaux, y compris le javascript, et sont donc visuellement plus intuitifs. Dans tous les cas, comme toujours, privilégiez de suivre le style et les conseils de vos formateurs. (:</text:span></text:p>
        <text:p text:style-name="P5"><text:soft-page-break/><text:span text:style-name="Source_20_Text"><text:span text:style-name="T10">$texts = ['Salut', 'Yo', 'Hey'];</text:span></text:span></text:p>
        <text:p text:style-name="P5"><text:span text:style-name="Source_20_Text"><text:span text:style-name="T10">echo($texts[0]);</text:span></text:span></text:p>
        <text:p text:style-name="P6"><text:span text:style-name="T4">Ce morceau de code affichera </text:span><text:span text:style-name="Source_20_Text"><text:span text:style-name="T14">Salut</text:span></text:span><text:span text:style-name="T4">. La variable </text:span><text:span text:style-name="Source_20_Text"><text:span text:style-name="T14">$texts</text:span></text:span><text:span text:style-name="T4"> contient un tableau à index numériques. Comme ceux du javascript, les clés de chaque valeur sont donc numérotées dans l'ordre de 0 à l'infini.</text:span></text:p>
        <text:p text:style-name="P8">Notez qu'en PHP, un tableau n'utilise pas forcément des index numériques.</text:p>
        <text:p text:style-name="P5"><text:span text:style-name="Source_20_Text"><text:span text:style-name="T10">$user = [</text:span></text:span></text:p>
        <text:p text:style-name="P5"><text:span text:style-name="Source_20_Text"><text:span text:style-name="T12"><text:s text:c="4"/></text:span></text:span><text:span text:style-name="Source_20_Text"><text:span text:style-name="T10">'firstName' =&gt; 'Magali',</text:span></text:span></text:p>
        <text:p text:style-name="P5"><text:span text:style-name="Source_20_Text"><text:span text:style-name="T12"><text:s text:c="4"/></text:span></text:span><text:span text:style-name="Source_20_Text"><text:span text:style-name="T10">'age' =&gt; 22,</text:span></text:span></text:p>
        <text:p text:style-name="P5"><text:span text:style-name="Source_20_Text"><text:span text:style-name="T12"><text:s text:c="4"/></text:span></text:span><text:span text:style-name="Source_20_Text"><text:span text:style-name="T10">'city' =&gt; 'Rennes'</text:span></text:span></text:p>
        <text:p text:style-name="P5"><text:span text:style-name="Source_20_Text"><text:span text:style-name="T10">];</text:span></text:span></text:p>
        <text:p text:style-name="P6"><text:span text:style-name="T4">Nous avons ici ce que l'on appellera un tableau associatif. Contrairement au tableau à index numériques, le tableau associatif n'utilise pas des clés numériques mais des </text:span><text:span text:style-name="Emphasis"><text:span text:style-name="T4">strings</text:span></text:span><text:span text:style-name="T4"> arbitrairement fixées par le développeur.</text:span></text:p>
        <text:p text:style-name="P8">Et comment accède-t-on à une valeur dans un tableau associatif ?</text:p>
        <text:p text:style-name="P5"><text:span text:style-name="Source_20_Text"><text:span text:style-name="T10">$values = [</text:span></text:span></text:p>
        <text:p text:style-name="P5"><text:span text:style-name="Source_20_Text"><text:span text:style-name="T12"><text:s text:c="4"/></text:span></text:span><text:span text:style-name="Source_20_Text"><text:span text:style-name="T10">'vegetable' =&gt; 'Échalote',</text:span></text:span></text:p>
        <text:p text:style-name="P5"><text:span text:style-name="Source_20_Text"><text:span text:style-name="T12"><text:s text:c="4"/></text:span></text:span><text:span text:style-name="Source_20_Text"><text:span text:style-name="T10">'fruit' =&gt; 'Fraise'</text:span></text:span></text:p>
        <text:p text:style-name="P5"><text:span text:style-name="Source_20_Text"><text:span text:style-name="T10">];</text:span></text:span></text:p>
        <text:p text:style-name="P5"/>
        <text:p text:style-name="P5"><text:span text:style-name="Source_20_Text"><text:span text:style-name="T10">$x = $values['vegetable'];</text:span></text:span></text:p>
        <text:p text:style-name="P5"/>
        <text:p text:style-name="P5"><text:span text:style-name="Source_20_Text"><text:span text:style-name="T10">echo($x);</text:span></text:span></text:p>
        <text:p text:style-name="P6"><text:span text:style-name="T4">Ce code affichera </text:span><text:span text:style-name="Source_20_Text"><text:span text:style-name="T14">Échalote</text:span></text:span><text:span text:style-name="T4">.</text:span></text:p>
        <text:p text:style-name="P6"><text:span text:style-name="T4">Bien que les clés soient différentes, les tableaux à index numériques et les tableaux associatifs relèvent du même type pour le PHP : c'est toujours un </text:span><text:span text:style-name="Source_20_Text"><text:span text:style-name="T14">array</text:span></text:span><text:span text:style-name="T4">.</text:span></text:p>
        <text:section text:style-name="Sect1" text:name="objets">
          <text:h text:style-name="P4" text:outline-level="2">Objets</text:h>
        </text:section>
        <text:p text:style-name="P6"><text:span text:style-name="T6">Les objets (type </text:span><text:span text:style-name="Source_20_Text"><text:span text:style-name="T15">object</text:span></text:span><text:span text:style-name="T6">) existent évidemment en PHP. Bien qu'officiellement le PHP soit un langage multi-paradigmes, officieusement il s'est imposé à travers les années comme un langage orienté objet. Presque tout son écosystème est développé autour de la POO.</text:span></text:p>
        <text:p text:style-name="P8">L'objet en PHP est un sujet trop complexe pour être abordé rapidement dans une sous-section. Nous y reviendrons vite en détails. (:</text:p>
        <text:section text:style-name="Sect1" text:name="autres">
          <text:h text:style-name="P4" text:outline-level="2">Autres</text:h>
        </text:section>
        <text:p text:style-name="P6"><text:span text:style-name="T6">Il existe quelques autres types en PHP, tels que </text:span><text:span text:style-name="Source_20_Text"><text:span text:style-name="T15">iterable</text:span></text:span><text:span text:style-name="T6"> et </text:span><text:span text:style-name="Source_20_Text"><text:span text:style-name="T15">callable</text:span></text:span><text:span text:style-name="T6">. Vous n'avez pas forcément besoin de les connaître tout de suite, la curiosité et le code vous y mèneront bien assez vite.</text:span></text:p>
        <text:section text:style-name="Sect1" text:name="conversions">
          <text:h text:style-name="P4" text:outline-level="2">Conversions</text:h>
        </text:section>
        <text:p text:style-name="P6"><text:soft-page-break/><text:span text:style-name="T6">Il existe plusieurs façons de pratiquer des conversions de types en PHP. Vous rencontrerez parfois, par exemple, la fonction </text:span><text:span text:style-name="Source_20_Text"><text:span text:style-name="T15">intval</text:span></text:span><text:span text:style-name="T6">. La syntaxe que nous allons vous montrer ici est cependant la plus intuitive et la plus cohérente, car c'est la même façon de faire pour tous les types :</text:span></text:p>
        <text:p text:style-name="P5"><text:span text:style-name="Source_20_Text"><text:span text:style-name="T10">$a = '1'; <text:s/>// '1'</text:span></text:span></text:p>
        <text:p text:style-name="P5"><text:span text:style-name="Source_20_Text"><text:span text:style-name="T10">$b = (int) '1'; <text:s/>// 1</text:span></text:span></text:p>
        <text:p text:style-name="P5"><text:span text:style-name="Source_20_Text"><text:span text:style-name="T10">$c = (float) '1'; <text:s/>// 1.0</text:span></text:span></text:p>
        <text:p text:style-name="P5"><text:span text:style-name="Source_20_Text"><text:span text:style-name="T10">$d = (bool) '1'; <text:s/>// true</text:span></text:span></text:p>
        <text:p text:style-name="P8">Très simple !</text:p>
        <text:p text:style-name="P6"><text:span text:style-name="T4">Jetez donc un œil à la </text:span><text:a xlink:type="simple" xlink:href="https://www.php.net/manual/en/language.types.type-juggling.php" text:style-name="Internet_20_link" text:visited-style-name="Visited_20_Internet_20_Link"><text:span text:style-name="T17">documentation</text:span></text:a><text:span text:style-name="T4"> pour avoir un apperçu des différents </text:span><text:span text:style-name="Emphasis"><text:span text:style-name="T4">casts</text:span></text:span><text:span text:style-name="T4"> possibles. On pensera notamment à </text:span><text:span text:style-name="Source_20_Text"><text:span text:style-name="T14">(string)</text:span></text:span><text:span text:style-name="T4">, </text:span><text:span text:style-name="Source_20_Text"><text:span text:style-name="T14">(array)</text:span></text:span><text:span text:style-name="T4">, etc.</text:span></text:p>
        <text:p text:style-name="P11">On retrouve cette syntaxe de conversion dans de nombreux langages comme le C, le java ou encore le C#. Elle est donc visuellement intuitive pour la plupart des développeurs.</text:p>
      </text:section>
      <text:p text:style-name="P12">Modifié le: mercredi 14 octobre 2020, 14:06</text:p>
      <text:h text:style-name="P1" text:outline-level="2">4. Conditions</text:h>
      <text:section text:style-name="Sect1" text:name="Section5">
        <text:p text:style-name="Text_20_body"><text:bookmark text:name="app2"/></text:p>
        <text:section text:style-name="Sect1" text:name="Section6">
          <text:p text:style-name="Text_20_body"><text:bookmark text:name="pour-d%C3%A9marrer2"/></text:p>
        </text:section>
        <text:section text:style-name="Sect1" text:name="comparaisons-et-conditions">
          <text:h text:style-name="P4" text:outline-level="2">Comparaisons et conditions</text:h>
        </text:section>
        <text:p text:style-name="P6"><text:span text:style-name="T6">Les conditions en PHP sont identiques au javascript, et on y retrouve les mêmes opérateurs de comparaison dans les expressions booléennes : </text:span><text:span text:style-name="Source_20_Text"><text:span text:style-name="T15">&lt;</text:span></text:span><text:span text:style-name="T6">, </text:span><text:span text:style-name="Source_20_Text"><text:span text:style-name="T15">&lt;=</text:span></text:span><text:span text:style-name="T6">, </text:span><text:span text:style-name="Source_20_Text"><text:span text:style-name="T15">&gt;</text:span></text:span><text:span text:style-name="T6">, </text:span><text:span text:style-name="Source_20_Text"><text:span text:style-name="T15">&gt;=</text:span></text:span><text:span text:style-name="T6">, </text:span><text:span text:style-name="Source_20_Text"><text:span text:style-name="T15">!=</text:span></text:span><text:span text:style-name="T6">, </text:span><text:span text:style-name="Source_20_Text"><text:span text:style-name="T15">!==</text:span></text:span><text:span text:style-name="T6">, </text:span><text:span text:style-name="Source_20_Text"><text:span text:style-name="T15">==</text:span></text:span><text:span text:style-name="T6">, </text:span><text:span text:style-name="Source_20_Text"><text:span text:style-name="T15">===</text:span></text:span><text:span text:style-name="T6">.</text:span></text:p>
        <text:p text:style-name="P5"><text:span text:style-name="Source_20_Text"><text:span text:style-name="T10">$msg = 'Salut';</text:span></text:span></text:p>
        <text:p text:style-name="P5"><text:span text:style-name="Source_20_Text"><text:span text:style-name="T10">if ($msg === 'Salut') {</text:span></text:span></text:p>
        <text:p text:style-name="P5"><text:span text:style-name="Source_20_Text"><text:span text:style-name="T12"><text:s text:c="4"/></text:span></text:span><text:span text:style-name="Source_20_Text"><text:span text:style-name="T10">echo($msg);</text:span></text:span></text:p>
        <text:p text:style-name="P5"><text:span text:style-name="Source_20_Text"><text:span text:style-name="T10">}</text:span></text:span></text:p>
        <text:p text:style-name="P10"><text:span text:style-name="T4">La recommandation concernant la comparaison d'égalité reste la même qu'en javascript : vous n'aurez jamais réellement besoin de </text:span><text:span text:style-name="Source_20_Text"><text:span text:style-name="T14">==</text:span></text:span><text:span text:style-name="T4"> et </text:span><text:span text:style-name="Source_20_Text"><text:span text:style-name="T14">!=</text:span></text:span><text:span text:style-name="T4">, ces opérateurs sont sources de bugs ; préférez toujours </text:span><text:span text:style-name="Source_20_Text"><text:span text:style-name="T14">===</text:span></text:span><text:span text:style-name="T4"> et </text:span><text:span text:style-name="Source_20_Text"><text:span text:style-name="T14">!==</text:span></text:span><text:span text:style-name="T4">.</text:span></text:p>
        <text:p text:style-name="P8">Le PHP a aussi deux opérateurs supplémentaires :</text:p>
        <text:list xml:id="list1883343579" text:style-name="L1">
          <text:list-item>
            <text:p text:style-name="P35"><text:span text:style-name="T4">La différence</text:span><text:span text:style-name="Source_20_Text"><text:span text:style-name="T14">&lt;&gt;</text:span></text:span><text:span text:style-name="T4">. Ce signe est très peu utilisé et a le même comportement que </text:span><text:span text:style-name="Source_20_Text"><text:span text:style-name="T14">!=</text:span></text:span><text:span text:style-name="T4">. À éviter, donc.</text:span></text:p>
          </text:list-item>
          <text:list-item>
            <text:p text:style-name="P35"><text:span text:style-name="T4">Le </text:span><text:span text:style-name="Emphasis"><text:span text:style-name="T4">spaceship operator</text:span></text:span><text:span text:style-name="T4"> </text:span><text:span text:style-name="Source_20_Text"><text:span text:style-name="T14">&lt;=&gt;</text:span></text:span><text:span text:style-name="T4">, qui sert aussi à comparer des nombres. Contrairement aux autres opérateurs, </text:span><text:span text:style-name="Source_20_Text"><text:span text:style-name="T14">&lt;=&gt;</text:span></text:span><text:span text:style-name="T4"> ne renvoie pas un booléen mais un nombre qui peut être </text:span><text:span text:style-name="Source_20_Text"><text:span text:style-name="T14">-1</text:span></text:span><text:span text:style-name="T4">, </text:span><text:span text:style-name="Source_20_Text"><text:span text:style-name="T14">0</text:span></text:span><text:span text:style-name="T4"> ou </text:span><text:span text:style-name="Source_20_Text"><text:span text:style-name="T14">1</text:span></text:span><text:span text:style-name="T4"> : </text:span><text:span text:style-name="Source_20_Text"><text:span text:style-name="T14">-1</text:span></text:span><text:span text:style-name="T4"> si le nombre de gauche est inférieur, </text:span><text:span text:style-name="Source_20_Text"><text:span text:style-name="T14">1</text:span></text:span><text:span text:style-name="T4"> si le nombre de gauche est supérieur, </text:span><text:span text:style-name="Source_20_Text"><text:span text:style-name="T14">0</text:span></text:span><text:span text:style-name="T4"> si les deux nombres sont égaux. En cela, ce n'est pas vraiment une expression booléenne, on ne l'utilise pas dans les conditions. Son usage est assez anecdotique, on l'emploie par exemple dans </text:span><text:soft-page-break/><text:span text:style-name="T4">la fonction </text:span><text:span text:style-name="Source_20_Text"><text:span text:style-name="T14">usort</text:span></text:span><text:span text:style-name="T4"> pour trier un tableau, n'allez donc pas le mettre partout... mais... c'est un vaisseau spatial. Et les vaisseaux spatiaux, c'est cool !</text:span></text:p>
          </text:list-item>
        </text:list>
        <text:section text:style-name="Sect1" text:name="switch">
          <text:h text:style-name="P4" text:outline-level="2">Switch</text:h>
        </text:section>
        <text:p text:style-name="P6"><text:span text:style-name="T6">Un </text:span><text:span text:style-name="Emphasis"><text:span text:style-name="T6">switch</text:span></text:span><text:span text:style-name="T6"> en PHP :</text:span></text:p>
        <text:p text:style-name="P5"><text:span text:style-name="Source_20_Text"><text:span text:style-name="T10">$x = 0;</text:span></text:span></text:p>
        <text:p text:style-name="P5"><text:span text:style-name="Source_20_Text"><text:span text:style-name="T10">switch ($x) {</text:span></text:span></text:p>
        <text:p text:style-name="P5"><text:span text:style-name="Source_20_Text"><text:span text:style-name="T12"><text:s text:c="4"/></text:span></text:span><text:span text:style-name="Source_20_Text"><text:span text:style-name="T10">case 0:</text:span></text:span></text:p>
        <text:p text:style-name="P5"><text:span text:style-name="Source_20_Text"><text:span text:style-name="T12"><text:s text:c="8"/></text:span></text:span><text:span text:style-name="Source_20_Text"><text:span text:style-name="T10">echo('Salut');</text:span></text:span></text:p>
        <text:p text:style-name="P5"><text:span text:style-name="Source_20_Text"><text:span text:style-name="T12"><text:s text:c="8"/></text:span></text:span><text:span text:style-name="Source_20_Text"><text:span text:style-name="T10">break;</text:span></text:span></text:p>
        <text:p text:style-name="P5"><text:span text:style-name="Source_20_Text"><text:span text:style-name="T12"><text:s text:c="4"/></text:span></text:span><text:span text:style-name="Source_20_Text"><text:span text:style-name="T10">case 1:</text:span></text:span></text:p>
        <text:p text:style-name="P5"><text:span text:style-name="Source_20_Text"><text:span text:style-name="T12"><text:s text:c="8"/></text:span></text:span><text:span text:style-name="Source_20_Text"><text:span text:style-name="T10">echo('Yo');</text:span></text:span></text:p>
        <text:p text:style-name="P5"><text:span text:style-name="Source_20_Text"><text:span text:style-name="T12"><text:s text:c="8"/></text:span></text:span><text:span text:style-name="Source_20_Text"><text:span text:style-name="T10">break;</text:span></text:span></text:p>
        <text:p text:style-name="P5"><text:span text:style-name="Source_20_Text"><text:span text:style-name="T12"><text:s text:c="4"/></text:span></text:span><text:span text:style-name="Source_20_Text"><text:span text:style-name="T10">default:</text:span></text:span></text:p>
        <text:p text:style-name="P5"><text:span text:style-name="Source_20_Text"><text:span text:style-name="T12"><text:s text:c="8"/></text:span></text:span><text:span text:style-name="Source_20_Text"><text:span text:style-name="T10">echo('Hey');</text:span></text:span></text:p>
        <text:p text:style-name="P5"><text:span text:style-name="Source_20_Text"><text:span text:style-name="T10">}</text:span></text:span></text:p>
        <text:p text:style-name="P6"><text:span text:style-name="T4">Ce code affichera </text:span><text:span text:style-name="Source_20_Text"><text:span text:style-name="T14">Salut</text:span></text:span><text:span text:style-name="T4">.</text:span></text:p>
      </text:section>
      <text:p text:style-name="P12">Modifié le: mercredi 14 octobre 2020, 14:06</text:p>
      <text:h text:style-name="P1" text:outline-level="2">5. Boucles</text:h>
      <text:section text:style-name="Sect1" text:name="Section7">
        <text:p text:style-name="Text_20_body"><text:bookmark text:name="app3"/></text:p>
        <text:section text:style-name="Sect1" text:name="Section8">
          <text:p text:style-name="Text_20_body"><text:bookmark text:name="pour-d%C3%A9marrer3"/></text:p>
        </text:section>
        <text:section text:style-name="Sect1" text:name="meanwhile-in-php">
          <text:h text:style-name="P4" text:outline-level="2">Meanwhile in PHP</text:h>
        </text:section>
        <text:p text:style-name="P7">La bonne nouvelle avec les structures de contrôle telles que les conditions et les boucles, c'est que la logique est sensiblement la même d'un langage impératif à un autre. Seule la syntaxe est souvent amenée à changer. Qu'on dise « chocolatine » ou « pain au chocolat », le goût sera vraisemblablement le même.</text:p>
        <text:p text:style-name="P8">Ce que vous avez appris en javascript au sujet des boucles est donc très valable en PHP, à quelques différences près. Faisons un petit tour d'horizon.</text:p>
        <text:section text:style-name="Sect1" text:name="boucle-while">
          <text:h text:style-name="P3" text:outline-level="2"><text:span text:style-name="T2">Boucle </text:span><text:span text:style-name="Emphasis"><text:span text:style-name="T2">while</text:span></text:span></text:h>
        </text:section>
        <text:p text:style-name="P5"><text:span text:style-name="Source_20_Text"><text:span text:style-name="T6">$i = 1;</text:span></text:span></text:p>
        <text:p text:style-name="P5"/>
        <text:p text:style-name="P5"><text:span text:style-name="Source_20_Text"><text:span text:style-name="T10">while ($i &lt; 4) {</text:span></text:span></text:p>
        <text:p text:style-name="P5"><text:span text:style-name="Source_20_Text"><text:span text:style-name="T12"><text:s text:c="4"/></text:span></text:span><text:span text:style-name="Source_20_Text"><text:span text:style-name="T10">echo $i;</text:span></text:span></text:p>
        <text:p text:style-name="P5"><text:span text:style-name="Source_20_Text"><text:span text:style-name="T12"><text:s text:c="4"/></text:span></text:span><text:span text:style-name="Source_20_Text"><text:span text:style-name="T10">++$i;</text:span></text:span></text:p>
        <text:p text:style-name="P5"><text:span text:style-name="Source_20_Text"><text:span text:style-name="T10">}</text:span></text:span></text:p>
        <text:p text:style-name="P6"><text:soft-page-break/><text:span text:style-name="T4">Rien de nouveau. La boucle </text:span><text:span text:style-name="Source_20_Text"><text:span text:style-name="T14">while</text:span></text:span><text:span text:style-name="T4"> continue de tourner tant que sa condition est évaluée à </text:span><text:span text:style-name="Source_20_Text"><text:span text:style-name="T14">true</text:span></text:span><text:span text:style-name="T4">. Exactement le même fonctionnement que la boucle </text:span><text:span text:style-name="Source_20_Text"><text:span text:style-name="T14">while</text:span></text:span><text:span text:style-name="T4"> du javascript.</text:span></text:p>
        <text:section text:style-name="Sect1" text:name="boucle-for">
          <text:h text:style-name="P3" text:outline-level="2"><text:span text:style-name="T2">Boucle </text:span><text:span text:style-name="Emphasis"><text:span text:style-name="T2">for</text:span></text:span></text:h>
        </text:section>
        <text:p text:style-name="P5"><text:span text:style-name="Source_20_Text"><text:span text:style-name="T6">$values = ['A', 'B', 'C', 'D'];</text:span></text:span></text:p>
        <text:p text:style-name="P5"/>
        <text:p text:style-name="P5"><text:span text:style-name="Source_20_Text"><text:span text:style-name="T10">for ($i = 0, $max = count($values); $i &lt; $max; ++$i) {</text:span></text:span></text:p>
        <text:p text:style-name="P5"><text:span text:style-name="Source_20_Text"><text:span text:style-name="T12"><text:s text:c="4"/></text:span></text:span><text:span text:style-name="Source_20_Text"><text:span text:style-name="T10">echo $values[$i];</text:span></text:span></text:p>
        <text:p text:style-name="P5"><text:span text:style-name="Source_20_Text"><text:span text:style-name="T10">}</text:span></text:span></text:p>
        <text:p text:style-name="P6"><text:span text:style-name="T4">Notre tableau à index numériques est parcouru de la même manière qu'on parcourt un </text:span><text:span text:style-name="Source_20_Text"><text:span text:style-name="T14">Array</text:span></text:span><text:span text:style-name="T4"> en javascript. On déclare un itérateur, et on l'incrémente à chaque tour de boucle en s'en servant comme clé numérique, jusqu'à atteindre la taille totale du tableau.</text:span></text:p>
        <text:p text:style-name="P11">Conseil d'optimisation</text:p>
        <text:p text:style-name="P13"><text:span text:style-name="T4">Notez la déclaration d'une variable </text:span><text:span text:style-name="Source_20_Text"><text:span text:style-name="T14">$max</text:span></text:span><text:span text:style-name="T4"> au premier tour de boucle. L'appel de la fonction </text:span><text:span text:style-name="Source_20_Text"><text:span text:style-name="T14">count</text:span></text:span><text:span text:style-name="T4"> est en effet coûteux en performances, aussi on ne le fait qu'une seule fois et on stocke le résultat dans une variable plutôt que demander au processeur de recalculer cette valeur à chaque tour de boucle.</text:span></text:p>
        <text:section text:style-name="Sect1" text:name="boucle-foreach">
          <text:h text:style-name="P3" text:outline-level="2"><text:span text:style-name="T2">Boucle </text:span><text:span text:style-name="Emphasis"><text:span text:style-name="T2">foreach</text:span></text:span></text:h>
        </text:section>
        <text:p text:style-name="P6"><text:span text:style-name="T6">La boucle </text:span><text:span text:style-name="Source_20_Text"><text:span text:style-name="T15">foreach</text:span></text:span><text:span text:style-name="T6"> en PHP est plus ou moins l'équivalent de la boucle </text:span><text:span text:style-name="Source_20_Text"><text:span text:style-name="T15">for ... of</text:span></text:span><text:span text:style-name="T6"> en javascript, pour dire les choses simplement, mais elle a tout de même beaucoup de particularités.</text:span></text:p>
        <text:p text:style-name="P6"><text:span text:style-name="T4">Elle permet notamment de parcourir un tableau associatif. En effet, si une boucle </text:span><text:span text:style-name="Source_20_Text"><text:span text:style-name="T14">for</text:span></text:span><text:span text:style-name="T4"> avec un itérateur est suffisante pour un tableau à index numériques, par nature elle ne peut pas boucler à travers des index associatifs.</text:span></text:p>
        <text:p text:style-name="P5"><text:span text:style-name="Source_20_Text"><text:span text:style-name="T10">$values = [</text:span></text:span></text:p>
        <text:p text:style-name="P5"><text:span text:style-name="Source_20_Text"><text:span text:style-name="T12"><text:s text:c="4"/></text:span></text:span><text:span text:style-name="Source_20_Text"><text:span text:style-name="T10">'msg' =&gt; 'Salut',</text:span></text:span></text:p>
        <text:p text:style-name="P5"><text:span text:style-name="Source_20_Text"><text:span text:style-name="T12"><text:s text:c="4"/></text:span></text:span><text:span text:style-name="Source_20_Text"><text:span text:style-name="T10">'name' =&gt; 'Jacques',</text:span></text:span></text:p>
        <text:p text:style-name="P5"><text:span text:style-name="Source_20_Text"><text:span text:style-name="T12"><text:s text:c="4"/></text:span></text:span><text:span text:style-name="Source_20_Text"><text:span text:style-name="T10">'age' =&gt; 45,</text:span></text:span></text:p>
        <text:p text:style-name="P5"><text:span text:style-name="Source_20_Text"><text:span text:style-name="T12"><text:s text:c="4"/></text:span></text:span><text:span text:style-name="Source_20_Text"><text:span text:style-name="T10">'city' =&gt; 'Rennes',</text:span></text:span></text:p>
        <text:p text:style-name="P5"><text:span text:style-name="Source_20_Text"><text:span text:style-name="T10">];</text:span></text:span></text:p>
        <text:p text:style-name="P5"/>
        <text:p text:style-name="P5"><text:span text:style-name="Source_20_Text"><text:span text:style-name="T10">foreach ($values as $key =&gt; $value) {</text:span></text:span></text:p>
        <text:p text:style-name="P5"><text:span text:style-name="Source_20_Text"><text:span text:style-name="T12"><text:s text:c="4"/></text:span></text:span><text:span text:style-name="Source_20_Text"><text:span text:style-name="T10">echo("Clé : $key.");</text:span></text:span></text:p>
        <text:p text:style-name="P5"><text:span text:style-name="Source_20_Text"><text:span text:style-name="T12"><text:s text:c="4"/></text:span></text:span><text:span text:style-name="Source_20_Text"><text:span text:style-name="T10">echo('&lt;br/&gt;');</text:span></text:span></text:p>
        <text:p text:style-name="P5"><text:span text:style-name="Source_20_Text"><text:span text:style-name="T12"><text:s text:c="4"/></text:span></text:span><text:span text:style-name="Source_20_Text"><text:span text:style-name="T10">echo("Valeur : $value."); <text:s text:c="3"/></text:span></text:span></text:p>
        <text:p text:style-name="P5"><text:span text:style-name="Source_20_Text"><text:span text:style-name="T10">}</text:span></text:span></text:p>
        <text:p text:style-name="P6"><text:soft-page-break/><text:span text:style-name="T4">Pas mal. À chaque itération, la boucle </text:span><text:span text:style-name="Source_20_Text"><text:span text:style-name="T14">foreach</text:span></text:span><text:span text:style-name="T4"> donne accès à la valeur courante du tableau, mais aussi à sa clé. La syntaxe </text:span><text:span text:style-name="Source_20_Text"><text:span text:style-name="T14">$values as $key =&gt; $value</text:span></text:span><text:span text:style-name="T4"> pourrait se traduire ainsi : « Parcours le tableau </text:span><text:span text:style-name="Source_20_Text"><text:span text:style-name="T14">$values</text:span></text:span><text:span text:style-name="T4">. À chaque itération, la clé courante s'appellera </text:span><text:span text:style-name="Source_20_Text"><text:span text:style-name="T14">$key</text:span></text:span><text:span text:style-name="T4">, et la valeur courante s'appellera </text:span><text:span text:style-name="Source_20_Text"><text:span text:style-name="T14">$value</text:span></text:span><text:span text:style-name="T4"> ». </text:span><text:span text:style-name="Source_20_Text"><text:span text:style-name="T14">$values</text:span></text:span><text:span text:style-name="T4"> est donc le tableau à parcourir, là où </text:span><text:span text:style-name="Source_20_Text"><text:span text:style-name="T14">$key</text:span></text:span><text:span text:style-name="T4"> et </text:span><text:span text:style-name="Source_20_Text"><text:span text:style-name="T14">$value</text:span></text:span><text:span text:style-name="T4"> sont ici des variables arbitrairement choisies par le développeur pour y assigner respectivement la clé et la valeur de l'itération en cours.</text:span></text:p>
        <text:p text:style-name="P8">Notez que si nous n'avons pas besoin de la clé, nous pouvons l'omettre.</text:p>
        <text:p text:style-name="P5"><text:span text:style-name="Source_20_Text"><text:span text:style-name="T10">$letters = ['a', 'b', 'c', 'd'];</text:span></text:span></text:p>
        <text:p text:style-name="P5"/>
        <text:p text:style-name="P5"><text:span text:style-name="Source_20_Text"><text:span text:style-name="T10">foreach ($letters as $letter) {</text:span></text:span></text:p>
        <text:p text:style-name="P5"><text:span text:style-name="Source_20_Text"><text:span text:style-name="T12"><text:s text:c="4"/></text:span></text:span><text:span text:style-name="Source_20_Text"><text:span text:style-name="T10">echo($letter);</text:span></text:span></text:p>
        <text:p text:style-name="P5"><text:span text:style-name="Source_20_Text"><text:span text:style-name="T10">}</text:span></text:span></text:p>
        <text:p text:style-name="P6"><text:span text:style-name="T4">Nous n'avons pas besoin de la clé, nous pouvons omettre son assignation pour n'écrire que </text:span><text:span text:style-name="Source_20_Text"><text:span text:style-name="T14">$letters as $letter</text:span></text:span><text:span text:style-name="T4">.</text:span></text:p>
        <text:p text:style-name="P11">Hé ! Mais c'était pas un tableau associatif, ça.</text:p>
        <text:p text:style-name="P13"><text:span text:style-name="T4">Bien sûr. Rien ne nous empêche d'utiliser la boucle </text:span><text:span text:style-name="Source_20_Text"><text:span text:style-name="T14">foreach</text:span></text:span><text:span text:style-name="T4"> pour parcourir un tableau à index numériques. On l'a dit, en PHP un tableau est un </text:span><text:span text:style-name="Source_20_Text"><text:span text:style-name="T14">array</text:span></text:span><text:span text:style-name="T4">, qu'il soit associatif ou non ne change pas son type. Pour être plus précis, il relève même du pseudo-type </text:span><text:span text:style-name="Source_20_Text"><text:span text:style-name="T14">iterable</text:span></text:span><text:span text:style-name="T4">, et toute valeur du type </text:span><text:span text:style-name="Source_20_Text"><text:span text:style-name="T14">iterable</text:span></text:span><text:span text:style-name="T4"> peut être traversée par une boucle </text:span><text:span text:style-name="Source_20_Text"><text:span text:style-name="T14">foreach</text:span></text:span><text:span text:style-name="T4">. En PHP, les tableaux sont </text:span><text:span text:style-name="Source_20_Text"><text:span text:style-name="T14">iterable</text:span></text:span><text:span text:style-name="T4">, mais c'est aussi le cas des objets implémentant l'interface </text:span><text:span text:style-name="Source_20_Text"><text:span text:style-name="T14">\Traversable</text:span></text:span><text:span text:style-name="T4">. Nous en avons déjà trop dit, tout cela devient un peu velu.</text:span></text:p>
        <text:p text:style-name="P13"><text:span text:style-name="T4">Pour l'heure, retenez simplement que </text:span><text:span text:style-name="Source_20_Text"><text:span text:style-name="T14">foreach</text:span></text:span><text:span text:style-name="T4"> permet de parcourir tous les tableaux, qu'ils soient associatifs ou non.</text:span></text:p>
        <text:section text:style-name="Sect1" text:name="boucle-do--while">
          <text:h text:style-name="P3" text:outline-level="2"><text:span text:style-name="T2">Boucle </text:span><text:span text:style-name="Emphasis"><text:span text:style-name="T2">do ... while</text:span></text:span></text:h>
        </text:section>
        <text:p text:style-name="P6"><text:span text:style-name="T6">Nous ne détaillerons pas ici la boucle </text:span><text:a xlink:type="simple" xlink:href="https://www.php.net/manual/en/control-structures.do.while.php" text:style-name="Internet_20_link" text:visited-style-name="Visited_20_Internet_20_Link"><text:span text:style-name="T19">do-while</text:span></text:a><text:span text:style-name="T6">. C'est une boucle </text:span><text:span text:style-name="Source_20_Text"><text:span text:style-name="T15">while</text:span></text:span><text:span text:style-name="T6"> dont la particularité est d'exécuter systématiquement une première fois son bloc d'instructions avant même de tester sa condition. Le bloc d'instructions sera donc toujours au moins exécuté une fois, même si la condition est fausse dès le départ.</text:span></text:p>
        <text:p text:style-name="P8">Elle est utile dans le monde du javascript, du java, etc. Bref, dans le monde du temps réel. En pratique, en PHP, vous l'utiliserez peut-être une fois tous les deux ans au cours de votre carrière, si vous êtes chanceux. ;p</text:p>
        <text:section text:style-name="Sect1" text:name="quand-utiliser-quoi">
          <text:h text:style-name="P4" text:outline-level="2">Quand utiliser quoi ?</text:h>
        </text:section>
        <text:p text:style-name="P6"><text:span text:style-name="T6">La boucle </text:span><text:span text:style-name="Source_20_Text"><text:span text:style-name="T15">while</text:span></text:span><text:span text:style-name="T6"> s'utilse rarement pour parcourir un tableau. On l'emploie plutôt pour boucler autour d'une vraie condition booléenne. Souvenez-vous par exemple de l'exercice en javascript où l'on continuait à boucler tant que l'utilisateur n'avait pas entré la bonne valeur. La boucle </text:span><text:span text:style-name="Source_20_Text"><text:span text:style-name="T15">while</text:span></text:span><text:span text:style-name="T6">, c'est littéralement </text:span><text:span text:style-name="Source_20_Text"><text:span text:style-name="T15">tant que</text:span></text:span><text:span text:style-name="T6">. En vérité vous la verrez assez peu souvent dans le contexte du PHP : comme le </text:span><text:span text:style-name="Source_20_Text"><text:span text:style-name="T15">do-while</text:span></text:span><text:span text:style-name="T6"> elle dépend philosophiquement d'un changement d'état parallèle à son exécution, ce qui arrive </text:span><text:soft-page-break/><text:span text:style-name="T6">très anecdotiquement dans un langage purement synchrone comme le PHP, où il faudra généralement qu'elle provoque elle-même ce changement d'état.</text:span></text:p>
        <text:p text:style-name="P10"><text:span text:style-name="T4">Notez qu'en soi rien n'empêche d'utiliser </text:span><text:span text:style-name="Source_20_Text"><text:span text:style-name="T14">while</text:span></text:span><text:span text:style-name="T4"> avec un itérateur, mais à ce moment autant utiliser un </text:span><text:span text:style-name="Source_20_Text"><text:span text:style-name="T14">for</text:span></text:span><text:span text:style-name="T4"> dont la syntaxe </text:span><text:span text:style-name="Emphasis"><text:span text:style-name="T4">inline</text:span></text:span><text:span text:style-name="T4"> est plus adaptée à ce besoin.</text:span></text:p>
        <text:p text:style-name="P6"><text:span text:style-name="T4">La boucle </text:span><text:span text:style-name="Source_20_Text"><text:span text:style-name="T14">for</text:span></text:span><text:span text:style-name="T4"> s'utilise essentiellement avec un itérateur. On a vu que l'itérateur pouvait servir à parcourir un tableau, mais ce n'est pas son seul usage. Le nombre d'itérations peut être arbitrairement fixé par le développeur pour exécuter une certaine action un certain nombre de fois. Vous serez par exemple amenés à développer des fonctions dont le rôle pourrait être de créer 1000 faux comptes utilisateurs en base de données à des fins de tests.</text:span></text:p>
        <text:p text:style-name="P6"><text:span text:style-name="T4">La boucle </text:span><text:span text:style-name="Source_20_Text"><text:span text:style-name="T14">foreach</text:span></text:span><text:span text:style-name="T4"> est exclusivement utilisée pour parcourir un </text:span><text:span text:style-name="Source_20_Text"><text:span text:style-name="T14">iterable</text:span></text:span><text:span text:style-name="T4">, ce qui inclut les tableaux. À ce titre elle est aussi plus lisible et moins sujette à bugs, même pour parcourir des tableaux à index numériques. Et elle est très performante : pour des raisons très techniques qu'on ne détaillera pas ici, en lecture seule, tant qu'on ne modifie pas le tableau, le </text:span><text:span text:style-name="Source_20_Text"><text:span text:style-name="T14">foreach</text:span></text:span><text:span text:style-name="T4"> peut même être plus rapide qu'un </text:span><text:span text:style-name="Source_20_Text"><text:span text:style-name="T14">for</text:span></text:span><text:span text:style-name="T4">.</text:span></text:p>
        <text:p text:style-name="P8">En résumé :</text:p>
        <text:list xml:id="list2089533236" text:style-name="L2">
          <text:list-item>
            <text:p text:style-name="P36"><text:span text:style-name="Source_20_Text"><text:span text:style-name="T14">while</text:span></text:span><text:span text:style-name="T4"> pour exécuter un bloc d'instructions tant qu'une condition factuelle est remplie, sans itérateur ;</text:span></text:p>
          </text:list-item>
          <text:list-item>
            <text:p text:style-name="P36"><text:span text:style-name="Source_20_Text"><text:span text:style-name="T14">for</text:span></text:span><text:span text:style-name="T4"> pour exécuter un bloc d'instructions certain nombre de fois, ou pour parcourir un tableau à index numérique ;</text:span></text:p>
          </text:list-item>
          <text:list-item>
            <text:p text:style-name="P36"><text:span text:style-name="Source_20_Text"><text:span text:style-name="T14">foreach</text:span></text:span><text:span text:style-name="T4"> pour parcourir tous les tableaux.</text:span></text:p>
          </text:list-item>
        </text:list>
        <text:p text:style-name="P8">Dans tous les cas, encore et toujours : suivez les préférences et conseils de vos formateurs.</text:p>
      </text:section>
      <text:p text:style-name="P12">Modifié le: mercredi 14 octobre 2020, 14:06</text:p>
      <text:h text:style-name="P1" text:outline-level="2">6. Fonctions</text:h>
      <text:section text:style-name="Sect1" text:name="Section9">
        <text:p text:style-name="Text_20_body"><text:bookmark text:name="app4"/></text:p>
        <text:section text:style-name="Sect1" text:name="Section10">
          <text:p text:style-name="Text_20_body"><text:bookmark text:name="pour-d%C3%A9marrer4"/></text:p>
        </text:section>
        <text:section text:style-name="Sect1" text:name="fonctions">
          <text:h text:style-name="P4" text:outline-level="2">Fonctions...</text:h>
        </text:section>
        <text:p text:style-name="P7">De base, une fonction PHP peut être déclarée de la même façon qu'en javascript.</text:p>
        <text:p text:style-name="P5"><text:span text:style-name="Source_20_Text"><text:span text:style-name="T10">function multiply($x, $y) {</text:span></text:span></text:p>
        <text:p text:style-name="P5"><text:span text:style-name="Source_20_Text"><text:span text:style-name="T12"><text:s text:c="4"/></text:span></text:span><text:span text:style-name="Source_20_Text"><text:span text:style-name="T10">return $x * $y;</text:span></text:span></text:p>
        <text:p text:style-name="P5"><text:span text:style-name="Source_20_Text"><text:span text:style-name="T10">}</text:span></text:span></text:p>
        <text:p text:style-name="P8">MAIS.</text:p>
        <text:p text:style-name="P8">Ce code fonctionne, bien sûr.</text:p>
        <text:p text:style-name="P8">MAIS.</text:p>
        <text:p text:style-name="P8">Vous faites comme vous voulez, hein.</text:p>
        <text:p text:style-name="P8">MAIS.</text:p>
        <text:section text:style-name="Sect1" text:name="-et-type-hinting">
          <text:h text:style-name="P3" text:outline-level="2"><text:soft-page-break/><text:span text:style-name="T2">... et </text:span><text:span text:style-name="Emphasis"><text:span text:style-name="T2">type hinting</text:span></text:span></text:h>
        </text:section>
        <text:p text:style-name="P7">En PHP, les types sont très importants. Le PHP permet de forcer les arguments d'une fonction à être de tel ou tel type, et il peut même forcer la fonction à ne renvoyer que tel ou tel type.</text:p>
        <text:p text:style-name="P5"><text:span text:style-name="Source_20_Text"><text:span text:style-name="T10">function addExclamationToMessage(string $message): string {</text:span></text:span></text:p>
        <text:p text:style-name="P5"><text:span text:style-name="Source_20_Text"><text:span text:style-name="T12"><text:s text:c="4"/></text:span></text:span><text:span text:style-name="Source_20_Text"><text:span text:style-name="T10">return $message . ' !';</text:span></text:span></text:p>
        <text:p text:style-name="P5"><text:span text:style-name="Source_20_Text"><text:span text:style-name="T10">}</text:span></text:span></text:p>
        <text:p text:style-name="P6"><text:span text:style-name="T4">Une fonction très (très) utile qui ajoute un point d'exclamation à une chaîne de caractères. L'argument </text:span><text:span text:style-name="Source_20_Text"><text:span text:style-name="T14">$message</text:span></text:span><text:span text:style-name="T4"> sera obligatoirement de type </text:span><text:span text:style-name="Source_20_Text"><text:span text:style-name="T14">string</text:span></text:span><text:span text:style-name="T4">, et la valeur de retour sera elle aussi obligatoirement de type </text:span><text:span text:style-name="Source_20_Text"><text:span text:style-name="T14">string</text:span></text:span><text:span text:style-name="T4">.</text:span></text:p>
        <text:p text:style-name="P6"><text:span text:style-name="T4">On traite un message, et on renvoie ce message modifié. En somme, on traite une </text:span><text:span text:style-name="Source_20_Text"><text:span text:style-name="T14">string</text:span></text:span><text:span text:style-name="T4">, et on renvoie une </text:span><text:span text:style-name="Source_20_Text"><text:span text:style-name="T14">string</text:span></text:span><text:span text:style-name="T4">. Là où en javascript il fallait faire confiance au développeur pour ne pas se tromper et renvoyer par exemple un nombre, le PHP permet de forcer le programme à ne pas accepter autre chose que le type explicitement requis.</text:span></text:p>
        <text:p text:style-name="P6"><text:span text:style-name="T4">Ce comportement s'appelle le </text:span><text:span text:style-name="Emphasis"><text:span text:style-name="T4">type hinting</text:span></text:span><text:span text:style-name="T4">. Par exemple, le code suivant causera immédiatement un bug :</text:span></text:p>
        <text:p text:style-name="P5"><text:span text:style-name="Source_20_Text"><text:span text:style-name="T10">function addExclamationToMessage(string $message): string {</text:span></text:span></text:p>
        <text:p text:style-name="P5"><text:span text:style-name="Source_20_Text"><text:span text:style-name="T12"><text:s text:c="4"/></text:span></text:span><text:span text:style-name="Source_20_Text"><text:span text:style-name="T10">return [$message, '!'];</text:span></text:span></text:p>
        <text:p text:style-name="P5"><text:span text:style-name="Source_20_Text"><text:span text:style-name="T10">}</text:span></text:span></text:p>
        <text:p text:style-name="P6"><text:span text:style-name="T4">PHP attend une </text:span><text:span text:style-name="Source_20_Text"><text:span text:style-name="T14">string</text:span></text:span><text:span text:style-name="T4"> en retour, il ne va pas être content quand il verra qu'on tente de renvoyer un </text:span><text:span text:style-name="Source_20_Text"><text:span text:style-name="T14">array</text:span></text:span><text:span text:style-name="T4">. Il lèvera une erreur sans attendre. Cela permet de chasser un bug très en amont, en ne laissant même pas une valeur erronée quitter sa fonction. Si on laissait cette fonction </text:span><text:span text:style-name="Source_20_Text"><text:span text:style-name="T14">addExclamationToMessage</text:span></text:span><text:span text:style-name="T4"> renvoyer un tableau, cela pourrait au bout du compte induire un bug très sournois et difficile à traquer bien plus loin dans l'exécution du programme.</text:span></text:p>
        <text:p text:style-name="P8">En typant les valeurs d'entrée et de sortie des fonctions, on tue de très nombreux bugs potentiels dans l'œuf.</text:p>
        <text:p text:style-name="P10"><text:span text:style-name="T4">Si le </text:span><text:span text:style-name="Emphasis"><text:span text:style-name="T4">type hinting</text:span></text:span><text:span text:style-name="T4"> n'est techniquement pas obligatoire, dans le sens où PHP ne l'impose pas, c'est bien pus qu'une simple bonne pratique : c'est devenu indispensable dans le monde professionnel.</text:span></text:p>
        <text:p text:style-name="P13"><text:span text:style-name="T4">Selon vos niveaux respectifs à ce stade de la formation, vos formateurs prendront peut-être la décision de ne pas vous faire typer les fonctions tout de suite afin de suivre votre rythme. Respectez cette décision, vos formateurs savent ce qu'ils font. Vous viendrez au </text:span><text:span text:style-name="Emphasis"><text:span text:style-name="T4">type hinting</text:span></text:span><text:span text:style-name="T4"> bien assez vite. (:</text:span></text:p>
        <text:section text:style-name="Sect1" text:name="types-nullables">
          <text:h text:style-name="P4" text:outline-level="2">Types nullables</text:h>
        </text:section>
        <text:p text:style-name="P6"><text:span text:style-name="T6">Depuis sa version 7.2 (2017), PHP propose une syntaxe très pratique pour dire qu'une valeur peut être soit d'un certain type, soit </text:span><text:span text:style-name="Source_20_Text"><text:span text:style-name="T15">null</text:span></text:span><text:span text:style-name="T6">. Le type </text:span><text:span text:style-name="Source_20_Text"><text:span text:style-name="T15">null</text:span></text:span><text:span text:style-name="T6"> représentant l'absence de valeur, il se marie bien avec les autres types pour dire par exemple « cette valeur est soit un nombre soit rien du tout ».</text:span></text:p>
        <text:p text:style-name="P6"><text:soft-page-break/><text:span text:style-name="T4">Pour spécifier un type nullable, on ajoute simplement un point d'interrogation devant le nom du type : </text:span><text:span text:style-name="Source_20_Text"><text:span text:style-name="T14">?string</text:span></text:span><text:span text:style-name="T4">, </text:span><text:span text:style-name="Source_20_Text"><text:span text:style-name="T14">?int</text:span></text:span><text:span text:style-name="T4">, etc. Exemple :</text:span></text:p>
        <text:p text:style-name="P5"><text:span text:style-name="Source_20_Text"><text:span text:style-name="T10">function getNameFromUser(array $user): ?string {</text:span></text:span></text:p>
        <text:p text:style-name="P5"><text:span text:style-name="Source_20_Text"><text:span text:style-name="T12"><text:s text:c="4"/></text:span></text:span><text:span text:style-name="Source_20_Text"><text:span text:style-name="T10">if (isset($user['name']) &amp;&amp; is_string($user['name'])) {</text:span></text:span></text:p>
        <text:p text:style-name="P5"><text:span text:style-name="Source_20_Text"><text:span text:style-name="T12"><text:s text:c="8"/></text:span></text:span><text:span text:style-name="Source_20_Text"><text:span text:style-name="T10">return $user['name'];</text:span></text:span></text:p>
        <text:p text:style-name="P5"><text:span text:style-name="Source_20_Text"><text:span text:style-name="T12"><text:s text:c="4"/></text:span></text:span><text:span text:style-name="Source_20_Text"><text:span text:style-name="T10">}</text:span></text:span></text:p>
        <text:p text:style-name="P5"/>
        <text:p text:style-name="P5"><text:span text:style-name="Source_20_Text"><text:span text:style-name="T12"><text:s text:c="4"/></text:span></text:span><text:span text:style-name="Source_20_Text"><text:span text:style-name="T10">return null;</text:span></text:span></text:p>
        <text:p text:style-name="P5"><text:span text:style-name="Source_20_Text"><text:span text:style-name="T10">}</text:span></text:span></text:p>
        <text:p text:style-name="P6"><text:span text:style-name="T4">Si le tableau </text:span><text:span text:style-name="Source_20_Text"><text:span text:style-name="T14">$user</text:span></text:span><text:span text:style-name="T4"> contient bien un index </text:span><text:span text:style-name="Source_20_Text"><text:span text:style-name="T14">name</text:span></text:span><text:span text:style-name="T4">, et que la valeur trouvée à cet index est bien une </text:span><text:span text:style-name="Source_20_Text"><text:span text:style-name="T14">string</text:span></text:span><text:span text:style-name="T4">, alors on la retourne. La fonction retourne alors une </text:span><text:span text:style-name="Source_20_Text"><text:span text:style-name="T14">string</text:span></text:span><text:span text:style-name="T4">.</text:span></text:p>
        <text:p text:style-name="P6"><text:span text:style-name="T4">Si, au contraire, le tableau </text:span><text:span text:style-name="Source_20_Text"><text:span text:style-name="T14">$user</text:span></text:span><text:span text:style-name="T4"> ne contient pas d'index </text:span><text:span text:style-name="Source_20_Text"><text:span text:style-name="T14">name</text:span></text:span><text:span text:style-name="T4">, ou que cet index </text:span><text:span text:style-name="Source_20_Text"><text:span text:style-name="T14">name</text:span></text:span><text:span text:style-name="T4"> existe mais présente autre chose qu'une </text:span><text:span text:style-name="Source_20_Text"><text:span text:style-name="T14">string</text:span></text:span><text:span text:style-name="T4">, alors la fonction retourne </text:span><text:span text:style-name="Source_20_Text"><text:span text:style-name="T14">null</text:span></text:span><text:span text:style-name="T4">.</text:span></text:p>
        <text:p text:style-name="P6"><text:span text:style-name="T4">Nous avons donc une fonction qui retourne soit une </text:span><text:span text:style-name="Source_20_Text"><text:span text:style-name="T14">string</text:span></text:span><text:span text:style-name="T4"> soit </text:span><text:span text:style-name="Source_20_Text"><text:span text:style-name="T14">null</text:span></text:span><text:span text:style-name="T4">. Son retour est par conséquent typé à </text:span><text:span text:style-name="Source_20_Text"><text:span text:style-name="T14">?string</text:span></text:span><text:span text:style-name="T4">.</text:span></text:p>
        <text:p text:style-name="P8">Notez que si cela fonctionne avec les valeurs de retour, c'est aussi valable pour les valeurs d'entrée.</text:p>
        <text:section text:style-name="Sect1" text:name="valeurs-par-d%C3%A9faut">
          <text:h text:style-name="P4" text:outline-level="2">Valeurs par défaut</text:h>
        </text:section>
        <text:p text:style-name="P7">Comme en javascript, on peut définir des valeurs par défaut pour les arguments.</text:p>
        <text:p text:style-name="P5"><text:span text:style-name="Source_20_Text"><text:span text:style-name="T10">function appendPunctuation(string $str, string $punctuation = '.'): string {</text:span></text:span></text:p>
        <text:p text:style-name="P5"><text:span text:style-name="Source_20_Text"><text:span text:style-name="T12"><text:s text:c="4"/></text:span></text:span><text:span text:style-name="Source_20_Text"><text:span text:style-name="T10">return $str . $punctuation;</text:span></text:span></text:p>
        <text:p text:style-name="P5"><text:span text:style-name="Source_20_Text"><text:span text:style-name="T10">}</text:span></text:span></text:p>
        <text:p text:style-name="P5"/>
        <text:p text:style-name="P5"><text:span text:style-name="Source_20_Text"><text:span text:style-name="T10">echo appendPunctuation('Salut');</text:span></text:span></text:p>
        <text:p text:style-name="P6"><text:span text:style-name="T4">En omettant ici le deuxième argument lors de l'appel de la fonction, on le laisse utiliser sa valeur par défaut </text:span><text:span text:style-name="Source_20_Text"><text:span text:style-name="T14">'.'</text:span></text:span><text:span text:style-name="T4">. Ce code affiche donc </text:span><text:span text:style-name="Source_20_Text"><text:span text:style-name="T14">Salut.</text:span></text:span><text:span text:style-name="T4">.</text:span></text:p>
        <text:section text:style-name="Sect1" text:name="declarestrict_types1">
          <text:h text:style-name="P4" text:outline-level="2">declare(strict_types=1);</text:h>
        </text:section>
        <text:p text:style-name="P7">Et... non !</text:p>
        <text:p text:style-name="P6"><text:span text:style-name="T4">Il est trop tôt pour vous expliquer </text:span><text:span text:style-name="Source_20_Text"><text:span text:style-name="T14">declare(strict_types=1);</text:span></text:span><text:span text:style-name="T4">. Cette petite section n'est ici que pour mettre sournoisement cette notion dans votre tête, et forcer vos formateurs à vous l'expliquer un jour... héhé !</text:span></text:p>
      </text:section>
      <text:p text:style-name="P12">Modifié le: mercredi 14 octobre 2020, 14:06</text:p>
      <text:h text:style-name="P1" text:outline-level="2">7. Classes</text:h>
      <text:section text:style-name="Sect1" text:name="Section11">
        <text:p text:style-name="Text_20_body"><text:bookmark text:name="app5"/></text:p>
        <text:section text:style-name="Sect1" text:name="Section12">
          <text:p text:style-name="Text_20_body"><text:bookmark text:name="pour-d%C3%A9marrer5"/></text:p>
        </text:section>
        <text:section text:style-name="Sect1" text:name="les-objets-en-php">
          <text:h text:style-name="P4" text:outline-level="2"><text:soft-page-break/>Les objets en PHP</text:h>
        </text:section>
        <text:p text:style-name="P7">Cette section de cours ne va pas traiter en détails la Programmation Orientée Objets en PHP. C'est un sujet très complet qui vous prendra des jours, des semaines, des mois, des années à appréhender. Vous serez introduits au paradigme de la POO bien assez vite au cours de cette formation.</text:p>
        <text:p text:style-name="P8">Ceci dit, sans aller jusqu'à la POO à proprement parler, vous avez déjà vu et utilisé des classes en javascript.</text:p>
        <text:p text:style-name="P8">Il est en effet possible d'utiliser ponctuellement des objets dans un code qui ne relève pas strictement de la POO. Là où la POO répond à des problématiques complexes et apporte une architecture très propre à des projets d'une certaine échelle, un simple cocktail de code procédural et d'objets peut parfois suffire à résoudre des problèmes simples.</text:p>
        <text:p text:style-name="P6"><text:span text:style-name="T4">On va alors, par exemple, réserver l'utilisation d'objets au transport de données et de </text:span><text:span text:style-name="Emphasis"><text:span text:style-name="T4">state</text:span></text:span><text:span text:style-name="T4">, là où le reste du code sera fondé sur l'emploi de simples fonctions. À titre théorique, donc, même si vous ne créerez pas encore beaucoup d'objets lors de ces premiers jours de PHP, nous allons vous en montrer rapidement la syntaxe basique.</text:span></text:p>
        <text:section text:style-name="Sect1" text:name="classes">
          <text:h text:style-name="P4" text:outline-level="2">Classes</text:h>
        </text:section>
        <text:p text:style-name="P5"><text:span text:style-name="Source_20_Text"><text:span text:style-name="T6">class User</text:span></text:span></text:p>
        <text:p text:style-name="P5"><text:span text:style-name="Source_20_Text"><text:span text:style-name="T10">{</text:span></text:span></text:p>
        <text:p text:style-name="P5"><text:span text:style-name="Source_20_Text"><text:span text:style-name="T12"><text:s text:c="4"/></text:span></text:span><text:span text:style-name="Source_20_Text"><text:span text:style-name="T10">private string $firstName;</text:span></text:span></text:p>
        <text:p text:style-name="P5"><text:span text:style-name="Source_20_Text"><text:span text:style-name="T12"><text:s text:c="4"/></text:span></text:span><text:span text:style-name="Source_20_Text"><text:span text:style-name="T10">private string $lastName;</text:span></text:span></text:p>
        <text:p text:style-name="P5"><text:span text:style-name="Source_20_Text"><text:span text:style-name="T12"><text:s text:c="4"/></text:span></text:span><text:span text:style-name="Source_20_Text"><text:span text:style-name="T10">private int $age;</text:span></text:span></text:p>
        <text:p text:style-name="P5"/>
        <text:p text:style-name="P5"><text:span text:style-name="Source_20_Text"><text:span text:style-name="T12"><text:s text:c="4"/></text:span></text:span><text:span text:style-name="Source_20_Text"><text:span text:style-name="T10">public function __construct(string $firstName, string $lastName, int $age)</text:span></text:span></text:p>
        <text:p text:style-name="P5"><text:span text:style-name="Source_20_Text"><text:span text:style-name="T12"><text:s text:c="4"/></text:span></text:span><text:span text:style-name="Source_20_Text"><text:span text:style-name="T10">{</text:span></text:span></text:p>
        <text:p text:style-name="P5"><text:span text:style-name="Source_20_Text"><text:span text:style-name="T12"><text:s text:c="8"/></text:span></text:span><text:span text:style-name="Source_20_Text"><text:span text:style-name="T10">$this-&gt;firstName = $firstName;</text:span></text:span></text:p>
        <text:p text:style-name="P5"><text:span text:style-name="Source_20_Text"><text:span text:style-name="T12"><text:s text:c="8"/></text:span></text:span><text:span text:style-name="Source_20_Text"><text:span text:style-name="T10">$this-&gt;lastName = $lastName;</text:span></text:span></text:p>
        <text:p text:style-name="P5"><text:span text:style-name="Source_20_Text"><text:span text:style-name="T12"><text:s text:c="8"/></text:span></text:span><text:span text:style-name="Source_20_Text"><text:span text:style-name="T10">$this-&gt;age = $age;</text:span></text:span></text:p>
        <text:p text:style-name="P5"><text:span text:style-name="Source_20_Text"><text:span text:style-name="T12"><text:s text:c="4"/></text:span></text:span><text:span text:style-name="Source_20_Text"><text:span text:style-name="T10">}</text:span></text:span></text:p>
        <text:p text:style-name="P5"/>
        <text:p text:style-name="P5"><text:span text:style-name="Source_20_Text"><text:span text:style-name="T12"><text:s text:c="4"/></text:span></text:span><text:span text:style-name="Source_20_Text"><text:span text:style-name="T10">public function getFirstName(): string</text:span></text:span></text:p>
        <text:p text:style-name="P5"><text:span text:style-name="Source_20_Text"><text:span text:style-name="T12"><text:s text:c="4"/></text:span></text:span><text:span text:style-name="Source_20_Text"><text:span text:style-name="T10">{</text:span></text:span></text:p>
        <text:p text:style-name="P5"><text:span text:style-name="Source_20_Text"><text:span text:style-name="T12"><text:s text:c="8"/></text:span></text:span><text:span text:style-name="Source_20_Text"><text:span text:style-name="T10">return $this-&gt;firstName;</text:span></text:span></text:p>
        <text:p text:style-name="P5"><text:span text:style-name="Source_20_Text"><text:span text:style-name="T12"><text:s text:c="4"/></text:span></text:span><text:span text:style-name="Source_20_Text"><text:span text:style-name="T10">}</text:span></text:span></text:p>
        <text:p text:style-name="P5"/>
        <text:p text:style-name="P5"><text:span text:style-name="Source_20_Text"><text:span text:style-name="T12"><text:s text:c="4"/></text:span></text:span><text:span text:style-name="Source_20_Text"><text:span text:style-name="T10">public function getLastName(): string</text:span></text:span></text:p>
        <text:p text:style-name="P5"><text:span text:style-name="Source_20_Text"><text:span text:style-name="T12"><text:s text:c="4"/></text:span></text:span><text:span text:style-name="Source_20_Text"><text:span text:style-name="T10">{</text:span></text:span></text:p>
        <text:p text:style-name="P5"><text:span text:style-name="Source_20_Text"><text:span text:style-name="T12"><text:s text:c="8"/></text:span></text:span><text:span text:style-name="Source_20_Text"><text:span text:style-name="T10">return $this-&gt;lastName;</text:span></text:span></text:p>
        <text:p text:style-name="P5"><text:span text:style-name="Source_20_Text"><text:span text:style-name="T12"><text:s text:c="4"/></text:span></text:span><text:span text:style-name="Source_20_Text"><text:span text:style-name="T10">}</text:span></text:span></text:p>
        <text:p text:style-name="P5"><text:soft-page-break/></text:p>
        <text:p text:style-name="P5"><text:span text:style-name="Source_20_Text"><text:span text:style-name="T12"><text:s text:c="4"/></text:span></text:span><text:span text:style-name="Source_20_Text"><text:span text:style-name="T10">public function getAge(): int</text:span></text:span></text:p>
        <text:p text:style-name="P5"><text:span text:style-name="Source_20_Text"><text:span text:style-name="T12"><text:s text:c="4"/></text:span></text:span><text:span text:style-name="Source_20_Text"><text:span text:style-name="T10">{</text:span></text:span></text:p>
        <text:p text:style-name="P5"><text:span text:style-name="Source_20_Text"><text:span text:style-name="T12"><text:s text:c="8"/></text:span></text:span><text:span text:style-name="Source_20_Text"><text:span text:style-name="T10">return $this-&gt;age;</text:span></text:span></text:p>
        <text:p text:style-name="P5"><text:span text:style-name="Source_20_Text"><text:span text:style-name="T12"><text:s text:c="4"/></text:span></text:span><text:span text:style-name="Source_20_Text"><text:span text:style-name="T10">}</text:span></text:span></text:p>
        <text:p text:style-name="P5"/>
        <text:p text:style-name="P5"><text:span text:style-name="Source_20_Text"><text:span text:style-name="T12"><text:s text:c="4"/></text:span></text:span><text:span text:style-name="Source_20_Text"><text:span text:style-name="T10">public function getFullName(): string</text:span></text:span></text:p>
        <text:p text:style-name="P5"><text:span text:style-name="Source_20_Text"><text:span text:style-name="T12"><text:s text:c="4"/></text:span></text:span><text:span text:style-name="Source_20_Text"><text:span text:style-name="T10">{</text:span></text:span></text:p>
        <text:p text:style-name="P5"><text:span text:style-name="Source_20_Text"><text:span text:style-name="T12"><text:s text:c="8"/></text:span></text:span><text:span text:style-name="Source_20_Text"><text:span text:style-name="T10">return $this-&gt;firstName . ' ' . $this-&gt;lastName;</text:span></text:span></text:p>
        <text:p text:style-name="P5"><text:span text:style-name="Source_20_Text"><text:span text:style-name="T12"><text:s text:c="4"/></text:span></text:span><text:span text:style-name="Source_20_Text"><text:span text:style-name="T10">}</text:span></text:span></text:p>
        <text:p text:style-name="P5"/>
        <text:p text:style-name="P5"><text:span text:style-name="Source_20_Text"><text:span text:style-name="T12"><text:s text:c="4"/></text:span></text:span><text:span text:style-name="Source_20_Text"><text:span text:style-name="T10">public function sayMessage(string $message): void</text:span></text:span></text:p>
        <text:p text:style-name="P5"><text:span text:style-name="Source_20_Text"><text:span text:style-name="T12"><text:s text:c="4"/></text:span></text:span><text:span text:style-name="Source_20_Text"><text:span text:style-name="T10">{</text:span></text:span></text:p>
        <text:p text:style-name="P5"><text:span text:style-name="Source_20_Text"><text:span text:style-name="T12"><text:s text:c="8"/></text:span></text:span><text:span text:style-name="Source_20_Text"><text:span text:style-name="T10">echo $message;</text:span></text:span></text:p>
        <text:p text:style-name="P5"><text:span text:style-name="Source_20_Text"><text:span text:style-name="T12"><text:s text:c="4"/></text:span></text:span><text:span text:style-name="Source_20_Text"><text:span text:style-name="T10">}</text:span></text:span></text:p>
        <text:p text:style-name="P5"><text:span text:style-name="Source_20_Text"><text:span text:style-name="T10">}</text:span></text:span></text:p>
        <text:p text:style-name="P6"><text:span text:style-name="T4">Et pour créer une instance de cette classe </text:span><text:span text:style-name="Source_20_Text"><text:span text:style-name="T14">User</text:span></text:span><text:span text:style-name="T4"> :</text:span></text:p>
        <text:p text:style-name="P5"><text:span text:style-name="Source_20_Text"><text:span text:style-name="T10">$user = new User('Magali', 'Dupont', 22);</text:span></text:span></text:p>
        <text:p text:style-name="P5"/>
        <text:p text:style-name="P5"><text:span text:style-name="Source_20_Text"><text:span text:style-name="T10">$userFirstName = $user-&gt;getFullName(); <text:s/>// 'Magali Dupont'</text:span></text:span></text:p>
        <text:p text:style-name="P8">En fait, cela ressemble aux classes que vous avez déjà vues en javascript. À deux ou trois poils de vache près ! Voyons ces quelques différences :</text:p>
        <text:list xml:id="list2177164280" text:style-name="L3">
          <text:list-item>
            <text:p text:style-name="P37"><text:span text:style-name="T4">Souvenez-vous du </text:span><text:span text:style-name="Emphasis"><text:span text:style-name="T4">type hinting</text:span></text:span><text:span text:style-name="T4"> sur les fonctions : cela s'applique également aux méthodes d'une classe.</text:span></text:p>
          </text:list-item>
          <text:list-item>
            <text:p text:style-name="P37"><text:span text:style-name="T4">Depuis PHP 7.4 (2019), les propriétés d'une classes peuvent aussi être typées. Comme le </text:span><text:span text:style-name="Emphasis"><text:span text:style-name="T4">type hinting</text:span></text:span><text:span text:style-name="T4">, ce n'est pas techniquement obligatoire mais fortement recommandé.</text:span></text:p>
          </text:list-item>
          <text:list-item>
            <text:p text:style-name="P37"><text:span text:style-name="T4">On précise toujours la visibilité d'une méthode ou d'une propriété : </text:span><text:span text:style-name="Source_20_Text"><text:span text:style-name="T14">public</text:span></text:span><text:span text:style-name="T4">, </text:span><text:span text:style-name="Source_20_Text"><text:span text:style-name="T14">protected</text:span></text:span><text:span text:style-name="T4"> ou </text:span><text:span text:style-name="Source_20_Text"><text:span text:style-name="T14">private</text:span></text:span><text:span text:style-name="T4">. Visibilité ? Ne vous inquiétez pas, vous reverrez cela en détails lors du cours sur la POO.</text:span></text:p>
          </text:list-item>
          <text:list-item>
            <text:p text:style-name="P37"><text:span text:style-name="T4">L'accès aux propriétés et méthodes ne se fait pas grâce à un point </text:span><text:span text:style-name="Source_20_Text"><text:span text:style-name="T14">.</text:span></text:span><text:span text:style-name="T4"> mais avec une flèche </text:span><text:span text:style-name="Source_20_Text"><text:span text:style-name="T14">-&gt;</text:span></text:span><text:span text:style-name="T4">.</text:span></text:p>
          </text:list-item>
          <text:list-item>
            <text:p text:style-name="P38">La syntaxe du constructeur est différente mais la logique est la même.</text:p>
          </text:list-item>
        </text:list>
        <text:section text:style-name="Sect1" text:name="cest-tout">
          <text:h text:style-name="P4" text:outline-level="2">C'est tout ?</text:h>
        </text:section>
        <text:p text:style-name="P7">Pour l'instant, oui. Comme nous l'avons dit plus haut, la POO est un sujet énorme, il est encore trop tôt pour le grand plongeon en apnée. Des gros mots tels que « polymorphisme » ou « encapsulation » vous seront bien assez vite jetés au visage tels des seaux d'acide, ne vous en faites pas !</text:p>
        <text:p text:style-name="P8"><text:soft-page-break/>Savoir déclarer une classe simple, et créer des instances de cette classe, est déjà une belle base. (:</text:p>
      </text:section>
      <text:p text:style-name="P12">Modifié le: mercredi 14 octobre 2020, 14:06</text:p>
      <text:h text:style-name="P1" text:outline-level="2">8. Conventions</text:h>
      <text:section text:style-name="Sect1" text:name="Section13">
        <text:p text:style-name="Text_20_body"><text:bookmark text:name="app6"/></text:p>
        <text:section text:style-name="Sect1" text:name="Section14">
          <text:p text:style-name="Text_20_body"><text:bookmark text:name="pour-d%C3%A9marrer6"/></text:p>
        </text:section>
        <text:section text:style-name="Sect1" text:name="les-conventions-cest-bien">
          <text:h text:style-name="P4" text:outline-level="2">Les conventions c'est bien</text:h>
        </text:section>
        <text:p text:style-name="P6"><text:span text:style-name="T6">Nous disions qu'en javascript les développeurs ont souvent leurs préférences personnelles sur beaucoup de sujets. Point-virgule ou pas point-virgule, </text:span><text:span text:style-name="Source_20_Text"><text:span text:style-name="T15">let</text:span></text:span><text:span text:style-name="T6"> ou </text:span><text:span text:style-name="Source_20_Text"><text:span text:style-name="T15">const</text:span></text:span><text:span text:style-name="T6">, etc.</text:span></text:p>
        <text:p text:style-name="P6"><text:span text:style-name="T4">Nous disions aussi que le PHP était un monde beaucoup plus normé. On y trouve en effet une convention mondialement acceptée et appliquée qui est le </text:span><text:span text:style-name="Source_20_Text"><text:span text:style-name="T14">PSR-12</text:span></text:span><text:span text:style-name="T4"> (anciennement </text:span><text:span text:style-name="Source_20_Text"><text:span text:style-name="T14">PSR-2</text:span></text:span><text:span text:style-name="T4">).</text:span></text:p>
        <text:p text:style-name="P6"><text:span text:style-name="T4">Nous vous invitons à jeter un œil à la spécification </text:span><text:a xlink:type="simple" xlink:href="https://www.php-fig.org/psr/psr-12/" text:style-name="Internet_20_link" text:visited-style-name="Visited_20_Internet_20_Link"><text:span text:style-name="T17">PSR-12</text:span></text:a><text:span text:style-name="T4">. Il s'agit d'un ensemble de règles de style à essayer de respecter au maximum dans un code professionnel. Indentation à 4 espaces, espace entre le </text:span><text:span text:style-name="Source_20_Text"><text:span text:style-name="T14">if</text:span></text:span><text:span text:style-name="T4"> et la parenthèse, variables et fonctions en </text:span><text:span text:style-name="Emphasis"><text:span text:style-name="T4">camelCase</text:span></text:span><text:span text:style-name="T4">, etc. Autant de règles provenant du PSR-12 et appliquées par la très large majorité des développeurs PHP à travers le monde.</text:span></text:p>
        <text:section text:style-name="Sect1" text:name="mais-pourquoi-respecter-des-r%C3%A8gles">
          <text:h text:style-name="P4" text:outline-level="2">Mais pourquoi respecter des règles ?</text:h>
        </text:section>
        <text:p text:style-name="P7">Le fait de respecter des conventions syntaxiques uniformes permet de rendre nos codes plus intuitifs. Quand vous lisez le code d'un développeur qui respecte les mêmes conventions que vous, vous comprenez très vite sa logique, c'est un style que vous avez l'habitude de voir. Vous pouvez ainsi facilement travailler avec des développeuses et développeurs de tous les pays et de toutes les entreprises sans aucun problème, et c'est d'ailleurs aussi pour cette raison que l'on code toujours en anglais.</text:p>
        <text:p text:style-name="P6"><text:span text:style-name="T4">Un code qui ne respecte aucune convention peut même être rédhibitoire pour un potentiel futur employeur qui regarderait votre travail. Si quelques libertés stylistiques seront toujours défendables, et vous en prendrez évidemment parfois, un code totalement </text:span><text:span text:style-name="Emphasis"><text:span text:style-name="T4">freestyle</text:span></text:span><text:span text:style-name="T4"> n'aura pour effet que de refléter un certain amateurisme aux yeux d'un professionnel.</text:span></text:p>
        <text:section text:style-name="Sect1" text:name="moi-je-moi-je">
          <text:h text:style-name="P4" text:outline-level="2">Moi je moi je</text:h>
        </text:section>
        <text:p text:style-name="P7">Et moi si je veux avoir mon propre style ?</text:p>
        <text:p text:style-name="P8">Vous aurez votre propre style. Le PSR-12 ne couvre pas absolument tous les cas de figure imaginables. Ce sont des conventions basiques, aussi simples que « fourchette à gauche et couteau à droite ».</text:p>
        <text:p text:style-name="P8">Vous ne saluez pas les gens de la main gauche parce que vous suivez les conventions de votre monde. Savoir si vous mettez l'accolade à la ligne ou non en <text:soft-page-break/>déclarant une fonction est secondaire. Ce n'est pas important, ce n'est pas représentatif de votre personnalité. Sur des questions aussi triviales vous respecterez autant que possible le PSR-12. Votre style personnel ne se situera dans de sombres histoires d'accolades et de parenthèses, mais dans votre approche des problèmes, dans votre logique, dans votre algorithmie. Vos collègues et vous-mêmes reconnaîtrez votre code à son architecture globale, à l'élégance de vos solutions, à votre façon de résoudre les problématiques que vous rencontrerez. Pas à vos retours à la ligne ou votre indentation.</text:p>
        <text:p text:style-name="P8">Vous n'appliquerez probablement pas 100 % du PSR-12. De toute façon vous ne le connaîtrez pas par cœur, et personne ne vous demandera cela. On utilise même parfois des outils pour automatiquement formater notre code au PSR-12. Mais ayez l'humilité de vous dire que cette convention a été écrite par des personnes très compétentes qui avaient derrière chaque décision de très bons arguments.</text:p>
        <text:section text:style-name="Sect1" text:name="priorit%C3%A9-au-bon-sens">
          <text:h text:style-name="P4" text:outline-level="2">Priorité au bon sens</text:h>
        </text:section>
        <text:p text:style-name="P7">Tout ceci étant dit, sachez tout de même qu'il faut savoir faire preuve de bon sens et de flexibilité. Il vous arrivera peut-être de travailler dans des équipes qui ne respectent pas le PSR-12, et ont au contraire des conventions internes qui leur sont propres. À ce moment, bien entendu, vous respecterez en priorité les consignes de vos collègues et le style des projets dans lesquels vous travaillerez.</text:p>
        <text:p text:style-name="P8">Notez que, encore une fois, cela vaut aussi pour vos formateurs. Ils sont pour ainsi dire vos chefs de projet, vos dieux tout-puissants, et quoi qu'il arrive vous accorderez la priorité à leurs conseils et préférences ; même s'ils contredisent entièrement cette section du cours. (:</text:p>
      </text:section>
      <text:p text:style-name="P12">Modifié le: mercredi 14 octobre 2020, 14:07</text:p>
      <text:h text:style-name="P1" text:outline-level="2">9. echo</text:h>
      <text:section text:style-name="Sect1" text:name="Section15">
        <text:p text:style-name="Text_20_body"><text:bookmark text:name="app7"/></text:p>
        <text:section text:style-name="Sect1" text:name="Section16">
          <text:p text:style-name="Text_20_body"><text:bookmark text:name="pour-d%C3%A9marrer7"/></text:p>
        </text:section>
        <text:section text:style-name="Sect1" text:name="echo">
          <text:h text:style-name="P4" text:outline-level="2">echo</text:h>
        </text:section>
        <text:p text:style-name="P7">Après avoir parcouru quelques différences syntaxiquesentre le javascript et le PHP, après avoir eu quelques mots autour du PSR-12, nous allons bientôt pouvoir commencer la pratique.</text:p>
        <text:p text:style-name="P8">Avant les exercices, il va falloir au préalable comprendre comment fonctionne un fichier PHP.</text:p>
        <text:p text:style-name="P8">À l'origine, le PHP est créé pour dynamiser le HTML. Au lieu de présenter des pages web statiques, le PHP permet de calculer à la volée certains morceaux de HTML. Prenons l'exemple suivant :</text:p>
        <text:p text:style-name="P5"><text:span text:style-name="Source_20_Text"><text:span text:style-name="T10">&lt;!DOCTYPE html&gt;</text:span></text:span></text:p>
        <text:p text:style-name="P5"><text:span text:style-name="Source_20_Text"><text:span text:style-name="T10">&lt;html lang="fr-FR"&gt;</text:span></text:span></text:p>
        <text:p text:style-name="P5"><text:span text:style-name="Source_20_Text"><text:span text:style-name="T12"><text:s text:c="2"/></text:span></text:span><text:span text:style-name="Source_20_Text"><text:span text:style-name="T10">&lt;head&gt;</text:span></text:span></text:p>
        <text:p text:style-name="P5"><text:soft-page-break/><text:span text:style-name="Source_20_Text"><text:span text:style-name="T12"><text:s text:c="4"/></text:span></text:span><text:span text:style-name="Source_20_Text"><text:span text:style-name="T10">&lt;meta charset="UTF-8"&gt;</text:span></text:span></text:p>
        <text:p text:style-name="P5"><text:span text:style-name="Source_20_Text"><text:span text:style-name="T12"><text:s text:c="4"/></text:span></text:span><text:span text:style-name="Source_20_Text"><text:span text:style-name="T10">&lt;title&gt;Hey&lt;/title&gt;</text:span></text:span></text:p>
        <text:p text:style-name="P5"><text:span text:style-name="Source_20_Text"><text:span text:style-name="T12"><text:s text:c="2"/></text:span></text:span><text:span text:style-name="Source_20_Text"><text:span text:style-name="T10">&lt;/head&gt;</text:span></text:span></text:p>
        <text:p text:style-name="P5"><text:span text:style-name="Source_20_Text"><text:span text:style-name="T12"><text:s text:c="2"/></text:span></text:span><text:span text:style-name="Source_20_Text"><text:span text:style-name="T10">&lt;body&gt;</text:span></text:span></text:p>
        <text:p text:style-name="P5"><text:span text:style-name="Source_20_Text"><text:span text:style-name="T12"><text:s text:c="4"/></text:span></text:span><text:span text:style-name="Source_20_Text"><text:span text:style-name="T10">&lt;h1&gt;Nous sommes le 30 07 2020&lt;/h1&gt;</text:span></text:span></text:p>
        <text:p text:style-name="P5"><text:span text:style-name="Source_20_Text"><text:span text:style-name="T12"><text:s text:c="2"/></text:span></text:span><text:span text:style-name="Source_20_Text"><text:span text:style-name="T10">&lt;/body&gt;</text:span></text:span></text:p>
        <text:p text:style-name="P5"><text:span text:style-name="Source_20_Text"><text:span text:style-name="T10">&lt;/html&gt;</text:span></text:span></text:p>
        <text:p text:style-name="P8">Cette page affiche en titre principal la date. Mais à moins que les lois de la physique aient beaucoup changé depuis la première rédaction de ce cours, il y a de fortes probabilités pour que l'on ne soit plus le 30 07 2020.</text:p>
        <text:p text:style-name="P5"><text:span text:style-name="Source_20_Text"><text:span text:style-name="T10">&lt;?php</text:span></text:span></text:p>
        <text:p text:style-name="P5"/>
        <text:p text:style-name="P5"><text:span text:style-name="Source_20_Text"><text:span text:style-name="T10">function getCurrentDate(): string {</text:span></text:span></text:p>
        <text:p text:style-name="P5"><text:span text:style-name="Source_20_Text"><text:span text:style-name="T12"><text:s text:c="4"/></text:span></text:span><text:span text:style-name="Source_20_Text"><text:span text:style-name="T10">return date('d m Y');</text:span></text:span></text:p>
        <text:p text:style-name="P5"><text:span text:style-name="Source_20_Text"><text:span text:style-name="T10">}</text:span></text:span></text:p>
        <text:p text:style-name="P5"/>
        <text:p text:style-name="P5"><text:span text:style-name="Source_20_Text"><text:span text:style-name="T10">?&gt;</text:span></text:span></text:p>
        <text:p text:style-name="P5"/>
        <text:p text:style-name="P5"><text:span text:style-name="Source_20_Text"><text:span text:style-name="T10">&lt;!DOCTYPE html&gt;</text:span></text:span></text:p>
        <text:p text:style-name="P5"><text:span text:style-name="Source_20_Text"><text:span text:style-name="T10">&lt;html lang="fr-FR"&gt;</text:span></text:span></text:p>
        <text:p text:style-name="P5"><text:span text:style-name="Source_20_Text"><text:span text:style-name="T12"><text:s text:c="2"/></text:span></text:span><text:span text:style-name="Source_20_Text"><text:span text:style-name="T10">&lt;head&gt;</text:span></text:span></text:p>
        <text:p text:style-name="P5"><text:span text:style-name="Source_20_Text"><text:span text:style-name="T12"><text:s text:c="4"/></text:span></text:span><text:span text:style-name="Source_20_Text"><text:span text:style-name="T10">&lt;meta charset="UTF-8"&gt;</text:span></text:span></text:p>
        <text:p text:style-name="P5"><text:span text:style-name="Source_20_Text"><text:span text:style-name="T12"><text:s text:c="4"/></text:span></text:span><text:span text:style-name="Source_20_Text"><text:span text:style-name="T10">&lt;title&gt;Hey&lt;/title&gt;</text:span></text:span></text:p>
        <text:p text:style-name="P5"><text:span text:style-name="Source_20_Text"><text:span text:style-name="T12"><text:s text:c="2"/></text:span></text:span><text:span text:style-name="Source_20_Text"><text:span text:style-name="T10">&lt;/head&gt;</text:span></text:span></text:p>
        <text:p text:style-name="P5"><text:span text:style-name="Source_20_Text"><text:span text:style-name="T12"><text:s text:c="2"/></text:span></text:span><text:span text:style-name="Source_20_Text"><text:span text:style-name="T10">&lt;body&gt;</text:span></text:span></text:p>
        <text:p text:style-name="P5"><text:span text:style-name="Source_20_Text"><text:span text:style-name="T12"><text:s text:c="4"/></text:span></text:span><text:span text:style-name="Source_20_Text"><text:span text:style-name="T10">&lt;h1&gt;Nous sommes le &lt;?php echo getCurrentDate(); ?&gt;&lt;/h1&gt;</text:span></text:span></text:p>
        <text:p text:style-name="P5"><text:span text:style-name="Source_20_Text"><text:span text:style-name="T12"><text:s text:c="2"/></text:span></text:span><text:span text:style-name="Source_20_Text"><text:span text:style-name="T10">&lt;/body&gt;</text:span></text:span></text:p>
        <text:p text:style-name="P5"><text:span text:style-name="Source_20_Text"><text:span text:style-name="T10">&lt;/html&gt;</text:span></text:span></text:p>
        <text:p text:style-name="P8">Voilà, nous avons commencé à parsemer notre HTML de bouts de PHP.</text:p>
        <text:p text:style-name="P6"><text:span text:style-name="T4">En premier lieu nous déclarons notre fonction </text:span><text:span text:style-name="Source_20_Text"><text:span text:style-name="T14">getCurrentDate()</text:span></text:span><text:span text:style-name="T4">, qui ne fait pas grand-chose d'autre qu'utiliser la fonction PHP </text:span><text:span text:style-name="Source_20_Text"><text:span text:style-name="T14">date</text:span></text:span><text:span text:style-name="T4">.</text:span></text:p>
        <text:p text:style-name="P6"><text:span text:style-name="T4">Puis, dans notre fameux titre principal, nous utilisons cette fois la fonction </text:span><text:span text:style-name="Source_20_Text"><text:span text:style-name="T14">echo</text:span></text:span><text:span text:style-name="T4"> pour afficher le retour de l'appel de </text:span><text:span text:style-name="Source_20_Text"><text:span text:style-name="T14">getCurrentDate</text:span></text:span><text:span text:style-name="T4">.</text:span></text:p>
        <text:p text:style-name="P6"><text:span text:style-name="T4">La fonction </text:span><text:span text:style-name="Source_20_Text"><text:span text:style-name="T14">echo</text:span></text:span><text:span text:style-name="T4"> est donc primordiale en PHP, son rôle est d'afficher une chaîne de caractères dans du HTML. Même dans un programme qui contiendrait des dizaines de milliers de lignes de code, </text:span><text:span text:style-name="Source_20_Text"><text:span text:style-name="T14">echo</text:span></text:span><text:span text:style-name="T4"> des résultats dans le HTML est le but final du PHP.</text:span></text:p>
        <text:p text:style-name="P8">Afficher une chaîne de caractères dans du HTML, c'est tout ? C'est toute la base du web. Qu'est-ce qu'une page HTML sinon un grand fichier de texte ? Il s'agit dans tous les cas de construire du texte. Le PHP nous permet de dynamiser ce texte, de ne pas nous contenter d'un HTML statiquement fixé.</text:p>
        <text:p text:style-name="P10"><text:soft-page-break/><text:span text:style-name="Source_20_Text"><text:span text:style-name="T14">echo</text:span></text:span><text:span text:style-name="T4"> est l'une des rares fonctions où les parenthèses ne sont pas obligatoires. </text:span><text:span text:style-name="Source_20_Text"><text:span text:style-name="T14">echo('Salut')</text:span></text:span><text:span text:style-name="T4"> fonctionne aussi bien que </text:span><text:span text:style-name="Source_20_Text"><text:span text:style-name="T14">echo 'Salut'</text:span></text:span><text:span text:style-name="T4">. Et on a d'ailleurs tendance à privilégier cette seconde syntaxe.</text:span></text:p>
        <text:section text:style-name="Sect1" text:name="php--et-syntaxe-courte">
          <text:h text:style-name="P3" text:outline-level="2"><text:span text:style-name="Source_20_Text"><text:span text:style-name="T21">&lt;?php ?&gt;</text:span></text:span><text:span text:style-name="T2"> et syntaxe courte</text:span></text:h>
        </text:section>
        <text:p text:style-name="P6"><text:span text:style-name="T6">Intégré à du HTML, le PHP est enclavé entre sa balise ouvrante </text:span><text:span text:style-name="Source_20_Text"><text:span text:style-name="T15">&lt;?php</text:span></text:span><text:span text:style-name="T6"> et sa balise fermante </text:span><text:span text:style-name="Source_20_Text"><text:span text:style-name="T15">?&gt;</text:span></text:span><text:span text:style-name="T6">.</text:span></text:p>
        <text:p text:style-name="P8">Il existe une exception à cela. Reprenons notre exemple :</text:p>
        <text:p text:style-name="P5"><text:span text:style-name="Source_20_Text"><text:span text:style-name="T10">&lt;?php</text:span></text:span></text:p>
        <text:p text:style-name="P5"/>
        <text:p text:style-name="P5"><text:span text:style-name="Source_20_Text"><text:span text:style-name="T10">function getCurrentDate(): string {</text:span></text:span></text:p>
        <text:p text:style-name="P5"><text:span text:style-name="Source_20_Text"><text:span text:style-name="T12"><text:s text:c="4"/></text:span></text:span><text:span text:style-name="Source_20_Text"><text:span text:style-name="T10">return date('d m Y');</text:span></text:span></text:p>
        <text:p text:style-name="P5"><text:span text:style-name="Source_20_Text"><text:span text:style-name="T10">}</text:span></text:span></text:p>
        <text:p text:style-name="P5"/>
        <text:p text:style-name="P5"><text:span text:style-name="Source_20_Text"><text:span text:style-name="T10">?&gt;</text:span></text:span></text:p>
        <text:p text:style-name="P5"/>
        <text:p text:style-name="P5"><text:span text:style-name="Source_20_Text"><text:span text:style-name="T10">&lt;!DOCTYPE html&gt;</text:span></text:span></text:p>
        <text:p text:style-name="P5"><text:span text:style-name="Source_20_Text"><text:span text:style-name="T10">&lt;html lang="fr-FR"&gt;</text:span></text:span></text:p>
        <text:p text:style-name="P5"><text:span text:style-name="Source_20_Text"><text:span text:style-name="T12"><text:s text:c="2"/></text:span></text:span><text:span text:style-name="Source_20_Text"><text:span text:style-name="T10">&lt;head&gt;</text:span></text:span></text:p>
        <text:p text:style-name="P5"><text:span text:style-name="Source_20_Text"><text:span text:style-name="T12"><text:s text:c="4"/></text:span></text:span><text:span text:style-name="Source_20_Text"><text:span text:style-name="T10">&lt;meta charset="UTF-8"&gt;</text:span></text:span></text:p>
        <text:p text:style-name="P5"><text:span text:style-name="Source_20_Text"><text:span text:style-name="T12"><text:s text:c="4"/></text:span></text:span><text:span text:style-name="Source_20_Text"><text:span text:style-name="T10">&lt;title&gt;Hey&lt;/title&gt;</text:span></text:span></text:p>
        <text:p text:style-name="P5"><text:span text:style-name="Source_20_Text"><text:span text:style-name="T12"><text:s text:c="2"/></text:span></text:span><text:span text:style-name="Source_20_Text"><text:span text:style-name="T10">&lt;/head&gt;</text:span></text:span></text:p>
        <text:p text:style-name="P5"><text:span text:style-name="Source_20_Text"><text:span text:style-name="T12"><text:s text:c="2"/></text:span></text:span><text:span text:style-name="Source_20_Text"><text:span text:style-name="T10">&lt;body&gt;</text:span></text:span></text:p>
        <text:p text:style-name="P5"><text:span text:style-name="Source_20_Text"><text:span text:style-name="T12"><text:s text:c="4"/></text:span></text:span><text:span text:style-name="Source_20_Text"><text:span text:style-name="T10">&lt;h1&gt;Nous sommes le &lt;?= getCurrentDate() ?&gt;&lt;/h1&gt;</text:span></text:span></text:p>
        <text:p text:style-name="P5"><text:span text:style-name="Source_20_Text"><text:span text:style-name="T12"><text:s text:c="2"/></text:span></text:span><text:span text:style-name="Source_20_Text"><text:span text:style-name="T10">&lt;/body&gt;</text:span></text:span></text:p>
        <text:p text:style-name="P5"><text:span text:style-name="Source_20_Text"><text:span text:style-name="T10">&lt;/html&gt;</text:span></text:span></text:p>
        <text:p text:style-name="P6"><text:span text:style-name="T4">La syntaxe </text:span><text:span text:style-name="Source_20_Text"><text:span text:style-name="T14">&lt;?php echo $value; ?&gt;</text:span></text:span><text:span text:style-name="T4"> peut être remplacée par </text:span><text:span text:style-name="Source_20_Text"><text:span text:style-name="T14">&lt;?= $value ?&gt;</text:span></text:span><text:span text:style-name="T4">. Sachant qu'un document HTML peut comporter beaucoup de </text:span><text:span text:style-name="Source_20_Text"><text:span text:style-name="T14">echo</text:span></text:span><text:span text:style-name="T4">, une syntaxe courte et lisible devient alors très pratique. Nous vous recommandons de l'utiliser.</text:span></text:p>
        <text:p text:style-name="P10"><text:span text:style-name="T4">Notez que dans le cas d'un fichier comportant exclusivement du PHP et aucun HTML, il n'est pas obligatoire – ni recommandé – de fermer la balise </text:span><text:span text:style-name="Source_20_Text"><text:span text:style-name="T14">&lt;?php</text:span></text:span><text:span text:style-name="T4">. Mais ce n'est applicable que dans le cas où l'on sépare le PHP du HTML, nous reverrons cela dans les détails très vite.</text:span></text:p>
        <text:p text:style-name="P13"><text:span text:style-name="T4">Retenez pour l'instant que dans du HTML, les bouts de PHP sont toujours enclavés entre </text:span><text:span text:style-name="Source_20_Text"><text:span text:style-name="T14">&lt;?php</text:span></text:span><text:span text:style-name="T4"> et </text:span><text:span text:style-name="Source_20_Text"><text:span text:style-name="T14">?&gt;</text:span></text:span><text:span text:style-name="T4">, sauf dans le cas de la syntaxe courte du </text:span><text:span text:style-name="Source_20_Text"><text:span text:style-name="T14">echo</text:span></text:span><text:span text:style-name="T4"> : </text:span><text:span text:style-name="Source_20_Text"><text:span text:style-name="T14">&lt;?=</text:span></text:span><text:span text:style-name="T4"> et </text:span><text:span text:style-name="Source_20_Text"><text:span text:style-name="T14">?&gt;</text:span></text:span></text:p>
        <text:section text:style-name="Sect1" text:name="r%C3%A9sum%C3%A9">
          <text:h text:style-name="P4" text:outline-level="2">Résumé</text:h>
        </text:section>
        <text:p text:style-name="P7"><text:soft-page-break/>Vous devriez commencer à comprendre le principe du PHP. Il est exécuté par le serveur web (Apache, Nginx, etc.) pour générer dynamiquement des morceaux de contenu à l'intérieur du HTML.</text:p>
        <text:p text:style-name="P8">Au moment d'une requête, on demande au serveur de nous renvoyer une page HTML. Si le serveur voit du PHP dans cette page HTML, alors il l'exécute avant de renvoyer le résultat final.</text:p>
        <text:p text:style-name="P6"><text:span text:style-name="T4">Le PHP n'est pas le seul langage capable de cette prouesse. En fait, tous les langages de programmation sont techniquement capables de générer du texte dans du HTML. Mais le PHP est le seul dont c'est historiquement le rôle principal depuis sa création ; tout son écosystème et toute sa culture sont donc essentiellement tournés vers cette fonction de génération de HTML. La plupart de vos programmes PHP, qu'ils soient constitués de dix ou cent mille lignes de code, mèneront au bout du compte à </text:span><text:span text:style-name="Source_20_Text"><text:span text:style-name="T14">echo</text:span></text:span><text:span text:style-name="T4"> des choses au monde.</text:span></text:p>
      </text:section>
      <text:p text:style-name="P12">Modifié le: mercredi 14 octobre 2020, 14:07</text:p>
      <text:h text:style-name="P2" text:outline-level="2">★ <text:span text:style-name="T1">Projet - L'usine de robots</text:span></text:h>
      <text:section text:style-name="Sect1" text:name="Section17">
        <text:p text:style-name="Text_20_body"><text:bookmark text:name="app8"/></text:p>
        <text:section text:style-name="Sect1" text:name="Section18">
          <text:p text:style-name="Text_20_body"><text:bookmark text:name="pour-d%C3%A9marrer8"/></text:p>
        </text:section>
        <text:section text:style-name="Sect1" text:name="usine-de-robots">
          <text:h text:style-name="P4" text:outline-level="2">Usine de robots</text:h>
        </text:section>
        <text:p text:style-name="P6"><text:span text:style-name="T6">Qui n'a jamais rêvé de se fabriquer un robot pour </text:span><text:span text:style-name="del"><text:span text:style-name="T6">exterminer l'humanité</text:span></text:span><text:span text:style-name="T6"> faire le café ?</text:span></text:p>
        <text:p text:style-name="P6"><text:span text:style-name="T4">Dans un fichier </text:span><text:span text:style-name="Source_20_Text"><text:span text:style-name="T14">index.php</text:span></text:span><text:span text:style-name="T4">, qui contiendra tout en haut votre logique PHP, puis le document HTML à proprement parler, vous allez développer un programme capable de créer un nouveau robot à chaque rafraîchissement de la page. Le robot saluera alors l'utilisateur et se présentera. Exemple :</text:span></text:p>
        <text:p text:style-name="P8">« Salut, humain. Je suis VX-2345. »</text:p>
        <text:p text:style-name="P8">Le nom du robot est généré aléatoirement au chargement de la page. Il se constituera toujours de deux lettres majuscules, d'un tiret et de quatre nombres.</text:p>
        <text:section text:style-name="Sect1" text:name="bonus-1">
          <text:h text:style-name="P4" text:outline-level="2">Bonus 1</text:h>
        </text:section>
        <text:p text:style-name="P7">Après s'être présenté, le robot annoncera la date et l'heure actuelles au format suivant :</text:p>
        <text:p text:style-name="P8">« Nous sommes le 30 07 2020, il est 11:59:30. »</text:p>
        <text:section text:style-name="Sect1" text:name="bonus-2">
          <text:h text:style-name="P4" text:outline-level="2">Bonus 2</text:h>
        </text:section>
        <text:p text:style-name="P7">Après avoir annoncé la date et l'heure, le robot choisira un nombre aléatoire compris entre 1 et 10, et vous dira si c'est un nombre pair ou impair. Exemple :</text:p>
        <text:p text:style-name="P8">« J'ai choisi le nombre 3. C'est un nombre impair. »</text:p>
        <text:section text:style-name="Sect1" text:name="bonus-3">
          <text:h text:style-name="P4" text:outline-level="2">Bonus 3</text:h>
        </text:section>
        <text:p text:style-name="P7"><text:soft-page-break/>Notre robot découvre le sens de l'humour. Il lui prendra alors l'idée de dire son nom à l'envers. Un robot du nom de VX-2345 dira alors :</text:p>
        <text:p text:style-name="P8">« Mon nom à l'envers s'écrit 5432-XV. Ah. Ah. Ah. »</text:p>
        <text:section text:style-name="Sect1" text:name="bonus-4">
          <text:h text:style-name="P4" text:outline-level="2">Bonus 4</text:h>
        </text:section>
        <text:p text:style-name="P7">Oups ! Il s'avère que notre robot a une chance sur trois de devenir un robot tueur diabolique.</text:p>
        <text:p text:style-name="P8">Deux fois sur trois, le robot dira « Vous voulez un café ? »</text:p>
        <text:p text:style-name="P8">Une fois sur trois, le robot dira « Extermination ! Extermination ! »</text:p>
        <text:section text:style-name="Sect1" text:name="bonus-5">
          <text:h text:style-name="P4" text:outline-level="2">Bonus 5</text:h>
        </text:section>
        <text:p text:style-name="P7">Si ce n'est encore pas fait à ce stade, vous allez repenser votre code pour faire de votre robot un objet.</text:p>
        <text:p text:style-name="P6"><text:span text:style-name="T4">Vous aurez une classe </text:span><text:span text:style-name="Source_20_Text"><text:span text:style-name="T14">Robot</text:span></text:span><text:span text:style-name="T4"> dont vous créerez une instance au chargement de la page. Toutes les caractéristiques et actions de notre robot deviendront alors des propriétés et des méthodes.</text:span></text:p>
      </text:section>
      <text:p text:style-name="P12">Modifié le: mercredi 14 octobre 2020, 14:16</text:p>
      <text:h text:style-name="P15" text:outline-level="2">1. Relationnel</text:h>
      <text:section text:style-name="Sect1" text:name="le-relationnel">
        <text:h text:style-name="P4" text:outline-level="2">Le RELATIONNEL</text:h>
      </text:section>
      <text:p text:style-name="P53"><text:span text:style-name="Strong_20_Emphasis"><text:span text:style-name="T8">(Parce que les relations, ça compte !)</text:span></text:span></text:p>
      <text:p text:style-name="P52"><draw:a xlink:type="simple" xlink:href="https://cours.3wa.fr/3wa-v2/dev/raw/master/PHP1/PHP1.5/01.%20Relationnel/images/relationnel.png"><draw:frame draw:style-name="fr1" draw:name="Image2" text:anchor-type="as-char" svg:width="2.05cm" svg:height="1.051cm" draw:z-index="1"><draw:image xlink:href="https://cours.3wa.fr/3wa-v2/dev/raw/master/PHP1/PHP1.5/01.%20Relationnel/images/relationnel.png" xlink:type="simple" xlink:show="embed" xlink:actuate="onLoad"/><svg:title>relationnel</svg:title></draw:frame></draw:a></text:p>
      <text:p text:style-name="P53"><text:span text:style-name="T3">Nous avions vu au chapitre </text:span><text:span text:style-name="Emphasis"><text:span text:style-name="T3">UML</text:span></text:span><text:span text:style-name="T3">, paragraphe </text:span><text:span text:style-name="Emphasis"><text:span text:style-name="T3">Modélisons</text:span></text:span><text:span text:style-name="T3">, ce qu'est une </text:span><text:span text:style-name="Strong_20_Emphasis"><text:span text:style-name="T7">relation</text:span></text:span><text:span text:style-name="T3"> et surtout ce que nous en faisons (cf les règles de passage, au même paragraphe).</text:span></text:p>
      <text:p text:style-name="P21">En bref, le relationnel est l'art de faire cohabiter les données hébergées dans plusieurs tables.</text:p>
      <text:p text:style-name="P40">Prenons un exemple:</text:p>
      <text:p text:style-name="P40">Soit à imaginer que nous voulions enregistrer les données concernant des employés (nom, prenom, matricule, adresse, etc..) et leur emploi.</text:p>
      <text:p text:style-name="P40">Nous avons alors la possibilité de tout enregistrer dans une seule et même table, mais alors, il y aurait une forte redondance au niveau du libellé de l'emploi.</text:p>
      <text:p text:style-name="P52"><draw:a xlink:type="simple" xlink:href="https://cours.3wa.fr/3wa-v2/dev/raw/master/PHP1/PHP1.5/01.%20Relationnel/images/relation01.png"><draw:frame draw:style-name="fr1" draw:name="Image3" text:anchor-type="as-char" svg:width="2.05cm" svg:height="1.051cm" draw:z-index="2"><draw:image xlink:href="https://cours.3wa.fr/3wa-v2/dev/raw/master/PHP1/PHP1.5/01.%20Relationnel/images/relation01.png" xlink:type="simple" xlink:show="embed" xlink:actuate="onLoad"/><svg:title>relationnel</svg:title></draw:frame></draw:a></text:p>
      <text:p text:style-name="P40">Vous constatez qu'il est alors préférable de créer une deuxième table, dans laquelle nous regrouperions les données des emplois, et il ne nous resterait plus qu'à mettre ces 2 tables en relations.</text:p>
      <text:p text:style-name="P52"><draw:a xlink:type="simple" xlink:href="https://cours.3wa.fr/3wa-v2/dev/raw/master/PHP1/PHP1.5/01.%20Relationnel/images/relation02.png"><draw:frame draw:style-name="fr1" draw:name="Image4" text:anchor-type="as-char" svg:width="2.05cm" svg:height="1.051cm" draw:z-index="3"><draw:image xlink:href="https://cours.3wa.fr/3wa-v2/dev/raw/master/PHP1/PHP1.5/01.%20Relationnel/images/relation02.png" xlink:type="simple" xlink:show="embed" xlink:actuate="onLoad"/><svg:title>relationnel</svg:title></draw:frame></draw:a></text:p>
      <text:section text:style-name="Sect1" text:name="mais-comment-mettre-ces-2-tables-en-relation-">
        <text:h text:style-name="P18" text:outline-level="3"><text:soft-page-break/>Mais comment mettre ces 2 tables en relation ?</text:h>
      </text:section>
      <text:p text:style-name="P53"><text:span text:style-name="T5">C'est justement le rôle du paragraphe </text:span><text:span text:style-name="Emphasis"><text:span text:style-name="T5">modélisons</text:span></text:span><text:span text:style-name="T5"> cité précédemment, jetez y un coup d'oeil et regardez le schéma suivant :</text:span></text:p>
      <text:p text:style-name="P52"><draw:a xlink:type="simple" xlink:href="https://cours.3wa.fr/3wa-v2/dev/raw/master/PHP1/PHP1.5/01.%20Relationnel/images/relation03.png"><draw:frame draw:style-name="fr1" draw:name="Image5" text:anchor-type="as-char" svg:width="2.05cm" svg:height="1.051cm" draw:z-index="4"><draw:image xlink:href="https://cours.3wa.fr/3wa-v2/dev/raw/master/PHP1/PHP1.5/01.%20Relationnel/images/relation03.png" xlink:type="simple" xlink:show="embed" xlink:actuate="onLoad"/><svg:title>relationnel</svg:title></draw:frame></draw:a></text:p>
      <text:p text:style-name="P24"><text:span text:style-name="T3">Notez que nous avons affublé chaque emploi d'un </text:span><text:span text:style-name="Strong_20_Emphasis"><text:span text:style-name="T7">identifiant</text:span></text:span><text:span text:style-name="T3"> (avez vous remarqué qu'il est </text:span><text:span text:style-name="Strong_20_Emphasis"><text:span text:style-name="T7">unique</text:span></text:span><text:span text:style-name="T3">, ce qui est 'normal') . Cet identifiant unique s'appelle </text:span><text:span text:style-name="Strong_20_Emphasis"><text:span text:style-name="T7">clé primaire</text:span></text:span><text:span text:style-name="T3">.</text:span></text:p>
      <text:p text:style-name="P26"><text:span text:style-name="T3">Et que nous avons reporté l'identifiant correspondant à l'emploi de chaque employé, dans la colonne correspondante. Cette information s'appelle </text:span><text:span text:style-name="Strong_20_Emphasis"><text:span text:style-name="T7">clé étrangère</text:span></text:span><text:span text:style-name="T3">.</text:span></text:p>
      <text:p text:style-name="P26"><text:span text:style-name="T3">En lisant cette </text:span><text:span text:style-name="Emphasis"><text:span text:style-name="T3">relation</text:span></text:span><text:span text:style-name="T3">, nous pouvons dire que TOTO a l'</text:span><text:span text:style-name="Strong_20_Emphasis"><text:span text:style-name="T7">emploi n° 1</text:span></text:span><text:span text:style-name="T3">, et en se téléportant dans la table des emplois, nous voyons que l'emploi n° 1 est </text:span><text:span text:style-name="Strong_20_Emphasis"><text:span text:style-name="T7">Directeur</text:span></text:span><text:span text:style-name="T3">.</text:span></text:p>
      <text:p text:style-name="P26"><text:span text:style-name="T3">Nous avons suivi la relation, et on en conclut que </text:span><text:span text:style-name="Strong_20_Emphasis"><text:span text:style-name="T7">Toto</text:span></text:span><text:span text:style-name="T3"> est </text:span><text:span text:style-name="Strong_20_Emphasis"><text:span text:style-name="T7">Directeur</text:span></text:span><text:span text:style-name="T3"> (belle revanche sur les blagues coutumières, non ?).</text:span></text:p>
      <text:p text:style-name="P53"><text:span text:style-name="Strong_20_Emphasis"><text:span text:style-name="T7">Et c'est exactement ce que nous ferons (suivre la relation) lorsque nous effectuerons une requête qui met en jeu plusieurs tables</text:span></text:span></text:p>
      <text:section text:style-name="Sect1" text:name="conclusion">
        <text:h text:style-name="P18" text:outline-level="3">Conclusion</text:h>
      </text:section>
      <text:p text:style-name="P39">Deux tables peuvent partager un même jeu de données, mais nous séparons ces données pour plusieurs raisons :</text:p>
      <text:list xml:id="list3909837404" text:style-name="L4">
        <text:list-item>
          <text:p text:style-name="P41">minimiser la taille de chaque table</text:p>
        </text:list-item>
        <text:list-item>
          <text:p text:style-name="P41">éviter (mais pas interdire) la redondance</text:p>
        </text:list-item>
        <text:list-item>
          <text:p text:style-name="P41">permettre la réutilisabilité des données (la table des emplois précédente, peut être en relation avec une autre table que celle des employés...)</text:p>
        </text:list-item>
      </text:list>
      <text:p text:style-name="P53"><text:span text:style-name="Strong_20_Emphasis"><text:span text:style-name="T7">NOTE</text:span></text:span></text:p>
      <text:p text:style-name="P40">Il est important que vous ayez bien assimilé toutes les notions de ce chapitre. N'hésitez pas à questionner votre formateur si un quelconque doute subsiste dans votre esprit !</text:p>
      <text:h text:style-name="P15" text:outline-level="2">2. Vocabulaire</text:h>
      <text:section text:style-name="Sect1" text:name="le-vocabulaire-des-sgbd-r">
        <text:h text:style-name="P4" text:outline-level="2">Le VOCABULAIRE des SGBD R</text:h>
      </text:section>
      <text:p text:style-name="P53"><text:span text:style-name="Strong_20_Emphasis"><text:span text:style-name="T8">(ou comment utiliser les bons termes pour savoir se faire comprendre)</text:span></text:span></text:p>
      <text:p text:style-name="P52"><draw:a xlink:type="simple" xlink:href="https://cours.3wa.fr/3wa-v2/dev/raw/master/PHP1/PHP1.5/02.%20Vocabulaire/images/vocabulaire.jpg"><draw:frame draw:style-name="fr1" draw:name="Image6" text:anchor-type="as-char" svg:width="2.05cm" svg:height="1.051cm" draw:z-index="5"><draw:image xlink:href="https://cours.3wa.fr/3wa-v2/dev/raw/master/PHP1/PHP1.5/02.%20Vocabulaire/images/vocabulaire.jpg" xlink:type="simple" xlink:show="embed" xlink:actuate="onLoad"/><svg:title>vocabulaire</svg:title></draw:frame></draw:a></text:p>
      <text:section text:style-name="Sect1" text:name="voici-quelques-mots-que-vous-devriez-assimiler-rapidement">
        <text:h text:style-name="P18" text:outline-level="3">Voici quelques mots que vous devriez assimiler rapidement.</text:h>
      </text:section>
      <text:p text:style-name="P22">Utiliser le bon vocabulaire n'est pas ici affaire de vantardise, mais de précision !</text:p>
      <text:p text:style-name="P53"><text:soft-page-break/><text:span text:style-name="T3">le </text:span><text:span text:style-name="Strong_20_Emphasis"><text:span text:style-name="T7">SGBD</text:span></text:span><text:span text:style-name="T3"> (</text:span><text:span text:style-name="Strong_20_Emphasis"><text:span text:style-name="T7">S</text:span></text:span><text:span text:style-name="T3">ystème de </text:span><text:span text:style-name="Strong_20_Emphasis"><text:span text:style-name="T7">G</text:span></text:span><text:span text:style-name="T3">estion de </text:span><text:span text:style-name="Strong_20_Emphasis"><text:span text:style-name="T7">B</text:span></text:span><text:span text:style-name="T3">ase de </text:span><text:span text:style-name="Strong_20_Emphasis"><text:span text:style-name="T7">D</text:span></text:span><text:span text:style-name="T3">onnées) est l'outil genre couteau suisse qui va gérer les données à notre place.</text:span></text:p>
      <text:p text:style-name="P21">En effet, c'est lui qui va nous fournir un tas de services comme :</text:p>
      <text:list xml:id="list1120682529" text:style-name="L5">
        <text:list-item>
          <text:p text:style-name="P27"><text:span text:style-name="T3">La gestion de </text:span><text:span text:style-name="Strong_20_Emphasis"><text:span text:style-name="T7">l'accés concurrent</text:span></text:span><text:span text:style-name="T3"> ou simultané</text:span></text:p>
        </text:list-item>
        <text:list-item>
          <text:p text:style-name="P27"><text:span text:style-name="T3">La gestion des </text:span><text:span text:style-name="Strong_20_Emphasis"><text:span text:style-name="T7">droits d'accès</text:span></text:span></text:p>
        </text:list-item>
        <text:list-item>
          <text:p text:style-name="P27"><text:span text:style-name="T3">La gestion de la </text:span><text:span text:style-name="Strong_20_Emphasis"><text:span text:style-name="T7">qualité de service</text:span></text:span><text:span text:style-name="T3"> (disponibilité, maintenabilité, administration, ...)</text:span></text:p>
        </text:list-item>
        <text:list-item>
          <text:p text:style-name="P27"><text:span text:style-name="T3">Un langage d'accés aux données (ici, on parle presque systématiquement de </text:span><text:span text:style-name="Strong_20_Emphasis"><text:span text:style-name="T7">SQL</text:span></text:span><text:span text:style-name="T3">). Et en plus, s'il fournit des accés relationnels aux données on parlera alors de </text:span><text:span text:style-name="Strong_20_Emphasis"><text:span text:style-name="T7">SGBD R</text:span></text:span></text:p>
        </text:list-item>
        <text:list-item>
          <text:p text:style-name="P27"><text:span text:style-name="Emphasis"><text:span text:style-name="T3">Comme moi, vous ne supportez plus les acronymes Français ? vous voulez faire croire que vous êtes né à Boston ou Dallas ? Alors, plutôt que de SGBD, parlez de</text:span></text:span><text:span text:style-name="T3"> </text:span><text:span text:style-name="Strong_20_Emphasis"><text:span text:style-name="T7">DBMS</text:span></text:span><text:span text:style-name="T3"> (</text:span><text:span text:style-name="Strong_20_Emphasis"><text:span text:style-name="T7">D</text:span></text:span><text:span text:style-name="T3">ata</text:span><text:span text:style-name="Strong_20_Emphasis"><text:span text:style-name="T7">B</text:span></text:span><text:span text:style-name="T3">ase </text:span><text:span text:style-name="Strong_20_Emphasis"><text:span text:style-name="T7">M</text:span></text:span><text:span text:style-name="T3">anagement </text:span><text:span text:style-name="Strong_20_Emphasis"><text:span text:style-name="T7">S</text:span></text:span><text:span text:style-name="T3">ystem) ou </text:span><text:span text:style-name="Strong_20_Emphasis"><text:span text:style-name="T7">RDBMS</text:span></text:span><text:span text:style-name="T3">...</text:span></text:p>
        </text:list-item>
      </text:list>
      <text:p text:style-name="P53"><text:span text:style-name="T3">Un </text:span><text:span text:style-name="Strong_20_Emphasis"><text:span text:style-name="T7">ensemble de données</text:span></text:span><text:span text:style-name="T3"> structurées et mises en relation, accessible grâce aux services d'un </text:span><text:span text:style-name="Strong_20_Emphasis"><text:span text:style-name="T7">SGBD</text:span></text:span><text:span text:style-name="T3"> s'appelle une </text:span><text:span text:style-name="Strong_20_Emphasis"><text:span text:style-name="T7">Base de Données</text:span></text:span><text:span text:style-name="T3">, et quelque fois, vous serez amené à utiliser le terme d'</text:span><text:span text:style-name="Strong_20_Emphasis"><text:span text:style-name="T7">instance</text:span></text:span><text:span text:style-name="T3">.</text:span></text:p>
      <text:p text:style-name="P53"><text:span text:style-name="T3">A la place de </text:span><text:span text:style-name="Emphasis"><text:span text:style-name="T3">fichier</text:span></text:span><text:span text:style-name="T3"> ou de </text:span><text:span text:style-name="Emphasis"><text:span text:style-name="T3">tableau</text:span></text:span><text:span text:style-name="T3">, nous utiliserons le terme de </text:span><text:span text:style-name="Strong_20_Emphasis"><text:span text:style-name="T7">table</text:span></text:span><text:span text:style-name="T3">.</text:span></text:p>
      <text:p text:style-name="P53"><text:span text:style-name="T3">Une ligne d'une </text:span><text:span text:style-name="Emphasis"><text:span text:style-name="T3">table</text:span></text:span><text:span text:style-name="T3"> s'appelle un </text:span><text:span text:style-name="Strong_20_Emphasis"><text:span text:style-name="T7">enregistrement</text:span></text:span><text:span text:style-name="T3"> ( car elle </text:span><text:span text:style-name="Emphasis"><text:span text:style-name="T3">enregistre</text:span></text:span><text:span text:style-name="T3"> toutes les données d'une entité).</text:span></text:p>
      <text:p text:style-name="P53"><text:span text:style-name="T3">Une donnée (telle que le nom, ou le prénom) d'un </text:span><text:span text:style-name="Emphasis"><text:span text:style-name="T3">enregistrement</text:span></text:span><text:span text:style-name="T3"> s'appelle un </text:span><text:span text:style-name="Strong_20_Emphasis"><text:span text:style-name="T7">champ</text:span></text:span><text:span text:style-name="T3">.</text:span></text:p>
      <text:p text:style-name="P53"><text:span text:style-name="T3">Une </text:span><text:span text:style-name="Strong_20_Emphasis"><text:span text:style-name="T7">clé primaire</text:span></text:span><text:span text:style-name="T3"> est un champ, dont chaque valeur est par nature unique, qui permet d'être mis en relation avec un champ appelé </text:span><text:span text:style-name="Strong_20_Emphasis"><text:span text:style-name="T7">clé étrangère</text:span></text:span><text:span text:style-name="T3"> d'une autre table.</text:span></text:p>
      <text:p text:style-name="P53"><text:span text:style-name="T3">Une </text:span><text:span text:style-name="Strong_20_Emphasis"><text:span text:style-name="T7">relation</text:span></text:span><text:span text:style-name="T3"> entre 2 tables, n'est possible qu'entre la </text:span><text:span text:style-name="Strong_20_Emphasis"><text:span text:style-name="T7">clé primaire</text:span></text:span><text:span text:style-name="T3"> de l'une, et la </text:span><text:span text:style-name="Strong_20_Emphasis"><text:span text:style-name="T7">clé étrangère</text:span></text:span><text:span text:style-name="T3"> de l'autre.</text:span></text:p>
      <text:p text:style-name="P53"><text:span text:style-name="Strong_20_Emphasis"><text:span text:style-name="T7">Votre formateur ne devrait pas manquer de vous reprendre si vous n'utilisez pas, à partir de maintenant, les bons termes aux bons moments</text:span></text:span></text:p>
      <text:p text:style-name="Text_20_body"><text:line-break/><text:span text:style-name="T20">3. CRUD</text:span></text:p>
      <text:section text:style-name="Sect1" text:name="le-crud">
        <text:h text:style-name="P4" text:outline-level="2">Le CRUD</text:h>
      </text:section>
      <text:p text:style-name="P53"><text:span text:style-name="Strong_20_Emphasis"><text:span text:style-name="T8">(ou comment donner l'impression qu'on parle couramment le geek)</text:span></text:span></text:p>
      <text:p text:style-name="P52"><draw:a xlink:type="simple" xlink:href="https://cours.3wa.fr/3wa-v2/dev/raw/master/PHP1/PHP1.5/03.%20CRUD/images/crud.png"><draw:frame draw:style-name="fr1" draw:name="Image7" text:anchor-type="as-char" svg:width="2.05cm" svg:height="1.051cm" draw:z-index="6"><draw:image xlink:href="https://cours.3wa.fr/3wa-v2/dev/raw/master/PHP1/PHP1.5/03.%20CRUD/images/crud.png" xlink:type="simple" xlink:show="embed" xlink:actuate="onLoad"/><svg:title>CRUD</svg:title></draw:frame></draw:a></text:p>
      <text:section text:style-name="Sect1" text:name="op%C3%A9rations-basiques-sur-des-donn%C3%A9es">
        <text:h text:style-name="P18" text:outline-level="3">Opérations basiques sur des données</text:h>
      </text:section>
      <text:p text:style-name="P39">Voici une question à laquelle il serait bon que vous réflechissiez.</text:p>
      <text:p text:style-name="P21"><text:soft-page-break/>Combien de types d'opérations de base, peut on faire sur une donnée ?</text:p>
      <text:list xml:id="list1459573848" text:style-name="L6">
        <text:list-item>
          <text:p text:style-name="P29">2</text:p>
        </text:list-item>
        <text:list-item>
          <text:p text:style-name="P29">3</text:p>
        </text:list-item>
        <text:list-item>
          <text:p text:style-name="P29">4</text:p>
        </text:list-item>
        <text:list-item>
          <text:p text:style-name="P29">5</text:p>
        </text:list-item>
        <text:list-item>
          <text:p text:style-name="P29">plus de 5</text:p>
        </text:list-item>
      </text:list>
      <text:p text:style-name="P53"><text:span text:style-name="Strong_20_Emphasis"><text:span text:style-name="T7">la réponse est étonnante, mais quelque soit la donnée dont nous parlons, les seules opérations que nous pouvons effectuer sur celle-ci sont au nombre de 4 !</text:span></text:span></text:p>
      <text:p text:style-name="P40">Oui, pas 5,6 ou 2000 !</text:p>
      <text:p text:style-name="P40">Non, il n'y en a que 4 qui sont :</text:p>
      <text:list xml:id="list1921139201" text:style-name="L7">
        <text:list-item>
          <text:p text:style-name="P54"><text:span text:style-name="T3">la </text:span><text:span text:style-name="Strong_20_Emphasis"><text:span text:style-name="T7">création</text:span></text:span><text:span text:style-name="T3"> ou l'</text:span><text:span text:style-name="Strong_20_Emphasis"><text:span text:style-name="T7">insertion</text:span></text:span><text:span text:style-name="T3"> d'une donnée (</text:span><text:span text:style-name="Strong_20_Emphasis"><text:span text:style-name="T7">C</text:span></text:span><text:span text:style-name="T3">reate en Angliche)</text:span></text:p>
        </text:list-item>
        <text:list-item>
          <text:p text:style-name="P54"><text:span text:style-name="T3">la </text:span><text:span text:style-name="Strong_20_Emphasis"><text:span text:style-name="T7">lecture</text:span></text:span><text:span text:style-name="T3"> ou </text:span><text:span text:style-name="Strong_20_Emphasis"><text:span text:style-name="T7">sélection</text:span></text:span><text:span text:style-name="T3"> de cette donnée (</text:span><text:span text:style-name="Strong_20_Emphasis"><text:span text:style-name="T7">R</text:span></text:span><text:span text:style-name="T3">ead en English)</text:span></text:p>
        </text:list-item>
        <text:list-item>
          <text:p text:style-name="P54"><text:span text:style-name="T3">la </text:span><text:span text:style-name="Strong_20_Emphasis"><text:span text:style-name="T7">modification</text:span></text:span><text:span text:style-name="T3"> de cette donnée (</text:span><text:span text:style-name="Strong_20_Emphasis"><text:span text:style-name="T7">U</text:span></text:span><text:span text:style-name="T3">pdate en Américain moyen)</text:span></text:p>
        </text:list-item>
        <text:list-item>
          <text:p text:style-name="P54"><text:span text:style-name="T3">la </text:span><text:span text:style-name="Strong_20_Emphasis"><text:span text:style-name="T7">suppression</text:span></text:span><text:span text:style-name="T3"> de la donnée (</text:span><text:span text:style-name="Strong_20_Emphasis"><text:span text:style-name="T7">D</text:span></text:span><text:span text:style-name="T3">elete en Suédois ayant émigré au nouveau monde dans les années 1820)</text:span></text:p>
        </text:list-item>
      </text:list>
      <text:p text:style-name="P53"><text:span text:style-name="Emphasis"><text:span text:style-name="T3">Vous pouvez chercher, il n'y en a pas d'autres...</text:span></text:span></text:p>
      <text:p text:style-name="P21">Alors, j'entends déjà les protestations de certains d'entre vous qui vont chercher à me contredire. Quoi ?, il y a tellement de verbes dans le dictionnaire, et nous n'en employons que 4 pour décrire des opérations aussi complexes que celles de l'informatique ?</text:p>
      <text:p text:style-name="P40">Pour vous en convaincre, je vais vous donner un exemple que l'on me soumet souvent dans mes cours.</text:p>
      <text:p text:style-name="P24"><text:span text:style-name="T3">On me dit qu'on peut aussi </text:span><text:span text:style-name="Strong_20_Emphasis"><text:span text:style-name="T7">trier</text:span></text:span><text:span text:style-name="T3"> les données ... ! Vous avez raison, on peut bien sûr trier les données. Mais le tri n'est qu'une succession d'opérations de lecture (</text:span><text:span text:style-name="Strong_20_Emphasis"><text:span text:style-name="T7">R</text:span></text:span><text:span text:style-name="T3">) et d'écriture de données (</text:span><text:span text:style-name="Strong_20_Emphasis"><text:span text:style-name="T7">C</text:span></text:span><text:span text:style-name="T3">) ...</text:span></text:p>
      <text:p text:style-name="P53"><text:span text:style-name="T3">Voilà, vous savez ce que c'est que le </text:span><text:span text:style-name="Strong_20_Emphasis"><text:span text:style-name="T7">CRUD</text:span></text:span><text:span text:style-name="T3">, c'est l'ensemble des </text:span><text:span text:style-name="Strong_20_Emphasis"><text:span text:style-name="T7">4</text:span></text:span><text:span text:style-name="T3"> opérations de bases que l'on est capable d'effectuer sur des données.</text:span></text:p>
      <text:p text:style-name="P53"><text:span text:style-name="T3">Et avouez que cela tombe bien, car c'est justement les 4 ordres (</text:span><text:span text:style-name="Strong_20_Emphasis"><text:span text:style-name="T7">INSERT</text:span></text:span><text:span text:style-name="T3">,</text:span><text:span text:style-name="Strong_20_Emphasis"><text:span text:style-name="T7">SELECT</text:span></text:span><text:span text:style-name="T3">, </text:span><text:span text:style-name="Strong_20_Emphasis"><text:span text:style-name="T7">UPDATE</text:span></text:span><text:span text:style-name="T3"> et </text:span><text:span text:style-name="Strong_20_Emphasis"><text:span text:style-name="T7">DELETE</text:span></text:span><text:span text:style-name="T3">) que nous allons étudier dans la suite de ce cours.</text:span></text:p>
      <text:p text:style-name="Text_20_body"><text:line-break/><text:span text:style-name="T20">4. Le Transactionnel</text:span></text:p>
      <text:section text:style-name="Sect1" text:name="le-transactionnel">
        <text:h text:style-name="P4" text:outline-level="2">Le TRANSACTIONNEL</text:h>
      </text:section>
      <text:p text:style-name="P53"><text:span text:style-name="Strong_20_Emphasis"><text:span text:style-name="T8">(ou comment revenir sur une erreur, sans laisser rien paraître ...)</text:span></text:span></text:p>
      <text:p text:style-name="P52"><text:soft-page-break/><draw:a xlink:type="simple" xlink:href="https://cours.3wa.fr/3wa-v2/dev/raw/master/PHP1/PHP1.5/04.%20Le%20Transactionnel/images/transactionnel.png"><draw:frame draw:style-name="fr1" draw:name="Image8" text:anchor-type="as-char" svg:width="2.05cm" svg:height="1.051cm" draw:z-index="7"><draw:image xlink:href="https://cours.3wa.fr/3wa-v2/dev/raw/master/PHP1/PHP1.5/04.%20Le%20Transactionnel/images/transactionnel.png" xlink:type="simple" xlink:show="embed" xlink:actuate="onLoad"/><svg:title>COMMIT</svg:title></draw:frame></draw:a></text:p>
      <text:p text:style-name="P53"><text:span text:style-name="T3">Comme le suggère l'image précédente, il est nécessaire de pouvoir revenir à tout moment à un point où la base de données est dans un </text:span><text:span text:style-name="Strong_20_Emphasis"><text:span text:style-name="T7">état stable</text:span></text:span><text:span text:style-name="T3"> (ou cohérent, ou transiant, ou consistant ...).</text:span></text:p>
      <text:p text:style-name="P40">Ceci implique un scénario d'utilisation qui suit la règle suivante :</text:p>
      <text:list xml:id="list2182840415" text:style-name="L8">
        <text:list-item>
          <text:p text:style-name="P55"><text:span text:style-name="T3">La base est dans un état stable, on le constate et on définit qu'à partir de ce moment, on pourra revenir sur les opérations postérieures. Ce moment est appelé </text:span><text:span text:style-name="Strong_20_Emphasis"><text:span text:style-name="T7">début de transaction</text:span></text:span><text:span text:style-name="T3">.</text:span></text:p>
        </text:list-item>
        <text:list-item>
          <text:p text:style-name="P55"><text:span text:style-name="T3">On exécute une série non vide d'opérations du </text:span><text:span text:style-name="Strong_20_Emphasis"><text:span text:style-name="T7">CRUD</text:span></text:span><text:span text:style-name="T3"> ( donc, à l'exception notoire des opérations du LDD, on le verra plus tard).</text:span></text:p>
        </text:list-item>
        <text:list-item>
          <text:p text:style-name="P55"><text:span text:style-name="T3">L'utilisateur vérifie que le résultat global des opérations passées depuis le </text:span><text:span text:style-name="Emphasis"><text:span text:style-name="T3">début de transaction</text:span></text:span><text:span text:style-name="T3"> est conforme à son attente.</text:span></text:p>
          <text:list>
            <text:list-item>
              <text:p text:style-name="P61"><text:span text:style-name="T3">Ce résultat est conforme, il déclare alors que </text:span><text:span text:style-name="Strong_20_Emphasis"><text:span text:style-name="T7">la transaction est terminée</text:span></text:span><text:span text:style-name="T3">, et il ne pourra plus jamais revenir en arrière</text:span></text:p>
            </text:list-item>
            <text:list-item>
              <text:p text:style-name="P61"><text:span text:style-name="T3">Le résultat est aberrant, il déclare alors que </text:span><text:span text:style-name="Strong_20_Emphasis"><text:span text:style-name="T7">la transaction est annulée</text:span></text:span><text:span text:style-name="T3"> dans sa totalité, et </text:span><text:span text:style-name="Strong_20_Emphasis"><text:span text:style-name="T7">la base revient dans son état initial</text:span></text:span><text:span text:style-name="T3">, comme si les opérations passées depuis le début de la transaction n'avaient jamais été effectuées.</text:span></text:p>
            </text:list-item>
          </text:list>
        </text:list-item>
      </text:list>
      <text:p text:style-name="P53"><text:span text:style-name="T3">Ce scénario, ce mécanisme, s'appelle le </text:span><text:span text:style-name="Strong_20_Emphasis"><text:span text:style-name="T7">transactionnel</text:span></text:span><text:span text:style-name="T3">.</text:span></text:p>
      <text:p text:style-name="P53"><text:span text:style-name="T3">On parle de </text:span><text:span text:style-name="Strong_20_Emphasis"><text:span text:style-name="T7">transaction</text:span></text:span><text:span text:style-name="T3"> pour parler de toutes les opérations (non LDD) exécutées depuis le </text:span><text:span text:style-name="Emphasis"><text:span text:style-name="T3">début de transaction</text:span></text:span><text:span text:style-name="T3">.</text:span></text:p>
      <text:p text:style-name="P53"><text:span text:style-name="T3">On parle de </text:span><text:span text:style-name="Strong_20_Emphasis"><text:span text:style-name="T7">commit</text:span></text:span><text:span text:style-name="T3"> lorsque l'utilisateur déclare que tout s'est bien passé.</text:span></text:p>
      <text:p text:style-name="P53"><text:span text:style-name="T3">On parle de </text:span><text:span text:style-name="Strong_20_Emphasis"><text:span text:style-name="T7">rollback</text:span></text:span><text:span text:style-name="T3"> lorsque l'utilisateur désire annuler l'ensemble de toutes les opérations effectuées pendant la transaction.</text:span></text:p>
      <text:section text:style-name="Sect1" text:name="note">
        <text:h text:style-name="P18" text:outline-level="3">Note</text:h>
      </text:section>
      <text:p text:style-name="P53"><text:span text:style-name="T5">En général, quand on se connecte à la base, celle-ci crée un </text:span><text:span text:style-name="Emphasis"><text:span text:style-name="T5">début de transaction</text:span></text:span><text:span text:style-name="T5"> pour nous (oui, à l'insu de notre plein gré).</text:span></text:p>
      <text:p text:style-name="P24"><text:span text:style-name="T3">Attention alors, de ne pas faire (involontairement) un </text:span><text:span text:style-name="Emphasis"><text:span text:style-name="T3">rollback</text:span></text:span><text:span text:style-name="T3"> malencontreux, car tout ce que vous auriez fait depuis votre connexion serait définitivement perdu.</text:span></text:p>
      <text:p text:style-name="P53"><text:span text:style-name="Strong_20_Emphasis"><text:span text:style-name="T7">Tant que vous n'avez pas fait de commit, rien n'est réellement écrit dans la base de données</text:span></text:span><text:span text:style-name="T3">.</text:span></text:p>
      <text:p text:style-name="P21">Ceci explique que si un autre utilisateur essaye d'accéder aux données que votre transaction modifie, il risque de ne pas voir ces modifications (au mieux, il en voit une version antérieure, au pire, il est bloqué par un étrange effet de verrouillage des données).</text:p>
      <text:section text:style-name="Sect1" text:name="Section19">
        <text:h text:style-name="P18" text:outline-level="3"><text:bookmark text:name="conclusion"/>Conclusion</text:h>
      </text:section>
      <text:p text:style-name="P39">Il est fort probable que vous soyez confronté à des scenarii d'utilisation nécessitant de nombreux retours en arrière.</text:p>
      <text:p text:style-name="P40"><text:soft-page-break/>Marche à suivre :</text:p>
      <text:list xml:id="list815397431" text:style-name="L9">
        <text:list-item>
          <text:p text:style-name="P42">Déclarer un début de transaction</text:p>
        </text:list-item>
        <text:list-item>
          <text:p text:style-name="P42">Exécuter une séquence d'instructions</text:p>
        </text:list-item>
        <text:list-item>
          <text:p text:style-name="P42">vérifier l'état des données (cohérence, consistance, etc..)</text:p>
          <text:list>
            <text:list-item>
              <text:p text:style-name="P62"><text:span text:style-name="T3">Faire un </text:span><text:span text:style-name="Strong_20_Emphasis"><text:span text:style-name="T7">commit</text:span></text:span><text:span text:style-name="T3"> pour valider et terminer la transaction</text:span></text:p>
            </text:list-item>
            <text:list-item>
              <text:p text:style-name="P62"><text:span text:style-name="T3">Faire un </text:span><text:span text:style-name="Strong_20_Emphasis"><text:span text:style-name="T7">rollback</text:span></text:span><text:span text:style-name="T3"> pour annuler la transaction et revenir avant le point 1</text:span></text:p>
            </text:list-item>
          </text:list>
        </text:list-item>
      </text:list>
      <text:p text:style-name="P40">Le formateur vous fera des démonstrations de transactionnel.</text:p>
      <text:p text:style-name="P21">Il est essentiel que vous compreniez bien ce mécanisme.</text:p>
      <text:p text:style-name="Text_20_body"><text:line-break/><text:span text:style-name="T20">5. SELECT</text:span></text:p>
      <text:section text:style-name="Sect1" text:name="le-select">
        <text:h text:style-name="P4" text:outline-level="2">Le SELECT</text:h>
      </text:section>
      <text:p text:style-name="P53"><text:span text:style-name="Strong_20_Emphasis"><text:span text:style-name="T8">(ou comment afficher des données)</text:span></text:span></text:p>
      <text:p text:style-name="P52"><draw:a xlink:type="simple" xlink:href="https://cours.3wa.fr/3wa-v2/dev/raw/master/PHP1/PHP1.5/05.%20SELECT/images/select.png"><draw:frame draw:style-name="fr1" draw:name="Image9" text:anchor-type="as-char" svg:width="2.05cm" svg:height="1.051cm" draw:z-index="8"><draw:image xlink:href="https://cours.3wa.fr/3wa-v2/dev/raw/master/PHP1/PHP1.5/05.%20SELECT/images/select.png" xlink:type="simple" xlink:show="embed" xlink:actuate="onLoad"/><svg:title>SELECT</svg:title></draw:frame></draw:a></text:p>
      <text:p text:style-name="P40">Cette commande est la plus compliquée des 4 commandes que nous allons voir. C'est aussi celle qui est la plus utilisée.</text:p>
      <text:p text:style-name="P21">Il est même possible d'intégrer cette commande SELECT, à l'intérieur d'une autre commande (UPDATE, INSERT, DELETE), d'où vous devez imaginer l'importance de la maîtriser parfaitement...</text:p>
      <text:section text:style-name="Sect1" text:name="syntaxe-g%C3%A9n%C3%A9rale">
        <text:h text:style-name="P18" text:outline-level="3">Syntaxe générale</text:h>
      </text:section>
      <text:p text:style-name="P39">Comme l'indique parfaitement l'image ci-dessus, la syntaxe générale de la commande de recherche et d'affichage des données est de la forme :</text:p>
      <text:p text:style-name="P53"><text:span text:style-name="Strong_20_Emphasis"><text:span text:style-name="T7">SELECT</text:span></text:span></text:p>
      <text:p text:style-name="P53"><text:span text:style-name="Strong_20_Emphasis"><text:span text:style-name="T7">FROM</text:span></text:span></text:p>
      <text:p text:style-name="P53"><text:span text:style-name="Strong_20_Emphasis"><text:span text:style-name="T7">WHERE</text:span></text:span></text:p>
      <text:p text:style-name="P24"><text:span text:style-name="T3">La clause </text:span><text:span text:style-name="Emphasis"><text:span text:style-name="T3">where</text:span></text:span><text:span text:style-name="T3"> est facultative, mais il est quand même bien rare de ne pas l'utiliser..</text:span></text:p>
      <text:p text:style-name="P53"><text:span text:style-name="T3">Derrière </text:span><text:span text:style-name="Strong_20_Emphasis"><text:span text:style-name="T7">SELECT</text:span></text:span><text:span text:style-name="T3"> (donc, entre </text:span><text:span text:style-name="Emphasis"><text:span text:style-name="T3">select</text:span></text:span><text:span text:style-name="T3"> et </text:span><text:span text:style-name="Emphasis"><text:span text:style-name="T3">from</text:span></text:span><text:span text:style-name="T3">), vous indiquerez la liste des champs que vous voulez voir apparaître. Si vous voulez afficher plus d'un champ, vous séparerez ceux-ci par le caractère </text:span><text:span text:style-name="Strong_20_Emphasis"><text:span text:style-name="T7">,</text:span></text:span><text:span text:style-name="T3"> (virgule) .</text:span></text:p>
      <text:p text:style-name="P53"><text:span text:style-name="T3">Derrière </text:span><text:span text:style-name="Strong_20_Emphasis"><text:span text:style-name="T7">FROM</text:span></text:span><text:span text:style-name="T3"> (donc, avant le mot </text:span><text:span text:style-name="Emphasis"><text:span text:style-name="T3">where</text:span></text:span><text:span text:style-name="T3">), vous indiquerez de quelle (ou quelles) table(s), il faut rechercher ces données. Encore une fois, si vous voulez afficher des données en provenance de plusieurs tables, il s'agira de séparer chacune des tables de cette liste par le caractère </text:span><text:span text:style-name="Strong_20_Emphasis"><text:span text:style-name="T7">,</text:span></text:span><text:span text:style-name="T3"> (virgule) .</text:span></text:p>
      <text:p text:style-name="P21">Note : Dans ce chapitre, nous n'évoquerons que le cas de recherche dans une seule table.</text:p>
      <text:p text:style-name="P26"><text:soft-page-break/><text:span text:style-name="T3">Le cas de recherche dans plusieurs tables sera évoqué dans le chapitre suivant (les </text:span><text:span text:style-name="Strong_20_Emphasis"><text:span text:style-name="T7">jointures</text:span></text:span><text:span text:style-name="T3">).</text:span></text:p>
      <text:p text:style-name="P53"><text:span text:style-name="T3">Enfin, derrière le mot </text:span><text:span text:style-name="Strong_20_Emphasis"><text:span text:style-name="T7">WHERE</text:span></text:span><text:span text:style-name="T3">, vous indiquerez la condition qui restreindra le nombre d'enregistrements qui vous seront retournés.</text:span></text:p>
      <text:p text:style-name="P24"><text:span text:style-name="T3">En effet, si vous voulez connaître les noms de vos employés habitant </text:span><text:span text:style-name="Strong_20_Emphasis"><text:span text:style-name="T7">METZ</text:span></text:span><text:span text:style-name="T3">, et que votre table des employés contient également des employés habitant </text:span><text:span text:style-name="Strong_20_Emphasis"><text:span text:style-name="T7">NANCY</text:span></text:span><text:span text:style-name="T3"> , il faudra bien sélectionner ceux-ci, et le seul moyen de le faire est de placer une condition restrictive dans la clause </text:span><text:span text:style-name="Strong_20_Emphasis"><text:span text:style-name="T7">WHERE</text:span></text:span><text:span text:style-name="T3">.</text:span></text:p>
      <text:section text:style-name="Sect1" text:name="exemple">
        <text:h text:style-name="P18" text:outline-level="3">Exemple</text:h>
      </text:section>
      <text:p text:style-name="P53"><text:span text:style-name="T5">Soit la table suivante (appelée "</text:span><text:span text:style-name="Emphasis"><text:span text:style-name="T5">employes</text:span></text:span><text:span text:style-name="T5">") et ses données :</text:span></text:p>
      <text:p text:style-name="P52"><draw:a xlink:type="simple" xlink:href="https://cours.3wa.fr/3wa-v2/dev/raw/master/PHP1/PHP1.5/05.%20SELECT/images/relation01.png"><draw:frame draw:style-name="fr1" draw:name="Image10" text:anchor-type="as-char" svg:width="2.05cm" svg:height="1.051cm" draw:z-index="9"><draw:image xlink:href="https://cours.3wa.fr/3wa-v2/dev/raw/master/PHP1/PHP1.5/05.%20SELECT/images/relation01.png" xlink:type="simple" xlink:show="embed" xlink:actuate="onLoad"/><svg:title>SELECT</svg:title></draw:frame></draw:a></text:p>
      <text:p text:style-name="P40">L'ordre à invoquer pour afficher le nom et le prénom de chaque employés est :</text:p>
      <text:p text:style-name="P20"><text:span text:style-name="Source_20_Text"><text:span text:style-name="T9">SELECT Nom, Prenom FROM employes;</text:span></text:span></text:p>
      <text:p text:style-name="P24"><text:span text:style-name="T3">(notez le caractère </text:span><text:span text:style-name="Strong_20_Emphasis"><text:span text:style-name="T7">;</text:span></text:span><text:span text:style-name="T3"> (point-virgule) qui termine la ligne de commande. Il est obligatoire de terminer chaque commande par ce caractère !)</text:span></text:p>
      <text:p text:style-name="P53"><text:span text:style-name="T3">Si maintenant, nous voulons afficher toutes les données de la table (c'est à dire tous les champs), il y a une méthode moins couteuse que d'énumérer chaque champs (</text:span><text:span text:style-name="Emphasis"><text:span text:style-name="T3">Identifiant</text:span></text:span><text:span text:style-name="T3">,</text:span><text:span text:style-name="Emphasis"><text:span text:style-name="T3">Nom</text:span></text:span><text:span text:style-name="T3">,</text:span><text:span text:style-name="Emphasis"><text:span text:style-name="T3">Prenom</text:span></text:span><text:span text:style-name="T3">,</text:span><text:span text:style-name="Emphasis"><text:span text:style-name="T3">age</text:span></text:span><text:span text:style-name="T3">,</text:span><text:span text:style-name="Emphasis"><text:span text:style-name="T3">adresse</text:span></text:span><text:span text:style-name="T3">,</text:span><text:span text:style-name="Emphasis"><text:span text:style-name="T3">emploi</text:span></text:span><text:span text:style-name="T3">) :</text:span></text:p>
      <text:p text:style-name="P53"><text:span text:style-name="T3">Utilisez le caractère générique </text:span><text:span text:style-name="Strong_20_Emphasis"><text:span text:style-name="T7">*</text:span></text:span><text:span text:style-name="T3"> (étoile) .</text:span></text:p>
      <text:p text:style-name="P20"><text:span text:style-name="Source_20_Text"><text:span text:style-name="T9">SELECT * FROM employes;</text:span></text:span></text:p>
      <text:p text:style-name="P40">Enfin, pour n'afficher que les employés de moins de 30 ans :</text:p>
      <text:p text:style-name="P20"><text:span text:style-name="Source_20_Text"><text:span text:style-name="T9">SELECT * FROM employes WHERE age &lt; 30;</text:span></text:span></text:p>
      <text:p text:style-name="P21">C'est aussi simple que cela !</text:p>
      <text:p text:style-name="P28">Une condition restrictive doit être énoncée tout naturellement, comme en mathématiques.</text:p>
      <text:p text:style-name="P53"><text:span text:style-name="Strong_20_Emphasis"><text:span text:style-name="T7">Faisons un petit exercice</text:span></text:span><text:span text:style-name="T3"> :</text:span></text:p>
      <text:p text:style-name="P53"><text:span text:style-name="T3">Soit à afficher le nom, le prénom et l'age de tous les employés qui occupent un emploi de </text:span><text:span text:style-name="Strong_20_Emphasis"><text:span text:style-name="T7">manoeuvre</text:span></text:span><text:span text:style-name="T3"> :</text:span></text:p>
      <text:p text:style-name="P20"><text:span text:style-name="Source_20_Text"><text:span text:style-name="T9">SELECT Nom, Prenom, age FROM employes WHERE emploi = 'Manoeuvre';</text:span></text:span></text:p>
      <text:p text:style-name="P24"><text:span text:style-name="T3">Notez ici que, contrairement au PHP et au JAVASCRIPT que vous avez déjà eu l'occasion de pratiquer, </text:span><text:span text:style-name="Strong_20_Emphasis"><text:span text:style-name="T7">SQL utilise des caractères ' (simple quote) pour encadrer une chaine de caractères</text:span></text:span><text:span text:style-name="T3"> !!</text:span></text:p>
      <text:p text:style-name="P53"><text:span text:style-name="Emphasis"><text:span text:style-name="T3">Et un petit dernier, qui met en jeu une condition un peu plus complexe</text:span></text:span><text:span text:style-name="T3"> :</text:span></text:p>
      <text:p text:style-name="P53"><text:span text:style-name="T3">Soit à afficher les noms et prénoms des </text:span><text:span text:style-name="Emphasis"><text:span text:style-name="T3">secrétaires</text:span></text:span><text:span text:style-name="T3"> de moins de 40 ans ?</text:span></text:p>
      <text:p text:style-name="P24"><text:span text:style-name="T3">il y a lieu ici, de faire une </text:span><text:span text:style-name="Strong_20_Emphasis"><text:span text:style-name="T7">composition de conditions</text:span></text:span><text:span text:style-name="T3">; on cherche les employés occupant un poste de </text:span><text:span text:style-name="Emphasis"><text:span text:style-name="T3">Secrétaire</text:span></text:span><text:span text:style-name="T3"> </text:span><text:span text:style-name="Strong_20_Emphasis"><text:span text:style-name="T7">ET</text:span></text:span><text:span text:style-name="T3"> qui ont moins de 40 ans.</text:span></text:p>
      <text:p text:style-name="P20"><text:soft-page-break/><text:span text:style-name="Source_20_Text"><text:span text:style-name="T9">SELECT Nom, Prenom FROM employes WHERE emploi = 'Secrétaire' AND age &lt; 40;</text:span></text:span></text:p>
      <text:section text:style-name="Sect1" text:name="attention-au-faux-ami">
        <text:h text:style-name="P18" text:outline-level="3">ATTENTION au FAUX AMI</text:h>
      </text:section>
      <text:p text:style-name="P53"><text:span text:style-name="T5">Vous devez faire attention aux faux ami "</text:span><text:span text:style-name="Strong_20_Emphasis"><text:span text:style-name="T8">OR</text:span></text:span><text:span text:style-name="T5">" et "</text:span><text:span text:style-name="Strong_20_Emphasis"><text:span text:style-name="T8">AND</text:span></text:span><text:span text:style-name="T5">".</text:span></text:p>
      <text:p text:style-name="P53"><text:span text:style-name="T3">Dans les langues parlées habituelles (Français, Anglais, Allemand, ...), il nous est aisé d'utiliser le mot "</text:span><text:span text:style-name="Strong_20_Emphasis"><text:span text:style-name="T7">et</text:span></text:span><text:span text:style-name="T3">" lorsque nous voulons faire deux choses </text:span><text:span text:style-name="Strong_20_Emphasis"><text:span text:style-name="T7">à la fois</text:span></text:span><text:span text:style-name="T3">.</text:span></text:p>
      <text:p text:style-name="P24"><text:span text:style-name="T3">ainsi, si je veux afficher les employés </text:span><text:span text:style-name="Emphasis"><text:span text:style-name="T3">Secrétaire</text:span></text:span><text:span text:style-name="T3"> et les employés </text:span><text:span text:style-name="Emphasis"><text:span text:style-name="T3">Directeur</text:span></text:span><text:span text:style-name="T3">, j'énoncerai (en Français) naturellement :</text:span></text:p>
      <text:p text:style-name="P26"><text:span text:style-name="T3">"je veux afficher les employés qui occupent un emploi de </text:span><text:span text:style-name="Emphasis"><text:span text:style-name="T3">Secrétaire</text:span></text:span><text:span text:style-name="T3"> </text:span><text:span text:style-name="Strong_20_Emphasis"><text:span text:style-name="T7">ET</text:span></text:span><text:span text:style-name="T3"> les employés qui occupent un emploi de </text:span><text:span text:style-name="Emphasis"><text:span text:style-name="T3">Directeur</text:span></text:span><text:span text:style-name="T3">".</text:span></text:p>
      <text:p text:style-name="P28">Sémantiquement, il n'y a pas de faute dans cet énoncé (en Français), mais il y en a une dans sa traduction littèrale en SQL :</text:p>
      <text:p text:style-name="P40">Si vous écrivez la commande :</text:p>
      <text:p text:style-name="P20"><text:span text:style-name="Source_20_Text"><text:span text:style-name="T9">SELECT Nom, Prenom FROM employes WHERE emploi = 'Secrétaire' AND emploi='Directeur';</text:span></text:span></text:p>
      <text:p text:style-name="P53"><text:span text:style-name="T3">Ceci vous retournera un ensemble vide (vous pouvez le tester), car </text:span><text:span text:style-name="Strong_20_Emphasis"><text:span text:style-name="T7">aucun employé n'occupe </text:span></text:span><text:span text:style-name="Strong_20_Emphasis"><text:span text:style-name="Emphasis"><text:span text:style-name="T7">à la fois</text:span></text:span></text:span><text:span text:style-name="Strong_20_Emphasis"><text:span text:style-name="T7"> un emploi de Secrétaire ET de Directeur !!</text:span></text:span></text:p>
      <text:p text:style-name="P40">La bonne commande aurait été :</text:p>
      <text:p text:style-name="P20"><text:span text:style-name="Source_20_Text"><text:span text:style-name="T9">SELECT Nom, Prenom FROM employes WHERE emploi = 'Secrétaire' OR emploi='Directeur';</text:span></text:span></text:p>
      <text:section text:style-name="Sect1" text:name="remarque">
        <text:h text:style-name="P18" text:outline-level="3">REMARQUE</text:h>
      </text:section>
      <text:p text:style-name="P53"><text:span text:style-name="T5">Dans ce paragraphe, les mots </text:span><text:span text:style-name="Emphasis"><text:span text:style-name="T5">SELECT</text:span></text:span><text:span text:style-name="T5">, </text:span><text:span text:style-name="Emphasis"><text:span text:style-name="T5">FROM</text:span></text:span><text:span text:style-name="T5"> et </text:span><text:span text:style-name="Emphasis"><text:span text:style-name="T5">WHERE</text:span></text:span><text:span text:style-name="T5"> ont été écrits en majuscule, dans le seul souci de la lisibilité.</text:span></text:p>
      <text:p text:style-name="P21">Vous pouvez les écrire indiffèremment en minuscules ou en majusucules, SQL se moquant de la casse quand il s'agit d'interprêter ces ordres.</text:p>
      <text:p text:style-name="P19"/>
      <text:section text:style-name="Sect1" text:name="utilisation-pouss%C3%A9e---tri-des-r%C3%A9sultats">
        <text:h text:style-name="P18" text:outline-level="3">UTILISATION POUSSÉE - TRI DES RÉSULTATS</text:h>
      </text:section>
      <text:p text:style-name="P39">Vous pouvez aussi demander à trier votre affichage selon vos propres critères.</text:p>
      <text:p text:style-name="P24"><text:span text:style-name="T3">Sinon, l'affichage suivrait l'ordre de remplissage de la table, ce qui serait peu </text:span><text:span text:style-name="Emphasis"><text:span text:style-name="T3">naturel</text:span></text:span><text:span text:style-name="T3">.</text:span></text:p>
      <text:p text:style-name="P53"><text:span text:style-name="T3">Pour cela, </text:span><text:span text:style-name="Strong_20_Emphasis"><text:span text:style-name="T7">à la fin de la commande</text:span></text:span><text:span text:style-name="T3">, vous ferez suivre celle-ci par :</text:span></text:p>
      <text:p text:style-name="P53"><text:span text:style-name="Strong_20_Emphasis"><text:span text:style-name="T7">ORDER BY</text:span></text:span><text:span text:style-name="T3"> et le nom du champ qui servira d'argument de tri .</text:span></text:p>
      <text:p text:style-name="P40">Pour rappel, la commande</text:p>
      <text:p text:style-name="P20"><text:span text:style-name="Source_20_Text"><text:span text:style-name="T9">SELECT Nom, Prenom FROM employes WHERE emploi = 'Secrétaire' OR emploi='Directeur';</text:span></text:span></text:p>
      <text:p text:style-name="P40">retournera le résultat suivant :</text:p>
      <text:p text:style-name="P52"><draw:a xlink:type="simple" xlink:href="https://cours.3wa.fr/3wa-v2/dev/raw/master/PHP1/PHP1.5/05.%20SELECT/images/sansTri.png"><draw:frame draw:style-name="fr1" draw:name="Image11" text:anchor-type="as-char" svg:width="2.05cm" svg:height="1.051cm" draw:z-index="10"><draw:image xlink:href="https://cours.3wa.fr/3wa-v2/dev/raw/master/PHP1/PHP1.5/05.%20SELECT/images/sansTri.png" xlink:type="simple" xlink:show="embed" xlink:actuate="onLoad"/><svg:title>PAS DE TRI</svg:title></draw:frame></draw:a></text:p>
      <text:p text:style-name="P40">alors que la commande</text:p>
      <text:p text:style-name="P20"><text:soft-page-break/><text:span text:style-name="Source_20_Text"><text:span text:style-name="T9">SELECT Nom, Prenom FROM employes WHERE emploi = 'Secrétaire' OR emploi='Directeur' order by Nom;</text:span></text:span></text:p>
      <text:p text:style-name="P40">retournera le résultat suivant :</text:p>
      <text:p text:style-name="P52"><draw:a xlink:type="simple" xlink:href="https://cours.3wa.fr/3wa-v2/dev/raw/master/PHP1/PHP1.5/05.%20SELECT/images/triNom.png"><draw:frame draw:style-name="fr1" draw:name="Image12" text:anchor-type="as-char" svg:width="2.05cm" svg:height="1.051cm" draw:z-index="11"><draw:image xlink:href="https://cours.3wa.fr/3wa-v2/dev/raw/master/PHP1/PHP1.5/05.%20SELECT/images/triNom.png" xlink:type="simple" xlink:show="embed" xlink:actuate="onLoad"/><svg:title>TRI SUR NOM</svg:title></draw:frame></draw:a></text:p>
      <text:p text:style-name="P40">et la commande</text:p>
      <text:p text:style-name="P20"><text:span text:style-name="Source_20_Text"><text:span text:style-name="T9">SELECT Nom, Prenom FROM employes WHERE emploi = 'Secrétaire' OR emploi='Directeur' order by Prenom;</text:span></text:span></text:p>
      <text:p text:style-name="P40">retournera le résultat suivant :</text:p>
      <text:p text:style-name="P52"><draw:a xlink:type="simple" xlink:href="https://cours.3wa.fr/3wa-v2/dev/raw/master/PHP1/PHP1.5/05.%20SELECT/images/triPrenom.png"><draw:frame draw:style-name="fr1" draw:name="Image13" text:anchor-type="as-char" svg:width="2.05cm" svg:height="1.051cm" draw:z-index="12"><draw:image xlink:href="https://cours.3wa.fr/3wa-v2/dev/raw/master/PHP1/PHP1.5/05.%20SELECT/images/triPrenom.png" xlink:type="simple" xlink:show="embed" xlink:actuate="onLoad"/><svg:title>TRI SUR PRENOM</svg:title></draw:frame></draw:a></text:p>
      <text:p text:style-name="P21">Notez que vous pouvez faire un tri plus poussé sur plus d'un argument (c'est à dire que vous triez d'abord sur un champ, puis sur un second, en cas d'homonymie sur le premier, et ainsi de suite...).</text:p>
      <text:p text:style-name="P28">Votre formateur vous en fera la démonstration .</text:p>
      <text:p text:style-name="P20"><text:span text:style-name="Source_20_Text"><text:span text:style-name="T9">SELECT Nom, Prenom FROM employes WHERE emploi = 'Secrétaire' OR emploi='Directeur' order by emploi, Nom;</text:span></text:span></text:p>
      <text:p text:style-name="P19"/>
      <text:p text:style-name="P40">La commande SELECT est probablement la plus ardue de SQL . C'est aussi certainement la partie la plus complexe que vous aborderez dans le cadre de ce cursus.</text:p>
      <text:p text:style-name="P40">Ce que nous venons de voir est le strict minimum que vous devez appréhender, mais vous pouvez aussi vous entraîner et aller plus loin en compulsant ce lien :</text:p>
      <text:p text:style-name="P53"><text:a xlink:type="simple" xlink:href="https://www.w3schools.com/sql/sql_select.asp" text:style-name="Internet_20_link" text:visited-style-name="Visited_20_Internet_20_Link"><text:span text:style-name="T16">w3schools.com</text:span></text:a></text:p>
      <text:p text:style-name="Text_20_body"><text:line-break/><text:span text:style-name="T20">6. Les Jointures</text:span></text:p>
      <text:section text:style-name="Sect1" text:name="les-jointures">
        <text:h text:style-name="P4" text:outline-level="2">Les JOINTURES</text:h>
      </text:section>
      <text:p text:style-name="P53"><text:span text:style-name="Strong_20_Emphasis"><text:span text:style-name="T8">(ou comment afficher des données de plusieurs tables)</text:span></text:span></text:p>
      <text:p text:style-name="P52"><draw:a xlink:type="simple" xlink:href="https://cours.3wa.fr/3wa-v2/dev/raw/master/PHP1/PHP1.5/06.%20Les%20Jointures/images/jointure.png"><draw:frame draw:style-name="fr1" draw:name="Image14" text:anchor-type="as-char" svg:width="2.05cm" svg:height="1.051cm" draw:z-index="13"><draw:image xlink:href="https://cours.3wa.fr/3wa-v2/dev/raw/master/PHP1/PHP1.5/06.%20Les%20Jointures/images/jointure.png" xlink:type="simple" xlink:show="embed" xlink:actuate="onLoad"/><svg:title>JOIN</svg:title></draw:frame></draw:a></text:p>
      <text:p text:style-name="P40">Comme précisé dans le précédent chapitre, nous allons maintenant afficher des données en provenance de plusieurs tables.</text:p>
      <text:p text:style-name="P53"><text:span text:style-name="Strong_20_Emphasis"><text:span text:style-name="T7">A CONDITION QU'UNE RELATION EXISTE ENTRE CES TABLES !!!!</text:span></text:span></text:p>
      <text:p text:style-name="P40">Reprenons les tables du modèle suivant :</text:p>
      <text:p text:style-name="P52"><draw:a xlink:type="simple" xlink:href="https://cours.3wa.fr/3wa-v2/dev/raw/master/PHP1/PHP1.5/06.%20Les%20Jointures/images/relation03.png"><draw:frame draw:style-name="fr1" draw:name="Image15" text:anchor-type="as-char" svg:width="2.05cm" svg:height="1.051cm" draw:z-index="14"><draw:image xlink:href="https://cours.3wa.fr/3wa-v2/dev/raw/master/PHP1/PHP1.5/06.%20Les%20Jointures/images/relation03.png" xlink:type="simple" xlink:show="embed" xlink:actuate="onLoad"/><svg:title>MODELE</svg:title></draw:frame></draw:a></text:p>
      <text:p text:style-name="P53"><text:span text:style-name="T3">Nous avons vu dans le premier chapitre de ce cours que ces tables étaient </text:span><text:span text:style-name="Source_20_Text"><text:span text:style-name="T13">mises en relation</text:span></text:span><text:span text:style-name="T3"> grâce à un couple de champs (une </text:span><text:span text:style-name="Strong_20_Emphasis"><text:span text:style-name="T7">clé primaire</text:span></text:span><text:span text:style-name="T3"> et une </text:span><text:span text:style-name="Strong_20_Emphasis"><text:span text:style-name="T7">clé étrangère</text:span></text:span><text:span text:style-name="T3">, </text:span><text:soft-page-break/><text:span text:style-name="T3">respectivement le champ </text:span><text:span text:style-name="Strong_20_Emphasis"><text:span text:style-name="T7">Identifiant</text:span></text:span><text:span text:style-name="T3"> de la table </text:span><text:span text:style-name="Emphasis"><text:span text:style-name="T3">EMPLOIS</text:span></text:span><text:span text:style-name="T3"> et le champ </text:span><text:span text:style-name="Strong_20_Emphasis"><text:span text:style-name="T7">emploi</text:span></text:span><text:span text:style-name="T3"> de la table </text:span><text:span text:style-name="Emphasis"><text:span text:style-name="T3">EMPLOYES</text:span></text:span><text:span text:style-name="T3">).</text:span></text:p>
      <text:p text:style-name="P53"><text:span text:style-name="T3">Visuellement, nous pouvons donc en déduire que </text:span><text:span text:style-name="Strong_20_Emphasis"><text:span text:style-name="T7">TOTO</text:span></text:span><text:span text:style-name="T3"> est </text:span><text:span text:style-name="Strong_20_Emphasis"><text:span text:style-name="T7">Directeur</text:span></text:span><text:span text:style-name="T3"> en suivant cette </text:span><text:span text:style-name="Source_20_Text"><text:span text:style-name="T13">relation</text:span></text:span><text:span text:style-name="T3"> .</text:span></text:p>
      <text:p text:style-name="P52"><draw:a xlink:type="simple" xlink:href="https://cours.3wa.fr/3wa-v2/dev/raw/master/PHP1/PHP1.5/06.%20Les%20Jointures/images/suivi.png"><draw:frame draw:style-name="fr1" draw:name="Image16" text:anchor-type="as-char" svg:width="2.05cm" svg:height="1.051cm" draw:z-index="15"><draw:image xlink:href="https://cours.3wa.fr/3wa-v2/dev/raw/master/PHP1/PHP1.5/06.%20Les%20Jointures/images/suivi.png" xlink:type="simple" xlink:show="embed" xlink:actuate="onLoad"/><svg:title>MODELE</svg:title></draw:frame></draw:a></text:p>
      <text:p text:style-name="P40">Mais faire ceci 'visuellement' n'est pas très .. efficace.</text:p>
      <text:p text:style-name="P19"/>
      <text:section text:style-name="Sect1" text:name="comment-mat%C3%A9rialiser-cette-relation-">
        <text:h text:style-name="P18" text:outline-level="3">Comment matérialiser cette relation ?</text:h>
      </text:section>
      <text:p text:style-name="P53"><text:span text:style-name="Strong_20_Emphasis"><text:span text:style-name="T8">Et bien, c'est très simple</text:span></text:span></text:p>
      <text:list xml:id="list24366048" text:style-name="L10">
        <text:list-item>
          <text:p text:style-name="P56"><text:span text:style-name="T3">Il faut déclarer dans la clause </text:span><text:span text:style-name="Strong_20_Emphasis"><text:span text:style-name="T7">FROM</text:span></text:span><text:span text:style-name="T3"> que vous allez manipuler des données en provenance de ces 2 tables</text:span></text:p>
        </text:list-item>
        <text:list-item>
          <text:p text:style-name="P56"><text:span text:style-name="T3">Il suffit d'écrire dans la clause </text:span><text:span text:style-name="Strong_20_Emphasis"><text:span text:style-name="T7">WHERE</text:span></text:span><text:span text:style-name="T3"> de votre </text:span><text:span text:style-name="Emphasis"><text:span text:style-name="T3">SELECT</text:span></text:span><text:span text:style-name="T3"> que </text:span><text:span text:style-name="Strong_20_Emphasis"><text:span text:style-name="T7">la valeur de la clé primaire est égale à la valeur de la clé étrangère</text:span></text:span><text:span text:style-name="T3">.</text:span></text:p>
          <text:p text:style-name="P25"><text:span text:style-name="T3">On appelle ceci : </text:span><text:span text:style-name="Strong_20_Emphasis"><text:span text:style-name="T7">matérialiser la relation</text:span></text:span><text:span text:style-name="T3">.</text:span></text:p>
        </text:list-item>
      </text:list>
      <text:p text:style-name="P40">Ce qui donne :</text:p>
      <text:p text:style-name="P20"><text:span text:style-name="Source_20_Text"><text:span text:style-name="T9">SELECT ...</text:span></text:span></text:p>
      <text:p text:style-name="P20"><text:span text:style-name="Source_20_Text"><text:span text:style-name="T9">FROM EMPLOYES, EMPLOIS</text:span></text:span></text:p>
      <text:p text:style-name="P20"><text:span text:style-name="Source_20_Text"><text:span text:style-name="T9">WHERE <text:s/>... <text:s/>AND EMPLOIS.Identifiant = EMPLOYES.emploi;</text:span></text:span></text:p>
      <text:p text:style-name="P53"><text:span text:style-name="T3">Vous notez dans cet extrait de code que nous avons bien noté que le champ </text:span><text:span text:style-name="Strong_20_Emphasis"><text:span text:style-name="T7">Identifiant</text:span></text:span><text:span text:style-name="T3"> de la table </text:span><text:span text:style-name="Emphasis"><text:span text:style-name="T3">EMPLOIS</text:span></text:span><text:span text:style-name="T3"> (EMPLOIS.Identifiant) </text:span><text:span text:style-name="Strong_20_Emphasis"><text:span text:style-name="T7">est égal</text:span></text:span><text:span text:style-name="T3"> au champ </text:span><text:span text:style-name="Strong_20_Emphasis"><text:span text:style-name="T7">emploi</text:span></text:span><text:span text:style-name="T3"> de la table </text:span><text:span text:style-name="Emphasis"><text:span text:style-name="T3">EMPLOYES</text:span></text:span><text:span text:style-name="T3"> (EMPLOYES.emploi).</text:span></text:p>
      <text:p text:style-name="P21">Nous avons matérialisé la relation en suivant cette directive.</text:p>
      <text:p text:style-name="P40">Au final, la syntaxe de l'ordre SELECT pour savoir quel emploi occupe TOTO, est :</text:p>
      <text:p text:style-name="P20"><text:span text:style-name="Source_20_Text"><text:span text:style-name="T9">SELECT Nom, Prenom, EMPLOIS.emploi</text:span></text:span></text:p>
      <text:p text:style-name="P20"><text:span text:style-name="Source_20_Text"><text:span text:style-name="T9">FROM EMPLOYES, EMPLOIS</text:span></text:span></text:p>
      <text:p text:style-name="P20"><text:span text:style-name="Source_20_Text"><text:span text:style-name="T9">WHERE <text:s/>Nom = 'Toto' <text:s/>AND EMPLOIS.Identifiant = EMPLOYES.emploi;</text:span></text:span></text:p>
      <text:p text:style-name="P40">Ce qui donnera le résultat escompté.</text:p>
      <text:p text:style-name="P52"><draw:a xlink:type="simple" xlink:href="https://cours.3wa.fr/3wa-v2/dev/raw/master/PHP1/PHP1.5/06.%20Les%20Jointures/images/result01.png"><draw:frame draw:style-name="fr1" draw:name="Image17" text:anchor-type="as-char" svg:width="2.05cm" svg:height="1.051cm" draw:z-index="16"><draw:image xlink:href="https://cours.3wa.fr/3wa-v2/dev/raw/master/PHP1/PHP1.5/06.%20Les%20Jointures/images/result01.png" xlink:type="simple" xlink:show="embed" xlink:actuate="onLoad"/><svg:title>RESULTAT</svg:title></draw:frame></draw:a></text:p>
      <text:p text:style-name="P40">Maintenant, sous forme d'exercice, essayons d'afficher l'emploi de tous les employés.</text:p>
      <text:p text:style-name="P20"><text:span text:style-name="Source_20_Text"><text:span text:style-name="T9">SELECT Nom, Prenom, EMPLOIS.emploi</text:span></text:span></text:p>
      <text:p text:style-name="P20"><text:span text:style-name="Source_20_Text"><text:span text:style-name="T9">FROM EMPLOYES, EMPLOIS</text:span></text:span></text:p>
      <text:p text:style-name="P20"><text:span text:style-name="Source_20_Text"><text:span text:style-name="T9">WHERE EMPLOIS.Identifiant = EMPLOYES.emploi;</text:span></text:span></text:p>
      <text:p text:style-name="P53"><text:span text:style-name="T3">Vous constatez que la condition </text:span><text:span text:style-name="Strong_20_Emphasis"><text:span text:style-name="T7">WHERE</text:span></text:span><text:span text:style-name="T3"> est limitée seulement à la </text:span><text:span text:style-name="Strong_20_Emphasis"><text:span text:style-name="T7">matérialisation de la relation</text:span></text:span><text:span text:style-name="T3"> puisque nous voulons afficher l'emploi de </text:span><text:span text:style-name="Emphasis"><text:span text:style-name="T3">tous</text:span></text:span><text:span text:style-name="T3"> les employés.</text:span></text:p>
      <text:section text:style-name="Sect1" text:name="Section20">
        <text:h text:style-name="P18" text:outline-level="3"><text:bookmark text:name="remarque"/><text:soft-page-break/>REMARQUE</text:h>
      </text:section>
      <text:p text:style-name="P53"><text:span text:style-name="T5">Dans un souci de simplification, les </text:span><text:a xlink:type="simple" xlink:href="https://e.3wa.fr/mod/url/view.php?id=154233" text:style-name="Internet_20_link" text:visited-style-name="Visited_20_Internet_20_Link"><text:span text:style-name="T18">exemples</text:span></text:a><text:span text:style-name="T5"> proposés dans ce chapitre tirent parti de 2 tables seulement.</text:span></text:p>
      <text:p text:style-name="P40">Or il n'est pas rare de rencontrer des relations mettant en jeu plus de 2 tables.</text:p>
      <text:p text:style-name="P21">La complexité de la jointure n'en est pas augmentée pour autant.</text:p>
      <text:p text:style-name="P40">Soient 3 tables (T1, T2 et T3) en relation, telles que :</text:p>
      <text:list xml:id="list3770623588" text:style-name="L11">
        <text:list-item>
          <text:p text:style-name="P43">T2 a une clé primaire T2_CP la mettant en relation avec la clé étrangère T1_CE de T1.</text:p>
        </text:list-item>
        <text:list-item>
          <text:p text:style-name="P43">et T3 a une clé primaire T3_CP la mettant en relation avec la clé étrangère T2_CE de T2.</text:p>
        </text:list-item>
      </text:list>
      <text:p text:style-name="P52"><draw:a xlink:type="simple" xlink:href="https://cours.3wa.fr/3wa-v2/dev/raw/master/PHP1/PHP1.5/06.%20Les%20Jointures/images/relation04.png"><draw:frame draw:style-name="fr1" draw:name="Image18" text:anchor-type="as-char" svg:width="2.05cm" svg:height="1.051cm" draw:z-index="17"><draw:image xlink:href="https://cours.3wa.fr/3wa-v2/dev/raw/master/PHP1/PHP1.5/06.%20Les%20Jointures/images/relation04.png" xlink:type="simple" xlink:show="embed" xlink:actuate="onLoad"/><svg:title>JOINTURE MULTIPLE</svg:title></draw:frame></draw:a></text:p>
      <text:p text:style-name="P40">Alors, la matérialisation de la relation sera simplement de la forme :</text:p>
      <text:p text:style-name="P20"><text:span text:style-name="Source_20_Text"><text:span text:style-name="T9">SELECT ...</text:span></text:span></text:p>
      <text:p text:style-name="P20"><text:span text:style-name="Source_20_Text"><text:span text:style-name="T9">FROM T1, T2, T3</text:span></text:span></text:p>
      <text:p text:style-name="P20"><text:span text:style-name="Source_20_Text"><text:span text:style-name="T9">WHERE <text:s/>... <text:s/>AND T1.T1_CE = T2.T2_CP</text:span></text:span></text:p>
      <text:p text:style-name="P20"><text:span text:style-name="Source_20_Text"><text:span text:style-name="T11"><text:s text:c="12"/></text:span></text:span><text:span text:style-name="Source_20_Text"><text:span text:style-name="T9">AND T2.T2_CE = T3.T3_CP;</text:span></text:span></text:p>
      <text:p text:style-name="P40">Le formateur vous fera une démonstration de ce concept.</text:p>
      <text:p text:style-name="P19"/>
      <text:p text:style-name="P53"><text:span text:style-name="Emphasis"><text:span text:style-name="T3">Exercez vous aux jointures, vous allez en faire durant toute votre carrière !</text:span></text:span></text:p>
      <text:p text:style-name="Text_20_body"><text:line-break/><text:span text:style-name="T20">7. INSERT</text:span></text:p>
      <text:section text:style-name="Sect1" text:name="insert">
        <text:h text:style-name="P4" text:outline-level="2">INSERT</text:h>
      </text:section>
      <text:p text:style-name="P53"><text:span text:style-name="Strong_20_Emphasis"><text:span text:style-name="T8">(ou comment ajouter des enregistrements dans une table)</text:span></text:span></text:p>
      <text:p text:style-name="P52"><draw:a xlink:type="simple" xlink:href="https://cours.3wa.fr/3wa-v2/dev/raw/master/PHP1/PHP1.5/07.%20INSERT/images/insert.png"><draw:frame draw:style-name="fr1" draw:name="Image19" text:anchor-type="as-char" svg:width="2.05cm" svg:height="1.051cm" draw:z-index="18"><draw:image xlink:href="https://cours.3wa.fr/3wa-v2/dev/raw/master/PHP1/PHP1.5/07.%20INSERT/images/insert.png" xlink:type="simple" xlink:show="embed" xlink:actuate="onLoad"/><svg:title>INSERT</svg:title></draw:frame></draw:a></text:p>
      <text:p text:style-name="P40">Comme le suggère l'image ci-dessus, la syntaxe de la commande d'insertion (de création) de données dans une table est de la forme</text:p>
      <text:p text:style-name="P53"><text:span text:style-name="Strong_20_Emphasis"><text:span text:style-name="T7">INSERT INTO</text:span></text:span><text:span text:style-name="T3"> nom_de_table </text:span><text:span text:style-name="Strong_20_Emphasis"><text:span text:style-name="T7">(</text:span></text:span><text:span text:style-name="T3">nom_des_champs</text:span><text:span text:style-name="Strong_20_Emphasis"><text:span text:style-name="T7">)</text:span></text:span><text:span text:style-name="T3"> </text:span><text:span text:style-name="Strong_20_Emphasis"><text:span text:style-name="T7">VALUES</text:span></text:span><text:span text:style-name="T3"> </text:span><text:span text:style-name="Strong_20_Emphasis"><text:span text:style-name="T7">(</text:span></text:span><text:span text:style-name="T3"> valeur, valeur,...</text:span><text:span text:style-name="Strong_20_Emphasis"><text:span text:style-name="T7">);</text:span></text:span></text:p>
      <text:p text:style-name="P40">Ainsi, pour insérer des données dans la table des employés vue précédemment :</text:p>
      <text:p text:style-name="P52"><draw:a xlink:type="simple" xlink:href="https://cours.3wa.fr/3wa-v2/dev/raw/master/PHP1/PHP1.5/07.%20INSERT/images/employes.png"><draw:frame draw:style-name="fr1" draw:name="Image20" text:anchor-type="as-char" svg:width="2.05cm" svg:height="1.051cm" draw:z-index="19"><draw:image xlink:href="https://cours.3wa.fr/3wa-v2/dev/raw/master/PHP1/PHP1.5/07.%20INSERT/images/employes.png" xlink:type="simple" xlink:show="embed" xlink:actuate="onLoad"/><svg:title>TABLE EMPLOYES</svg:title></draw:frame></draw:a></text:p>
      <text:p text:style-name="P53"><text:span text:style-name="T3">Nous allons utiliser l'ordre </text:span><text:span text:style-name="Strong_20_Emphasis"><text:span text:style-name="T7">INSERT</text:span></text:span><text:span text:style-name="T3"> suivant :</text:span></text:p>
      <text:p text:style-name="P20"><text:span text:style-name="Source_20_Text"><text:span text:style-name="T11"><text:s text:c="8"/></text:span></text:span><text:span text:style-name="Source_20_Text"><text:span text:style-name="T9">INSERT INTO EMPLOYES(Identifiant,Nom,Prenom,age,adresse,emploi)</text:span></text:span></text:p>
      <text:p text:style-name="P20"><text:span text:style-name="Source_20_Text"><text:span text:style-name="T11"><text:s text:c="8"/></text:span></text:span><text:span text:style-name="Source_20_Text"><text:span text:style-name="T9">VALUES (3, 'Dalton','Ma',97,'DaisyTown','Retraitée');</text:span></text:span></text:p>
      <text:p text:style-name="P52"><text:soft-page-break/><draw:a xlink:type="simple" xlink:href="https://cours.3wa.fr/3wa-v2/dev/raw/master/PHP1/PHP1.5/07.%20INSERT/images/insert2.png"><draw:frame draw:style-name="fr1" draw:name="Image21" text:anchor-type="as-char" svg:width="2.05cm" svg:height="1.051cm" draw:z-index="20"><draw:image xlink:href="https://cours.3wa.fr/3wa-v2/dev/raw/master/PHP1/PHP1.5/07.%20INSERT/images/insert2.png" xlink:type="simple" xlink:show="embed" xlink:actuate="onLoad"/><svg:title>INSERTION</svg:title></draw:frame></draw:a></text:p>
      <text:p text:style-name="P53"><text:span text:style-name="T3">La ligne a bien été rajoutée à la table des </text:span><text:span text:style-name="Emphasis"><text:span text:style-name="T3">EMPLOYES</text:span></text:span><text:span text:style-name="T3">.</text:span></text:p>
      <text:p text:style-name="P24"><text:span text:style-name="T3">Ici, elle semble avoir été </text:span><text:span text:style-name="Emphasis"><text:span text:style-name="T3">insérée</text:span></text:span><text:span text:style-name="T3"> entre les identifiants 2 et 5. </text:span><text:span text:style-name="Strong_20_Emphasis"><text:span text:style-name="T7">Il n'en est rien</text:span></text:span><text:span text:style-name="T3">, le résultat montré dans l'image précédente est issu d'une requête SELECT utilisant un ORDER BY Identifiant !</text:span></text:p>
      <text:p text:style-name="P19"/>
      <text:section text:style-name="Sect1" text:name="economie-economie">
        <text:h text:style-name="P18" text:outline-level="3">ECONOMIE, ECONOMIE</text:h>
      </text:section>
      <text:p text:style-name="P53"><text:span text:style-name="T5">Il peut sembler fastidieux d'indiquer dans l'ordre </text:span><text:span text:style-name="Strong_20_Emphasis"><text:span text:style-name="T8">INSERT</text:span></text:span><text:span text:style-name="T5"> la liste des champs dans lesquels on va '</text:span><text:span text:style-name="Emphasis"><text:span text:style-name="T5">déposer</text:span></text:span><text:span text:style-name="T5">' les valeurs. Surtout si la liste des champs est longue...</text:span></text:p>
      <text:p text:style-name="P40">Dans ce cas, il existe une forme raccourcie de cette commande, ne nous obligeant pas à énoncer cette longue liste, mais qui nous oblige malgré tout à fournir toutes les valeurs de tous les champs :</text:p>
      <text:p text:style-name="P20"><text:span text:style-name="Source_20_Text"><text:span text:style-name="T11"><text:s text:c="8"/></text:span></text:span><text:span text:style-name="Source_20_Text"><text:span text:style-name="T9">INSERT INTO EMPLOYES</text:span></text:span></text:p>
      <text:p text:style-name="P20"><text:span text:style-name="Source_20_Text"><text:span text:style-name="T11"><text:s text:c="8"/></text:span></text:span><text:span text:style-name="Source_20_Text"><text:span text:style-name="T9">VALUES (4, 'Golan','Henry',37,'Dallas','Président');</text:span></text:span></text:p>
      <text:p text:style-name="P53"><text:span text:style-name="Strong_20_Emphasis"><text:span text:style-name="T7">ATTENTION</text:span></text:span><text:span text:style-name="T3"> , dans ce cas, vous devrez renseigner des valeurs de tous les champs, dans le bon ordre, et ce même si les champs ont des valeurs par défaut ou des valeurs auto-incrémentées.</text:span></text:p>
      <text:p text:style-name="P19"/>
      <text:section text:style-name="Sect1" text:name="Section21">
        <text:h text:style-name="P18" text:outline-level="3"><text:bookmark text:name="remarque1"/>REMARQUE</text:h>
      </text:section>
      <text:p text:style-name="P53"><text:span text:style-name="T5">Vous pourrez faire l'économie de fournir toutes les valeurs de tous les champs, </text:span><text:span text:style-name="Strong_20_Emphasis"><text:span text:style-name="T8">si et seulement si</text:span></text:span><text:span text:style-name="T5"> les champs ont des valeurs par défaut </text:span><text:span text:style-name="Strong_20_Emphasis"><text:span text:style-name="T8">non nulles</text:span></text:span><text:span text:style-name="T5">.</text:span></text:p>
      <text:p text:style-name="P24"><text:span text:style-name="T3">Dans notre exemple, c'est le cas des champs </text:span><text:span text:style-name="Emphasis"><text:span text:style-name="T3">age</text:span></text:span><text:span text:style-name="T3"> et </text:span><text:span text:style-name="Emphasis"><text:span text:style-name="T3">adresse</text:span></text:span><text:span text:style-name="T3">.</text:span></text:p>
      <text:p text:style-name="P40">Ainsi, la requête :</text:p>
      <text:p text:style-name="P20"><text:span text:style-name="Source_20_Text"><text:span text:style-name="T11"><text:s text:c="8"/></text:span></text:span><text:span text:style-name="Source_20_Text"><text:span text:style-name="T9">INSERT INTO EMPLOYES(Identifiant,Nom,Prenom,emploi)</text:span></text:span></text:p>
      <text:p text:style-name="P20"><text:span text:style-name="Source_20_Text"><text:span text:style-name="T11"><text:s text:c="8"/></text:span></text:span><text:span text:style-name="Source_20_Text"><text:span text:style-name="T9">VALUES (4, 'Golan','Henry','Président');</text:span></text:span></text:p>
      <text:p text:style-name="P40">sera valide et un ordre SELECT postérieur renverra le résultat suivant :</text:p>
      <text:p text:style-name="P52"><draw:a xlink:type="simple" xlink:href="https://cours.3wa.fr/3wa-v2/dev/raw/master/PHP1/PHP1.5/07.%20INSERT/images/insert3.png"><draw:frame draw:style-name="fr1" draw:name="Image22" text:anchor-type="as-char" svg:width="2.05cm" svg:height="1.051cm" draw:z-index="21"><draw:image xlink:href="https://cours.3wa.fr/3wa-v2/dev/raw/master/PHP1/PHP1.5/07.%20INSERT/images/insert3.png" xlink:type="simple" xlink:show="embed" xlink:actuate="onLoad"/><svg:title>INSERTION INCOMPLETE</svg:title></draw:frame></draw:a></text:p>
      <text:p text:style-name="P24"><text:span text:style-name="T3">Pour information, les champs non renseignés contiendront une valeur qui ne pourra être évaluée à </text:span><text:span text:style-name="Strong_20_Emphasis"><text:span text:style-name="T7">0</text:span></text:span><text:span text:style-name="T3"> ou à la </text:span><text:span text:style-name="Strong_20_Emphasis"><text:span text:style-name="T7">chaine vide</text:span></text:span><text:span text:style-name="T3">, car ils contiendront la valeur spéciale </text:span><text:span text:style-name="Strong_20_Emphasis"><text:span text:style-name="T7">null</text:span></text:span><text:span text:style-name="T3">.</text:span></text:p>
      <text:p text:style-name="Text_20_body"><text:line-break/><text:span text:style-name="T20">8. UPDATE</text:span></text:p>
      <text:section text:style-name="Sect1" text:name="update">
        <text:h text:style-name="P4" text:outline-level="2">UPDATE</text:h>
      </text:section>
      <text:p text:style-name="P53"><text:span text:style-name="Strong_20_Emphasis"><text:span text:style-name="T8">(ou comment modifier des données)</text:span></text:span></text:p>
      <text:p text:style-name="P52"><text:soft-page-break/><draw:a xlink:type="simple" xlink:href="https://cours.3wa.fr/3wa-v2/dev/raw/master/PHP1/PHP1.5/08.%20UPDATE/images/update.png"><draw:frame draw:style-name="fr1" draw:name="Image23" text:anchor-type="as-char" svg:width="2.05cm" svg:height="1.051cm" draw:z-index="22"><draw:image xlink:href="https://cours.3wa.fr/3wa-v2/dev/raw/master/PHP1/PHP1.5/08.%20UPDATE/images/update.png" xlink:type="simple" xlink:show="embed" xlink:actuate="onLoad"/><svg:title>UPDATE</svg:title></draw:frame></draw:a></text:p>
      <text:p text:style-name="P40">Voici enfin une requête simple à utiliser, à condition d'en bien comprendre le sens et ses limitations.</text:p>
      <text:section text:style-name="Sect1" text:name="attention">
        <text:h text:style-name="P18" text:outline-level="3">ATTENTION</text:h>
      </text:section>
      <text:p text:style-name="P53"><text:span text:style-name="T5">Cet ordre </text:span><text:span text:style-name="Strong_20_Emphasis"><text:span text:style-name="T8">ne permet pas de modifier la structure</text:span></text:span><text:span text:style-name="T5"> d'une table, il permet seulement de </text:span><text:span text:style-name="Strong_20_Emphasis"><text:span text:style-name="T8">modifier des données</text:span></text:span><text:span text:style-name="T5"> contenues dans un ou plusieurs enregistrements </text:span><text:span text:style-name="Strong_20_Emphasis"><text:span text:style-name="T8">d'une seule table</text:span></text:span><text:span text:style-name="T5">.</text:span></text:p>
      <text:p text:style-name="P19"/>
      <text:p text:style-name="P40">Ceci dit, la syntaxe de cette commande est bien indiquée dans l'image ci-dessus.</text:p>
      <text:p text:style-name="P53"><text:span text:style-name="T3">On </text:span><text:span text:style-name="Strong_20_Emphasis"><text:span text:style-name="T7">UPDATE</text:span></text:span><text:span text:style-name="T3"> des données de la table, en </text:span><text:span text:style-name="Strong_20_Emphasis"><text:span text:style-name="T7">upgradant</text:span></text:span><text:span text:style-name="T3"> (</text:span><text:span text:style-name="Strong_20_Emphasis"><text:span text:style-name="T7">SET</text:span></text:span><text:span text:style-name="T3">) la valeur des champs mentionnés à la nouvelle valeur, des lignes qui correspondent à l'argument de discrimination </text:span><text:span text:style-name="Strong_20_Emphasis"><text:span text:style-name="T7">WHERE</text:span></text:span><text:span text:style-name="T3"> .</text:span></text:p>
      <text:p text:style-name="P40">exemple :</text:p>
      <text:p text:style-name="P20"><text:span text:style-name="Source_20_Text"><text:span text:style-name="T11"><text:s text:c="8"/></text:span></text:span><text:span text:style-name="Source_20_Text"><text:span text:style-name="T9">UPDATE EMPLOYES </text:span></text:span></text:p>
      <text:p text:style-name="P20"><text:span text:style-name="Source_20_Text"><text:span text:style-name="T11"><text:s text:c="8"/></text:span></text:span><text:span text:style-name="Source_20_Text"><text:span text:style-name="T9">SET age = 55, adresse = 'Madrid'</text:span></text:span></text:p>
      <text:p text:style-name="P20"><text:span text:style-name="Source_20_Text"><text:span text:style-name="T11"><text:s text:c="8"/></text:span></text:span><text:span text:style-name="Source_20_Text"><text:span text:style-name="T9">WHERE Identifiant = 4;</text:span></text:span></text:p>
      <text:p text:style-name="P40">Ce qui donne le résultat :</text:p>
      <text:p text:style-name="P52"><draw:a xlink:type="simple" xlink:href="https://cours.3wa.fr/3wa-v2/dev/raw/master/PHP1/PHP1.5/08.%20UPDATE/images/update01.png"><draw:frame draw:style-name="fr1" draw:name="Image24" text:anchor-type="as-char" svg:width="2.05cm" svg:height="1.051cm" draw:z-index="23"><draw:image xlink:href="https://cours.3wa.fr/3wa-v2/dev/raw/master/PHP1/PHP1.5/08.%20UPDATE/images/update01.png" xlink:type="simple" xlink:show="embed" xlink:actuate="onLoad"/><svg:title>UPDATE</svg:title></draw:frame></draw:a></text:p>
      <text:p text:style-name="P19"/>
      <text:section text:style-name="Sect1" text:name="attention-au-pi%C3%A8ge">
        <text:h text:style-name="P18" text:outline-level="3">ATTENTION AU PIÈGE</text:h>
      </text:section>
      <text:p text:style-name="P53"><text:span text:style-name="T5">Le piège consiste à </text:span><text:span text:style-name="Strong_20_Emphasis"><text:span text:style-name="T8">oublier de rajouter la condition WHERE</text:span></text:span><text:span text:style-name="T5"> dans cette instruction.</text:span></text:p>
      <text:p text:style-name="P40">Ce qui a pour effet d'appliquer la modification à toutes les lignes de la table... Dommage !</text:p>
      <text:p text:style-name="P21">Heureusement, nous avons vu que nous pouvons revenir en arrière, sous certaines conditions, grâce au mécanisme de transactionnel, vu au chapitre 4.</text:p>
      <text:section text:style-name="Sect1" text:name="pr%C3%A9cision">
        <text:h text:style-name="P18" text:outline-level="3">Précision</text:h>
      </text:section>
      <text:p text:style-name="P39">Vous ne pouvez pas supprimer un enregistrement en mettant tout ses champs à la valeur nulle.</text:p>
      <text:p text:style-name="P53"><text:span text:style-name="T3">Pour faire ceci, vous devrez impérativement utiliser la commande que nous allons voir au chapitre suivant : </text:span><text:span text:style-name="Strong_20_Emphasis"><text:span text:style-name="T7">DELETE</text:span></text:span></text:p>
      <text:h text:style-name="P15" text:outline-level="2">9. DELETE</text:h>
      <text:section text:style-name="Sect1" text:name="delete">
        <text:h text:style-name="P4" text:outline-level="2"><text:soft-page-break/>DELETE</text:h>
      </text:section>
      <text:p text:style-name="P53"><text:span text:style-name="Strong_20_Emphasis"><text:span text:style-name="T8">(ou comment supprimer des enregistrements dans une table)</text:span></text:span></text:p>
      <text:p text:style-name="P52"><draw:a xlink:type="simple" xlink:href="https://cours.3wa.fr/3wa-v2/dev/raw/master/PHP1/PHP1.5/09.%20DELETE/images/delete.png"><draw:frame draw:style-name="fr1" draw:name="Image25" text:anchor-type="as-char" svg:width="2.05cm" svg:height="1.051cm" draw:z-index="24"><draw:image xlink:href="https://cours.3wa.fr/3wa-v2/dev/raw/master/PHP1/PHP1.5/09.%20DELETE/images/delete.png" xlink:type="simple" xlink:show="embed" xlink:actuate="onLoad"/><svg:title>DELETE</svg:title></draw:frame></draw:a></text:p>
      <text:p text:style-name="P53"><text:span text:style-name="T3">Comme le suggère l'image ci-dessus, la requête </text:span><text:span text:style-name="Strong_20_Emphasis"><text:span text:style-name="T7">DELETE</text:span></text:span><text:span text:style-name="T3"> possède une syntaxe extrêmement simple, qui a pour but de supprimer un ensemble d'enregistrements (ceux qui répondent à la condition </text:span><text:span text:style-name="Strong_20_Emphasis"><text:span text:style-name="T7">WHERE</text:span></text:span><text:span text:style-name="T3">) d'une table.</text:span></text:p>
      <text:p text:style-name="P40">Exemple :</text:p>
      <text:p text:style-name="P20"><text:span text:style-name="Source_20_Text"><text:span text:style-name="T11"><text:s text:c="8"/></text:span></text:span><text:span text:style-name="Source_20_Text"><text:span text:style-name="T9">DELETE FROM EMPLOYES </text:span></text:span></text:p>
      <text:p text:style-name="P20"><text:span text:style-name="Source_20_Text"><text:span text:style-name="T11"><text:s text:c="8"/></text:span></text:span><text:span text:style-name="Source_20_Text"><text:span text:style-name="T9">WHERE Identifiant = 8;</text:span></text:span></text:p>
      <text:p text:style-name="P40">Aura pour résultat la disparition définitive du dernier enregistrement de notre table.</text:p>
      <text:p text:style-name="P52"><draw:a xlink:type="simple" xlink:href="https://cours.3wa.fr/3wa-v2/dev/raw/master/PHP1/PHP1.5/09.%20DELETE/images/delete01.png"><draw:frame draw:style-name="fr1" draw:name="Image26" text:anchor-type="as-char" svg:width="2.05cm" svg:height="1.051cm" draw:z-index="25"><draw:image xlink:href="https://cours.3wa.fr/3wa-v2/dev/raw/master/PHP1/PHP1.5/09.%20DELETE/images/delete01.png" xlink:type="simple" xlink:show="embed" xlink:actuate="onLoad"/><svg:title>DELETE</svg:title></draw:frame></draw:a></text:p>
      <text:section text:style-name="Sect1" text:name="Section22">
        <text:h text:style-name="P18" text:outline-level="3"><text:bookmark text:name="attention-au-pi%C3%A8ge"/>ATTENTION AU PIÈGE</text:h>
      </text:section>
      <text:p text:style-name="P53"><text:span text:style-name="T5">Le piège consiste à </text:span><text:span text:style-name="Strong_20_Emphasis"><text:span text:style-name="T8">oublier de rajouter la condition WHERE</text:span></text:span><text:span text:style-name="T5"> dans cette instruction.</text:span></text:p>
      <text:p text:style-name="P40">Ce qui a pour effet de supprimer toutes les lignes de la table... Dommage !</text:p>
      <text:p text:style-name="P21">Heureusement, nous avons vu que nous pouvons revenir en arrière, sous certaines conditions, grâce au mécanisme de transactionnel, vu au chapitre 4.</text:p>
      <text:h text:style-name="P15" text:outline-level="2">10. LDD</text:h>
      <text:section text:style-name="Sect1" text:name="langage-de-description-des-donn%C3%A9es-ldd">
        <text:h text:style-name="P4" text:outline-level="2">Langage de Description des Données LDD</text:h>
      </text:section>
      <text:p text:style-name="P53"><text:span text:style-name="Strong_20_Emphasis"><text:span text:style-name="T8">(ou comment créer et supprimer des contenants)</text:span></text:span></text:p>
      <text:p text:style-name="P52"><draw:a xlink:type="simple" xlink:href="https://cours.3wa.fr/3wa-v2/dev/raw/master/PHP1/PHP1.5/10.%20LDD/images/LDD.png"><draw:frame draw:style-name="fr1" draw:name="Image27" text:anchor-type="as-char" svg:width="2.05cm" svg:height="1.051cm" draw:z-index="26"><draw:image xlink:href="https://cours.3wa.fr/3wa-v2/dev/raw/master/PHP1/PHP1.5/10.%20LDD/images/LDD.png" xlink:type="simple" xlink:show="embed" xlink:actuate="onLoad"/><svg:title>LDD</svg:title></draw:frame></draw:a></text:p>
      <text:p text:style-name="P53"><text:span text:style-name="T3">Sous ce vocable, nous regroupons toutes les commandes qui ne manipulent pas les données (le </text:span><text:span text:style-name="Strong_20_Emphasis"><text:span text:style-name="T7">contenu</text:span></text:span><text:span text:style-name="T3">), mais les </text:span><text:span text:style-name="Strong_20_Emphasis"><text:span text:style-name="T7">contenants</text:span></text:span><text:span text:style-name="T3">.</text:span></text:p>
      <text:p text:style-name="P40">Vous voulez un moyen simple de savoir si une commande est de la famille des LDD (contenant) ou des LMD (contenu) ?</text:p>
      <text:p text:style-name="P21">Très simple, faites une analogie avec une bouteille de (bon) vin ( Attention, cela ne marche pas avec du mauvais vin ;-)</text:p>
      <text:list xml:id="list4269461751" text:style-name="L12">
        <text:list-item>
          <text:p text:style-name="P30">Si vous pouvez remplacer par le vin (contenu), ce sera du LMD.</text:p>
        </text:list-item>
        <text:list-item>
          <text:p text:style-name="P30">Si vous pouvez remplacer par la bouteille (contenant) ce sera du LDD.</text:p>
        </text:list-item>
      </text:list>
      <text:p text:style-name="P40">Exemple :</text:p>
      <text:p text:style-name="P53"><text:soft-page-break/><text:span text:style-name="T3">Je bois du vin / Je supprime du contenu (</text:span><text:span text:style-name="Strong_20_Emphasis"><text:span text:style-name="T7">DELETE</text:span></text:span><text:span text:style-name="T3">), c'est du </text:span><text:span text:style-name="Strong_20_Emphasis"><text:span text:style-name="T7">LMD</text:span></text:span></text:p>
      <text:p text:style-name="P53"><text:span text:style-name="T3">Je casse la bouteille / Je supprime du contenant (</text:span><text:span text:style-name="Strong_20_Emphasis"><text:span text:style-name="T7">DROP</text:span></text:span><text:span text:style-name="T3">), c'est du </text:span><text:span text:style-name="Strong_20_Emphasis"><text:span text:style-name="T7">LDD</text:span></text:span></text:p>
      <text:p text:style-name="P53"><text:span text:style-name="T3">J'ajoute du vin / J'insére du contenu (</text:span><text:span text:style-name="Strong_20_Emphasis"><text:span text:style-name="T7">INSERT</text:span></text:span><text:span text:style-name="T3">), c'est du </text:span><text:span text:style-name="Strong_20_Emphasis"><text:span text:style-name="T7">LMD</text:span></text:span></text:p>
      <text:p text:style-name="P53"><text:span text:style-name="T3">Je mets de l'eau dans le vin / Je modifie le contenu (</text:span><text:span text:style-name="Strong_20_Emphasis"><text:span text:style-name="T7">UPDATE</text:span></text:span><text:span text:style-name="T3">), c'est du </text:span><text:span text:style-name="Strong_20_Emphasis"><text:span text:style-name="T7">LMD</text:span></text:span><text:span text:style-name="T3"> - mais faites attention que je ne vous voie pas !!!</text:span></text:p>
      <text:p text:style-name="P53"><text:span text:style-name="T3">Je transvase le vin dans une carafe / je modifie le contenant (</text:span><text:span text:style-name="Strong_20_Emphasis"><text:span text:style-name="T7">ALTER</text:span></text:span><text:span text:style-name="T3">), c'est du </text:span><text:span text:style-name="Strong_20_Emphasis"><text:span text:style-name="T7">LDD</text:span></text:span></text:p>
      <text:p text:style-name="P53"><text:span text:style-name="T3">Je crée un utilisateur-buveur de vin / Je crée un contenant (</text:span><text:span text:style-name="Strong_20_Emphasis"><text:span text:style-name="T7">CREATE</text:span></text:span><text:span text:style-name="T3">), c'est du </text:span><text:span text:style-name="Strong_20_Emphasis"><text:span text:style-name="T7">LDD</text:span></text:span><text:span text:style-name="T3"> ... J'adore d'ailleurs cette analogie qui nous considère comme des outres à vin...</text:span></text:p>
      <text:section text:style-name="Sect1" text:name="va-ton-%C3%A9tudier-toutes-ces-commandes-">
        <text:h text:style-name="P18" text:outline-level="3">Va t'on étudier toutes ces commandes ?</text:h>
      </text:section>
      <text:p text:style-name="P39">La liste de toutes les commandes LDD est assez fastidieuse, et connaître leur syntaxe dépasse largement la portée de ce cours, d'autant plus qu'elle va varier énormément selon les SGBD-R que vous allez rencontrer.</text:p>
      <text:p text:style-name="P40">Aussi, nous vous recommandons, lorsque vous en rencontrerez le besoin, de vous référer au site spécialisé dans la syntaxe SQL</text:p>
      <text:h text:style-name="P15" text:outline-level="2">1. Cookies</text:h>
      <text:section text:style-name="Sect1" text:name="Section23">
        <text:p text:style-name="Text_20_body"><text:bookmark text:name="le-relationnel"/></text:p>
      </text:section>
      <text:section text:style-name="Sect1" text:name="les-cookies">
        <text:h text:style-name="P4" text:outline-level="2">Les COOKIES</text:h>
      </text:section>
      <text:p text:style-name="P53"><text:span text:style-name="Strong_20_Emphasis"><text:span text:style-name="T8">(ou comment enregistrer une donnée sur le poste du client)</text:span></text:span></text:p>
      <text:p text:style-name="P40">PHP supporte les cookies HTTP de manière transparente.</text:p>
      <text:p text:style-name="P40">Les cookies sont un mécanisme d'enregistrement d'informations sur le client, et de lecture de ces informations.</text:p>
      <text:p text:style-name="P52"><draw:a xlink:type="simple" xlink:href="https://cours.3wa.fr/3wa-v2/dev/raw/master/PHP2/PHP2.1/01.%20Cookies/images/cookie.png"><draw:frame draw:style-name="fr1" draw:name="Image28" text:anchor-type="as-char" svg:width="2.05cm" svg:height="1.051cm" draw:z-index="27"><draw:image xlink:href="https://cours.3wa.fr/3wa-v2/dev/raw/master/PHP2/PHP2.1/01.%20Cookies/images/cookie.png" xlink:type="simple" xlink:show="embed" xlink:actuate="onLoad"/><svg:title>Cookie</svg:title></draw:frame></draw:a></text:p>
      <text:p text:style-name="P53"><text:span text:style-name="T3">Ce système permet d'identifier et de suivre les visiteurs. Vous pouvez envoyer un cookie avec la fonction </text:span><text:span text:style-name="Emphasis"><text:span text:style-name="T3">setcookie()</text:span></text:span><text:span text:style-name="T3"> ou </text:span><text:span text:style-name="Emphasis"><text:span text:style-name="T3">setrawcookie()</text:span></text:span><text:span text:style-name="T3">.</text:span></text:p>
      <text:p text:style-name="P24"><text:span text:style-name="T3">Les cookies font partie des en-têtes HTTP, ce qui impose que </text:span><text:span text:style-name="Strong_20_Emphasis"><text:span text:style-name="T7">setcookie() doit être appelé en premier</text:span></text:span><text:span text:style-name="T3">, avant tout autre envoi d'information au client (avant le premier echo).</text:span></text:p>
      <text:section text:style-name="Sect1" text:name="quest-ce-quun-cookie-">
        <text:h text:style-name="P18" text:outline-level="3">Qu'est-ce qu'un cookie ?</text:h>
      </text:section>
      <text:p text:style-name="P39">Un cookie, c'est un petit fichier contenant du texte seulement, que l'on enregistre sur l'ordinateur du visiteur.</text:p>
      <text:p text:style-name="P53"><text:span text:style-name="T3">Il permet de </text:span><text:span text:style-name="Emphasis"><text:span text:style-name="T3">retenir</text:span></text:span><text:span text:style-name="T3"> des informations accesibles uniquement par le navigateur du visiteur. Par exemple, vous inscrivez dans un cookie le pseudo de celui-ci.</text:span></text:p>
      <text:p text:style-name="P40">Chaque cookie stocke généralement une information à la fois.</text:p>
      <text:p text:style-name="P40"><text:soft-page-break/>Comme tout cookie qui se respecte, ils ont une date d'expiration. Après cette date, ils ne sont plus bons à manger ; ils sont automatiquement supprimés par le navigateur.</text:p>
      <text:section text:style-name="Sect1" text:name="%C3%A9crire-un-cookie">
        <text:h text:style-name="P18" text:outline-level="3">Écrire un cookie</text:h>
      </text:section>
      <text:p text:style-name="P53"><text:span text:style-name="T5">Comme une variable, un cookie a un nom et une valeur. Pour écrire un cookie, on utilise la fonction PHP </text:span><text:span text:style-name="Strong_20_Emphasis"><text:span text:style-name="T8">setcookie</text:span></text:span><text:span text:style-name="T5"> On lui donne en général trois paramètres, dans l'ordre suivant :</text:span></text:p>
      <text:list xml:id="list2572527587" text:style-name="L13">
        <text:list-item>
          <text:p text:style-name="P44">Le nom du cookie (ex. : 3waDP ).</text:p>
        </text:list-item>
        <text:list-item>
          <text:p text:style-name="P44">La valeur du cookie (ex. : Formateur ).</text:p>
        </text:list-item>
        <text:list-item>
          <text:p text:style-name="P44">La date d'expiration du cookie, sous forme de timestamp (ex. : 1397839560 ).</text:p>
        </text:list-item>
      </text:list>
      <text:p text:style-name="P40">Voici donc comment on peut créer un cookie :</text:p>
      <text:p text:style-name="P20"><text:span text:style-name="Source_20_Text"><text:span text:style-name="T9">...</text:span></text:span></text:p>
      <text:p text:style-name="P20"><text:span text:style-name="Source_20_Text"><text:span text:style-name="T9">setcookie('3waDP', 'Formateur', time() + 365*24*3600); </text:span></text:span></text:p>
      <text:p text:style-name="P20"><text:span text:style-name="Source_20_Text"><text:span text:style-name="T9">...</text:span></text:span></text:p>
      <text:p text:style-name="P53"><text:span text:style-name="Strong_20_Emphasis"><text:span text:style-name="T7">ATTENTION</text:span></text:span><text:span text:style-name="T3"> :</text:span></text:p>
      <text:p text:style-name="P21">cette fonction ne marche que si vous l'appelez avant tout code HTML.</text:p>
      <text:section text:style-name="Sect1" text:name="afficher-un-cookie">
        <text:h text:style-name="P18" text:outline-level="3">Afficher un cookie</text:h>
      </text:section>
      <text:p text:style-name="P39">Avant de commencer à travailler sur une page, PHP lit les cookies associées à la page qu'interprete le navigateur du client pour récupérer toutes les informations qu'ils contiennent.</text:p>
      <text:p text:style-name="P24"><text:span text:style-name="T3">Ces informations sont placées dans la superglobale </text:span><text:span text:style-name="Strong_20_Emphasis"><text:span text:style-name="T7">$_COOKIE</text:span></text:span><text:span text:style-name="T3"> , sous forme de tableau.</text:span></text:p>
      <text:p text:style-name="P40">Ce qui nous donne un code PHP tout bête pour afficher de nouveau le pseudo du visiteur :</text:p>
      <text:p text:style-name="P20"><text:span text:style-name="Source_20_Text"><text:span text:style-name="T9">&lt;p&gt;</text:span></text:span></text:p>
      <text:p text:style-name="P20"><text:span text:style-name="Source_20_Text"><text:span text:style-name="T11"><text:s text:c="8"/></text:span></text:span><text:span text:style-name="Source_20_Text"><text:span text:style-name="T9">Bonjour &lt;?php echo $_COOKIE['3waDP']; ?&gt;, je te remercie de revenir nous voir !&lt;br /&gt;</text:span></text:span></text:p>
      <text:p text:style-name="P20"><text:span text:style-name="Source_20_Text"><text:span text:style-name="T9">&lt;/p&gt;</text:span></text:span></text:p>
      <text:p text:style-name="P24"><text:span text:style-name="T3">N'oubliez pas au préalable de </text:span><text:span text:style-name="Strong_20_Emphasis"><text:span text:style-name="T7">vérifier l'existence de</text:span></text:span><text:span text:style-name="T3"> la variable superglobale </text:span><text:span text:style-name="Strong_20_Emphasis"><text:span text:style-name="T7">$_COOKIE</text:span></text:span><text:span text:style-name="T3"> avec un </text:span><text:span text:style-name="Emphasis"><text:span text:style-name="T3">isset</text:span></text:span><text:span text:style-name="T3"> ...</text:span></text:p>
      <text:section text:style-name="Sect1" text:name="modifier-un-cookie-existant">
        <text:h text:style-name="P18" text:outline-level="3">Modifier un cookie existant</text:h>
      </text:section>
      <text:p text:style-name="P53"><text:span text:style-name="T5">C'est très simple : il faut refaire appel à </text:span><text:span text:style-name="Strong_20_Emphasis"><text:span text:style-name="T8">setcookie</text:span></text:span><text:span text:style-name="T5"> en gardant le même nom de cookie, ce qui « écrasera » l'ancien.</text:span></text:p>
      <text:p text:style-name="P40">Par exemple, pour modifier la durée de vie du précédent cookie :</text:p>
      <text:p text:style-name="P20"><text:span text:style-name="Source_20_Text"><text:span text:style-name="T9">...</text:span></text:span></text:p>
      <text:p text:style-name="P20"><text:span text:style-name="Source_20_Text"><text:span text:style-name="T9">setcookie('3waDP', 'Formateur', time() + 120*24*3600); </text:span></text:span></text:p>
      <text:p text:style-name="P20"><text:span text:style-name="Source_20_Text"><text:span text:style-name="T9">...</text:span></text:span></text:p>
      <text:p text:style-name="P21"><text:soft-page-break/>Ce cookie durera 120 jours à partir du moment où cette procédure sera exécutée.</text:p>
      <text:section text:style-name="Sect1" text:name="supprimer-un-cookie-existant">
        <text:h text:style-name="P18" text:outline-level="3">Supprimer un cookie existant</text:h>
      </text:section>
      <text:p text:style-name="P22">Là aussi, rien de plus simple, il suffit d'appeler setcookie avec un seul paramètre : le nom du cookie. Dans les anciennes versions de PHP, sa valeur restait cependant dans le tableau $_COOKIE, il est donc nécessaire de supprimer également celle-ci.</text:p>
      <text:p text:style-name="P40">Par exemple :</text:p>
      <text:p text:style-name="P20"><text:span text:style-name="Source_20_Text"><text:span text:style-name="T9">...</text:span></text:span></text:p>
      <text:p text:style-name="P20"><text:span text:style-name="Source_20_Text"><text:span text:style-name="T9">setcookie('3waDP'); </text:span></text:span></text:p>
      <text:p text:style-name="P20"><text:span text:style-name="Source_20_Text"><text:span text:style-name="T9">unset($_COOKIE['3waDP']);</text:span></text:span></text:p>
      <text:p text:style-name="P20"><text:span text:style-name="Source_20_Text"><text:span text:style-name="T9">...</text:span></text:span></text:p>
      <text:section text:style-name="Sect1" text:name="comment-afficher-tous-les-cookies">
        <text:h text:style-name="P18" text:outline-level="3">Comment afficher tous les cookies.</text:h>
      </text:section>
      <text:p text:style-name="P39">Une méthode pour afficher tous les cookies en une seule fois !!</text:p>
      <text:p text:style-name="P20"><text:span text:style-name="Source_20_Text"><text:span text:style-name="T9">...</text:span></text:span></text:p>
      <text:p text:style-name="P20"><text:span text:style-name="Source_20_Text"><text:span text:style-name="T9">print_r($_COOKIE); </text:span></text:span></text:p>
      <text:p text:style-name="P20"><text:span text:style-name="Source_20_Text"><text:span text:style-name="T9">...</text:span></text:span></text:p>
      <text:section text:style-name="Sect1" text:name="les-principaux-cas-dutilisation-des-cookies">
        <text:h text:style-name="P18" text:outline-level="3">Les principaux cas d'utilisation des cookies</text:h>
      </text:section>
      <text:p text:style-name="P39">Les cookies se révèlent donc très utiles dans des cas de figure particuliers. Parmi eux, nous pouvons recenser :</text:p>
      <text:list xml:id="list2249105926" text:style-name="L14">
        <text:list-item>
          <text:p text:style-name="P45">la sauvegarde du design préféré d'un site pour un internaute</text:p>
        </text:list-item>
        <text:list-item>
          <text:p text:style-name="P45">l'affichage les nouveaux messages depuis la dernière visite de l'internaute</text:p>
        </text:list-item>
        <text:list-item>
          <text:p text:style-name="P45">l'affichage les messages non-lus par le visiteur dans un forum</text:p>
        </text:list-item>
        <text:list-item>
          <text:p text:style-name="P45">la fragmentation d'un formulaire sur plusieurs pages. Les valeurs envoyées sur la première page sont sérialisées et envoyées par cookie à la seconde qui les désérialisera</text:p>
        </text:list-item>
        <text:list-item>
          <text:p text:style-name="P45">les compteurs de visites</text:p>
        </text:list-item>
        <text:list-item>
          <text:p text:style-name="P45">la reconnaissance des visiteurs ayant déjà voté à un sondage</text:p>
        </text:list-item>
        <text:list-item>
          <text:p text:style-name="P45">...</text:p>
        </text:list-item>
      </text:list>
      <text:section text:style-name="Sect1" text:name="Section24">
        <text:h text:style-name="P18" text:outline-level="3"><text:bookmark text:name="conclusion1"/>Conclusion</text:h>
      </text:section>
      <text:p text:style-name="P39">Nous retiendrons que les cookies sont un moyen efficace de retenir des informations de faible importance concernant un utilisateur. Néanmoins, pour des raions de sécurité, leur taille est limitée à 4Ko et leur nombre à 20 pour un même domaine. Il ne faut donc pas les utiliser pour transférer des données nombreuses mais uniquement pour stocker des informations à but statistique ou de personnalisation d'affichage.</text:p>
      <text:p text:style-name="Text_20_body"><text:line-break/><text:span text:style-name="T20">2. $_SESSION</text:span></text:p>
      <text:section text:style-name="Sect1" text:name="Section25">
        <text:p text:style-name="Text_20_body"><text:bookmark text:name="le-relationnel1"/><text:soft-page-break/></text:p>
      </text:section>
      <text:section text:style-name="Sect1" text:name="les-sessions">
        <text:h text:style-name="P4" text:outline-level="2">Les SESSIONS</text:h>
      </text:section>
      <text:p text:style-name="P53"><text:span text:style-name="Strong_20_Emphasis"><text:span text:style-name="T8">(ou comment partager et faire persister des informations entre plusieurs appels à la même page, ou entre plusieurs pages du même domaine)</text:span></text:span></text:p>
      <text:section text:style-name="Sect1" text:name="une-session-cest-quoi-">
        <text:h text:style-name="P18" text:outline-level="3">Une session c'est quoi ?</text:h>
      </text:section>
      <text:p text:style-name="P53"><text:span text:style-name="T5">Une session est un mécanisme technique permettant de sauvegarder </text:span><text:span text:style-name="Strong_20_Emphasis"><text:span text:style-name="T8">temporairement</text:span></text:span><text:span text:style-name="T5"> sur le serveur des informations relatives à un client.</text:span></text:p>
      <text:p text:style-name="P40">Les informations détenues dans le mécanisme de session seront transférées de page en page par le serveur et non par le client.</text:p>
      <text:p text:style-name="P21">Ainsi, la sécurité et l'intégrité des données s'en voient améliorées ainsi que leur disponibilité tout au long de la session.</text:p>
      <text:p text:style-name="P52"><draw:a xlink:type="simple" xlink:href="https://cours.3wa.fr/3wa-v2/dev/raw/master/PHP2/PHP2.1/02.%20$_SESSION/images/session.png"><draw:frame draw:style-name="fr1" draw:name="Image29" text:anchor-type="as-char" svg:width="2.05cm" svg:height="1.051cm" draw:z-index="28"><draw:image xlink:href="https://cours.3wa.fr/3wa-v2/dev/raw/master/PHP2/PHP2.1/02.%20$_SESSION/images/session.png" xlink:type="simple" xlink:show="embed" xlink:actuate="onLoad"/><svg:title>Session</svg:title></draw:frame></draw:a></text:p>
      <text:p text:style-name="P40">Une session peut contenir tout type de données : nombre, chaîne de caractères et même un tableau. Dans certains langages, il est même possible de stocker des objets.</text:p>
      <text:p text:style-name="P21">Le mécanisme de session conserve les informations pendant quelques minutes. Cette durée dépend de la configuration du serveur mais est généralement fixée à 24 minutes par défaut. Le serveur crée des fichiers stockés dans un repertoire particulier généralement appelé SESSIONS, à la racine du site.</text:p>
      <text:section text:style-name="Sect1" text:name="initialisation-et-restauration-dune-session">
        <text:h text:style-name="P18" text:outline-level="3">Initialisation (et restauration) d'une session</text:h>
      </text:section>
      <text:p text:style-name="P53"><text:span text:style-name="T5">PHP introduit nativement une unique fonction permettant de démarrer ou de continuer une session. Il s'agit de </text:span><text:span text:style-name="Strong_20_Emphasis"><text:span text:style-name="T8">session_start()</text:span></text:span><text:span text:style-name="T5">.</text:span></text:p>
      <text:p text:style-name="P40">Cette fonction ne prend pas de paramètre et renvoie toujours true.</text:p>
      <text:p text:style-name="P21">Elle vérifie l'état de la session courante. Si elle est inexistante, alors le serveur la crée sinon il la poursuit.</text:p>
      <text:p text:style-name="P20"><text:span text:style-name="Source_20_Text"><text:span text:style-name="T9">session_start();</text:span></text:span></text:p>
      <text:p text:style-name="P20"><text:span text:style-name="Source_20_Text"><text:span text:style-name="T9">...</text:span></text:span></text:p>
      <text:p text:style-name="P24"><text:span text:style-name="T3">La fonction session_start() doit obligatoirement être appellée avant tout envoi au navigateur sous peine de voir afficher la fameuse erreur : </text:span><text:span text:style-name="Emphasis"><text:span text:style-name="Strong_20_Emphasis"><text:span text:style-name="T7">headers already sent...</text:span></text:span></text:span></text:p>
      <text:p text:style-name="P53"><text:span text:style-name="Emphasis"><text:span text:style-name="T3">Rappel</text:span></text:span><text:span text:style-name="T3"> : Il faut appeller session_start() sur chaque page utilisant le système de session.</text:span></text:p>
      <text:section text:style-name="Sect1" text:name="lecture-et-ecriture-dune-session">
        <text:h text:style-name="P18" text:outline-level="3">Lecture et ecriture d'une session</text:h>
      </text:section>
      <text:p text:style-name="P53"><text:span text:style-name="T5">Pour cela, le langage PHP met en place le tableau superglobal </text:span><text:span text:style-name="Strong_20_Emphasis"><text:span text:style-name="T8">$_SESSION</text:span></text:span></text:p>
      <text:p text:style-name="P21">Le tableau $_SESSION peut-être indexé numériquement mais aussi associativement. En règle générale, on préfère la seconde afin de pouvoir donner des noms de variables de session clairs et porteurs de sens.</text:p>
      <text:p text:style-name="P40"><text:soft-page-break/>Pour enregistrer une nouvelle variable de session, c'est tout simple. Il suffit juste d'ajouter un couple clé / valeur au tableau $_SESSION :</text:p>
      <text:p text:style-name="P20"><text:span text:style-name="Source_20_Text"><text:span text:style-name="T9">&lt;?php</text:span></text:span></text:p>
      <text:p text:style-name="P20"><text:span text:style-name="Source_20_Text"><text:span text:style-name="T11"><text:s text:c="2"/></text:span></text:span><text:span text:style-name="Source_20_Text"><text:span text:style-name="T9">// Démarrage ou restauration de la session</text:span></text:span></text:p>
      <text:p text:style-name="P20"><text:span text:style-name="Source_20_Text"><text:span text:style-name="T11"><text:s text:c="2"/></text:span></text:span><text:span text:style-name="Source_20_Text"><text:span text:style-name="T9">session_start();</text:span></text:span></text:p>
      <text:p text:style-name="P20"><text:span text:style-name="Source_20_Text"><text:span text:style-name="T11"><text:s text:c="2"/></text:span></text:span><text:span text:style-name="Source_20_Text"><text:span text:style-name="T9">// Ecriture d'une nouvelle valeur dans le tableau de session</text:span></text:span></text:p>
      <text:p text:style-name="P20"><text:span text:style-name="Source_20_Text"><text:span text:style-name="T11"><text:s text:c="2"/></text:span></text:span><text:span text:style-name="Source_20_Text"><text:span text:style-name="T9">$_SESSION['login'] = '3waDP';</text:span></text:span></text:p>
      <text:p text:style-name="P20"><text:span text:style-name="Source_20_Text"><text:span text:style-name="T9">?&gt;</text:span></text:span></text:p>
      <text:p text:style-name="P40">Après l'écriture, c'est au tour de la lecture. Il n'y a rien de plus simple.</text:p>
      <text:p text:style-name="P21">Pour lire la valeur d'une variable de session, il faut tout simplement appeler le tableau de session avec la clé concernée.</text:p>
      <text:p text:style-name="P20"><text:span text:style-name="Source_20_Text"><text:span text:style-name="T9">&lt;?php // ici, je suis dans une autre page que celle qui a créé la variable de session...</text:span></text:span></text:p>
      <text:p text:style-name="P20"><text:span text:style-name="Source_20_Text"><text:span text:style-name="T11"><text:s text:c="2"/></text:span></text:span><text:span text:style-name="Source_20_Text"><text:span text:style-name="T9">// Démarrage ou restauration de la session</text:span></text:span></text:p>
      <text:p text:style-name="P20"><text:span text:style-name="Source_20_Text"><text:span text:style-name="T11"><text:s text:c="2"/></text:span></text:span><text:span text:style-name="Source_20_Text"><text:span text:style-name="T9">session_start();</text:span></text:span></text:p>
      <text:p text:style-name="P20"><text:span text:style-name="Source_20_Text"><text:span text:style-name="T11"><text:s text:c="2"/></text:span></text:span><text:span text:style-name="Source_20_Text"><text:span text:style-name="T9">// Lecture d'une valeur du tableau de session</text:span></text:span></text:p>
      <text:p text:style-name="P20"><text:span text:style-name="Source_20_Text"><text:span text:style-name="T11"><text:s text:c="2"/></text:span></text:span><text:span text:style-name="Source_20_Text"><text:span text:style-name="T9">echo $_SESSION['login'];</text:span></text:span></text:p>
      <text:p text:style-name="P20"><text:span text:style-name="Source_20_Text"><text:span text:style-name="T9">?&gt;</text:span></text:span></text:p>
      <text:p text:style-name="P19"/>
      <text:section text:style-name="Sect1" text:name="cas-pratique">
        <text:h text:style-name="P18" text:outline-level="3">Cas pratique</text:h>
      </text:section>
      <text:p text:style-name="P53"><text:span text:style-name="Strong_20_Emphasis"><text:span text:style-name="T8">Inspirez vous de ceci pour votre projet</text:span></text:span><text:span text:style-name="T5"> :</text:span></text:p>
      <text:p text:style-name="P21">Soit à créer un mécanisme d'authentification qui garde en session le fait qu'un utilisateur ait réussi la phase de connexion et lui permet d'accèder aux autres pages du site, sans lui redemander à chaque fois de s'authentifier.</text:p>
      <text:h text:style-name="P15" text:outline-level="2">3. $_FILES</text:h>
      <text:section text:style-name="Sect1" text:name="Section26">
        <text:p text:style-name="Text_20_body"><text:bookmark text:name="le-relationnel2"/></text:p>
      </text:section>
      <text:section text:style-name="Sect1" text:name="_files">
        <text:h text:style-name="P4" text:outline-level="2">$_FILES</text:h>
      </text:section>
      <text:p text:style-name="P53"><text:span text:style-name="Strong_20_Emphasis"><text:span text:style-name="T8">(ou comment récupèrer des fichiers uploadés par vos clients, sinon, ça les fait râler...)</text:span></text:span></text:p>
      <text:p text:style-name="P52"><draw:a xlink:type="simple" xlink:href="https://cours.3wa.fr/3wa-v2/dev/raw/master/PHP2/PHP2.1/03.%20$_FILES/images/files.png"><draw:frame draw:style-name="fr1" draw:name="Image30" text:anchor-type="as-char" svg:width="2.05cm" svg:height="1.051cm" draw:z-index="29"><draw:image xlink:href="https://cours.3wa.fr/3wa-v2/dev/raw/master/PHP2/PHP2.1/03.%20$_FILES/images/files.png" xlink:type="simple" xlink:show="embed" xlink:actuate="onLoad"/></draw:frame></draw:a></text:p>
      <text:p text:style-name="P53"><text:span text:style-name="T3">L'une des phases les plus complexes en PHP est la récupération des fichiers "</text:span><text:span text:style-name="Emphasis"><text:span text:style-name="T3">uploadés</text:span></text:span><text:span text:style-name="T3">" par le client, grâce à un formulaire notamment.</text:span></text:p>
      <text:p text:style-name="P40">Voici un exemple (à retenir) de formulaire permettant d'uploader un fichier...</text:p>
      <text:p text:style-name="P20"><text:span text:style-name="Source_20_Text"><text:span text:style-name="T9">&lt;form enctype="multipart/form-data" action="traitement.php" method="post"&gt;</text:span></text:span></text:p>
      <text:p text:style-name="P20"><text:span text:style-name="Source_20_Text"><text:span text:style-name="T11"><text:s text:c="2"/></text:span></text:span><text:span text:style-name="Source_20_Text"><text:span text:style-name="T9">&lt;input type="hidden" name="MAX_FILE_SIZE" value="30000" /&gt;</text:span></text:span></text:p>
      <text:p text:style-name="P20"><text:span text:style-name="Source_20_Text"><text:span text:style-name="T11"><text:s text:c="2"/></text:span></text:span><text:span text:style-name="Source_20_Text"><text:span text:style-name="T9">Envoyez ce fichier : &lt;input name="userfile" type="file" /&gt;</text:span></text:span></text:p>
      <text:p text:style-name="P20"><text:soft-page-break/><text:span text:style-name="Source_20_Text"><text:span text:style-name="T11"><text:s text:c="2"/></text:span></text:span><text:span text:style-name="Source_20_Text"><text:span text:style-name="T9">&lt;input type="submit" value="Envoyer le fichier" /&gt;</text:span></text:span></text:p>
      <text:p text:style-name="P20"><text:span text:style-name="Source_20_Text"><text:span text:style-name="T9">&lt;/form&gt;</text:span></text:span></text:p>
      <text:p text:style-name="P21">Le fait que l'utilisateur ne recoive pas de message d'erreur n'implique pas que vous puissiez traiter le fichier qu'il vous envoie, comme vous traitez les autres champs du formulaire.</text:p>
      <text:p text:style-name="P26"><text:span text:style-name="T3">Le fichier envoyé ne se trouve pas dans </text:span><text:span text:style-name="Strong_20_Emphasis"><text:span text:style-name="T7">$_REQUEST</text:span></text:span><text:span text:style-name="T3"> ou </text:span><text:span text:style-name="Strong_20_Emphasis"><text:span text:style-name="T7">$_POST</text:span></text:span><text:span text:style-name="T3">...</text:span></text:p>
      <text:p text:style-name="P28">En effet, ces fichiers sont déposés fugacement dans un répertoire temporaire géré par le navigateur, sous un nom complétement aléatoire.</text:p>
      <text:p text:style-name="P53"><text:span text:style-name="T3">La seule possibilité que PHP nous offre dans cette optique, est l'utilisation de la superglobale </text:span><text:span text:style-name="Strong_20_Emphasis"><text:span text:style-name="T7">$_FILES</text:span></text:span><text:span text:style-name="T3">.</text:span></text:p>
      <text:p text:style-name="P24"><text:span text:style-name="Strong_20_Emphasis"><text:span text:style-name="T7">$_FILES</text:span></text:span><text:span text:style-name="T3"> est un tableau associatif des valeurs uploadées au script courant via le protocole HTTP et la méthode POST.</text:span></text:p>
      <text:p text:style-name="P40">La variable globale $_FILES va contenir toutes les informations sur le fichier téléchargé.</text:p>
      <text:p text:style-name="P24"><text:span text:style-name="T3">Notez que l'on suppose que le nom de la variable du fichier téléchargé est </text:span><text:span text:style-name="Emphasis"><text:span text:style-name="T3">userfile</text:span></text:span><text:span text:style-name="T3">, mais peut être n'importe quel nom.</text:span></text:p>
      <text:list xml:id="list3681797211" text:style-name="L15">
        <text:list-item>
          <text:p text:style-name="P57"><text:span text:style-name="Strong_20_Emphasis"><text:span text:style-name="T7">$_FILES['userfile']['name']</text:span></text:span><text:span text:style-name="T3"> Le nom original du fichier, tel que sur la machine du client web.</text:span></text:p>
        </text:list-item>
        <text:list-item>
          <text:p text:style-name="P57"><text:span text:style-name="Strong_20_Emphasis"><text:span text:style-name="T7">$_FILES['userfile']['type']</text:span></text:span><text:span text:style-name="T3"> Le type MIME du fichier, si le navigateur a fourni cette information. Par exemple, cela pourra être "image/gif". Ce type mime n'est cependant pas vérifié du côté de PHP et, donc, ne prend pas sa valeur pour se synchroniser.</text:span></text:p>
        </text:list-item>
        <text:list-item>
          <text:p text:style-name="P57"><text:span text:style-name="Strong_20_Emphasis"><text:span text:style-name="T7">$_FILES['userfile']['size']</text:span></text:span><text:span text:style-name="T3"> La taille, en octets, du fichier téléchargé.</text:span></text:p>
        </text:list-item>
        <text:list-item>
          <text:p text:style-name="P57"><text:span text:style-name="Strong_20_Emphasis"><text:span text:style-name="T7">$_FILES['userfile']['tmp_name']</text:span></text:span><text:span text:style-name="T3"> Le nom temporaire du fichier qui sera chargé sur la machine serveur.</text:span></text:p>
        </text:list-item>
        <text:list-item>
          <text:p text:style-name="P57"><text:span text:style-name="Strong_20_Emphasis"><text:span text:style-name="T7">$_FILES['userfile']['error']</text:span></text:span><text:span text:style-name="T3"> Le code d'erreur associé au téléchargement de fichier.</text:span></text:p>
        </text:list-item>
      </text:list>
      <text:p text:style-name="P53"><text:span text:style-name="T3">Le fichier téléchargé sera stocké temporairement dans le dossier temporaire du système, il faudra donc le déplacer à l'endroit où vous en avez besoin grâce à la primitive de PHP </text:span><text:span text:style-name="Strong_20_Emphasis"><text:span text:style-name="T7">move_uploaded_file()</text:span></text:span><text:span text:style-name="T3">.</text:span></text:p>
      <text:p text:style-name="P20"><text:span text:style-name="Source_20_Text"><text:span text:style-name="T9">&lt;?php</text:span></text:span></text:p>
      <text:p text:style-name="P20"><text:span text:style-name="Source_20_Text"><text:span text:style-name="T9">$uploaddir = '/var/www/uploads/';</text:span></text:span></text:p>
      <text:p text:style-name="P20"><text:span text:style-name="Source_20_Text"><text:span text:style-name="T9">$uploadfile = $uploaddir . basename($_FILES['userfile']['name']);</text:span></text:span></text:p>
      <text:p text:style-name="P20"/>
      <text:p text:style-name="P20"><text:span text:style-name="Source_20_Text"><text:span text:style-name="T9">echo '&lt;pre&gt;';</text:span></text:span></text:p>
      <text:p text:style-name="P20"><text:span text:style-name="Source_20_Text"><text:span text:style-name="T9">if (move_uploaded_file($_FILES['userfile']['tmp_name'], $uploadfile)) {</text:span></text:span></text:p>
      <text:p text:style-name="P20"><text:span text:style-name="Source_20_Text"><text:span text:style-name="T11"><text:s text:c="4"/></text:span></text:span><text:span text:style-name="Source_20_Text"><text:span text:style-name="T9">echo "Le fichier est valide, et a été téléchargé</text:span></text:span></text:p>
      <text:p text:style-name="P20"><text:span text:style-name="Source_20_Text"><text:span text:style-name="T11"><text:s text:c="11"/></text:span></text:span><text:span text:style-name="Source_20_Text"><text:span text:style-name="T9">avec succès. Voici plus d'informations :\n";</text:span></text:span></text:p>
      <text:p text:style-name="P20"><text:span text:style-name="Source_20_Text"><text:span text:style-name="T9">} else {</text:span></text:span></text:p>
      <text:p text:style-name="P20"><text:soft-page-break/><text:span text:style-name="Source_20_Text"><text:span text:style-name="T11"><text:s text:c="4"/></text:span></text:span><text:span text:style-name="Source_20_Text"><text:span text:style-name="T9">echo "Attaque potentielle par téléchargement de fichiers.</text:span></text:span></text:p>
      <text:p text:style-name="P20"><text:span text:style-name="Source_20_Text"><text:span text:style-name="T11"><text:s text:c="10"/></text:span></text:span><text:span text:style-name="Source_20_Text"><text:span text:style-name="T9">Voici plus d'informations :\n";</text:span></text:span></text:p>
      <text:p text:style-name="P20"><text:span text:style-name="Source_20_Text"><text:span text:style-name="T9">}</text:span></text:span></text:p>
      <text:p text:style-name="P20"/>
      <text:p text:style-name="P20"><text:span text:style-name="Source_20_Text"><text:span text:style-name="T9">echo 'Voici quelques informations de débogage :';</text:span></text:span></text:p>
      <text:p text:style-name="P20"><text:span text:style-name="Source_20_Text"><text:span text:style-name="T9">print_r($_FILES);</text:span></text:span></text:p>
      <text:p text:style-name="P20"/>
      <text:p text:style-name="P20"><text:span text:style-name="Source_20_Text"><text:span text:style-name="T9">echo '&lt;/pre&gt;';</text:span></text:span></text:p>
      <text:p text:style-name="P20"/>
      <text:p text:style-name="P20"><text:span text:style-name="Source_20_Text"><text:span text:style-name="T9">?&gt;</text:span></text:span></text:p>
      <text:p text:style-name="P21">Le script PHP qui reçoit le fichier chargé doit pouvoir gérer le fichier de manière appropriée.</text:p>
      <text:p text:style-name="P53"><text:span text:style-name="T3">Vous pouvez utiliser la variable </text:span><text:span text:style-name="Strong_20_Emphasis"><text:span text:style-name="T7">$_FILES['userfile']['size']</text:span></text:span><text:span text:style-name="T3"> pour recaler tous les fichiers qui sont trop gros ou trop petits.</text:span></text:p>
      <text:p text:style-name="P53"><text:span text:style-name="T3">Vous pouvez utiliser la variable </text:span><text:span text:style-name="Strong_20_Emphasis"><text:span text:style-name="T7">$_FILES['userfile']['type']</text:span></text:span><text:span text:style-name="T3"> pour écarter les fichiers qui n'ont pas le bon type, mais l'utiliser uniquement pour une série de vérifications, car cette valeur est complètement sous le contrôle du client et n'est pas vérifiée du côté de PHP.</text:span></text:p>
      <text:p text:style-name="P53"><text:span text:style-name="T3">Vous pouvez utiliser l'information dans </text:span><text:span text:style-name="Strong_20_Emphasis"><text:span text:style-name="T7">$_FILES['userfile']['error']</text:span></text:span><text:span text:style-name="T3"> et adapter votre politique en fonction des codes d'erreur. Quelle que soit votre politique, vous devriez soit effacer le fichier du dossier temporaire, soit le déplacer.</text:span></text:p>
      <text:p text:style-name="P53"><text:span text:style-name="T3">Si aucun fichier n'est sélectionné dans le formulaire, PHP retournera 0 dans </text:span><text:span text:style-name="Strong_20_Emphasis"><text:span text:style-name="T7">$_FILES['userfile']['size']</text:span></text:span><text:span text:style-name="T3"> et rien du tout dans </text:span><text:span text:style-name="Strong_20_Emphasis"><text:span text:style-name="T7">$_FILES['userfile']['tmp_name']</text:span></text:span><text:span text:style-name="T3">.</text:span></text:p>
      <text:p text:style-name="P40">Le fichier sera automatiquement effacé du dossier temporaire à la fin du script, s'il n'a pas été déplacé ou renommé.</text:p>
      <text:h text:style-name="P15" text:outline-level="2"><text:bookmark text:name="yui_3_17_2_1_1645605421579_20"/>4. $_SERVER</text:h>
      <text:section text:style-name="Sect1" text:name="Section27">
        <text:p text:style-name="Text_20_body"><text:bookmark text:name="le-relationnel3"/></text:p>
      </text:section>
      <text:section text:style-name="Sect1" text:name="_server">
        <text:h text:style-name="P4" text:outline-level="2">$_SERVER</text:h>
      </text:section>
      <text:p text:style-name="P53"><text:span text:style-name="Strong_20_Emphasis"><text:span text:style-name="T8">(ou comment tout savoir sur votre serveur préféré, pour faire croire que vous êtes un geek en société...)</text:span></text:span></text:p>
      <text:p text:style-name="P52"><draw:a xlink:type="simple" xlink:href="https://cours.3wa.fr/3wa-v2/dev/raw/master/PHP2/PHP2.1/04.%20$_SERVER/images/server.png"><draw:frame draw:style-name="fr1" draw:name="Image31" text:anchor-type="as-char" svg:width="2.05cm" svg:height="1.051cm" draw:z-index="30"><draw:image xlink:href="https://cours.3wa.fr/3wa-v2/dev/raw/master/PHP2/PHP2.1/04.%20$_SERVER/images/server.png" xlink:type="simple" xlink:show="embed" xlink:actuate="onLoad"/></draw:frame></draw:a></text:p>
      <text:p text:style-name="P53"><text:span text:style-name="Strong_20_Emphasis"><text:span text:style-name="T7">$_SERVER</text:span></text:span><text:span text:style-name="T3"> : ce sont des valeurs utiles que nous fourni le serveur. Pour les afficher, il faut indiquer ce qu'on demande entre crochets puisque que c'est un array.</text:span></text:p>
      <text:p text:style-name="P40">Voici une liste non exhaustive des principales utilisations de $_SERVER :</text:p>
      <text:p text:style-name="P20"><text:span text:style-name="Source_20_Text"><text:span text:style-name="T9">$_SERVER['SERVER_NAME']</text:span></text:span></text:p>
      <text:list xml:id="list3400072527" text:style-name="L16">
        <text:list-item>
          <text:p text:style-name="P46">Le nom relatif du serveur qui exécute le script courant</text:p>
        </text:list-item>
      </text:list>
      <text:p text:style-name="P20"><text:soft-page-break/><text:span text:style-name="Source_20_Text"><text:span text:style-name="T9">$_SERVER['DOCUMENT_ROOT']</text:span></text:span></text:p>
      <text:list xml:id="list3769815686" text:style-name="L17">
        <text:list-item>
          <text:p text:style-name="P47">Le chemin du répertoire racine du serveur.</text:p>
        </text:list-item>
      </text:list>
      <text:p text:style-name="P20"><text:span text:style-name="Source_20_Text"><text:span text:style-name="T9">$_SERVER['PHP_SELF']</text:span></text:span></text:p>
      <text:list xml:id="list1410115415" text:style-name="L18">
        <text:list-item>
          <text:p text:style-name="P58"><text:span text:style-name="T3">Cest le chemin de la page que vous êtes en train d'exécuter, par rapport à la racine de votre site web. Exemple : si vous êtes sur la page </text:span><text:a xlink:type="simple" xlink:href="http://localhost/scripts/monscript.php" text:style-name="Internet_20_link" text:visited-style-name="Visited_20_Internet_20_Link"><text:span text:style-name="T16">http://localhost/scripts/monscript.php</text:span></text:a><text:span text:style-name="T3">, alors $_SERVER['PHP_SELF'] aura pour valeur : /scripts/monscript.php.</text:span></text:p>
        </text:list-item>
      </text:list>
      <text:p text:style-name="P20"><text:span text:style-name="Source_20_Text"><text:span text:style-name="T9">$_SERVER['REMOTE_ADDR']</text:span></text:span></text:p>
      <text:list xml:id="list4272053848" text:style-name="L19">
        <text:list-item>
          <text:p text:style-name="P48">Elle nous donne l'adresse IP du client qui a demandé à voir la page</text:p>
        </text:list-item>
      </text:list>
      <text:p text:style-name="P20"><text:span text:style-name="Source_20_Text"><text:span text:style-name="T9">$_SERVER['HTTP_USER_AGENT']</text:span></text:span></text:p>
      <text:list xml:id="list2789800434" text:style-name="L20">
        <text:list-item>
          <text:p text:style-name="P49">Vous affiche quel type de navigateur, vous utilisez (pour vous mettre la honte si vous utilisez encore IE ou Edge)</text:p>
        </text:list-item>
      </text:list>
      <text:p text:style-name="P20"><text:span text:style-name="Source_20_Text"><text:span text:style-name="T9">$_SERVER['HTTP_REFERER']</text:span></text:span></text:p>
      <text:list xml:id="list2255395787" text:style-name="L21">
        <text:list-item>
          <text:p text:style-name="P50">Elle nous indique le nome de la page précédente. Utile pour savoir si vous arrivez d'un site "sale"</text:p>
        </text:list-item>
      </text:list>
      <text:section text:style-name="Sect1" text:name="liste-des-variables-de-_server">
        <text:h text:style-name="P18" text:outline-level="3">Liste des variables de $_SERVER</text:h>
      </text:section>
      <text:p text:style-name="P39">Php nous offre la primitive passe partout print_r</text:p>
      <text:p text:style-name="P20"><text:span text:style-name="Source_20_Text"><text:span text:style-name="T9">print_r($_SERVER);</text:span></text:span></text:p>
      <text:p text:style-name="P40">alternative :</text:p>
      <text:p text:style-name="P20"><text:span text:style-name="Source_20_Text"><text:span text:style-name="T9">foreach($_SERVER as $key =&gt; $value) {</text:span></text:span></text:p>
      <text:p text:style-name="P20"><text:span text:style-name="Source_20_Text"><text:span text:style-name="T9">echo '$_SERVER['.$key.']='.$value .'&lt;br /&gt;';</text:span></text:span></text:p>
      <text:p text:style-name="P20"><text:span text:style-name="Source_20_Text"><text:span text:style-name="T9">}</text:span></text:span></text:p>
      <text:section text:style-name="Sect1" text:name="exercice-dauto-apprentissage-">
        <text:h text:style-name="P18" text:outline-level="3">Exercice d'auto apprentissage :</text:h>
      </text:section>
      <text:list xml:id="list3991633670" text:style-name="L22">
        <text:list-item>
          <text:p text:style-name="P23">Afficher l'adresse IP du client</text:p>
        </text:list-item>
        <text:list-item>
          <text:p text:style-name="P31">L'adrese de la page actuelle</text:p>
        </text:list-item>
        <text:list-item>
          <text:p text:style-name="P31">Créer un lien pour revenir à la page précédente en utilisant les variables de serveur</text:p>
        </text:list-item>
      </text:list>
      <text:p text:style-name="P32">&lt;?php echo $_SERVER[‘REMOTE_ADDR’];?&gt;</text:p>
      <text:p text:style-name="P32">&lt;?php echo $_SERVER[‘PHP-SELF’];?&gt;</text:p>
      <text:p text:style-name="P32">&lt;a href= « &lt;?php echo $_SERVER[‘HTTP_REFERER’];?&gt; »&gt;Lien Page précédente&lt;/a&gt;</text:p>
      <text:p text:style-name="P32"/>
      <text:h text:style-name="P14" text:outline-level="2">5. Redirections</text:h>
      <text:section text:style-name="Sect1" text:name="yui_3_17_2_1_1645605676055_22">
        <text:p text:style-name="P63"/>
        <text:section text:style-name="Sect1" text:name="yui_3_17_2_1_1645605676055_21">
          <text:p text:style-name="P33"/>
          <text:section text:style-name="Sect1" text:name="Section28">
            <text:p text:style-name="P33"><text:bookmark text:name="le-relationnel4"/><text:soft-page-break/></text:p>
          </text:section>
          <text:section text:style-name="Sect1" text:name="les-redirections">
            <text:h text:style-name="P17" text:outline-level="2">Les REDIRECTIONS</text:h>
          </text:section>
          <text:p text:style-name="P53"><text:span text:style-name="Strong_20_Emphasis"><text:span text:style-name="T8">(ou comment faire croire à votre conjoint que vous êtes sur le site de google ...)</text:span></text:span></text:p>
          <text:p text:style-name="P52"><draw:a xlink:type="simple" xlink:href="https://cours.3wa.fr/3wa-v2/dev/raw/master/PHP2/PHP2.1/05.%20Redirections/images/redirect.png"><draw:frame draw:style-name="fr1" draw:name="Image32" text:anchor-type="as-char" svg:width="2.05cm" svg:height="1.051cm" draw:z-index="31"><draw:image xlink:href="https://cours.3wa.fr/3wa-v2/dev/raw/master/PHP2/PHP2.1/05.%20Redirections/images/redirect.png" xlink:type="simple" xlink:show="embed" xlink:actuate="onLoad"/><svg:title>REDIRECTIONS</svg:title></draw:frame></draw:a></text:p>
          <text:p text:style-name="P40">Il existe des applications web pour lesquelles on souhaite rediriger le visiteur en fonction de paramètres. C'est le cas par exemple pour un script d'identification.</text:p>
          <text:p text:style-name="P21">Si l'internaute fournit les bons identifiants alors il est redirigé automatiquement vers son espace personnel, sinon il est renvoyé vers le formulaire d'authentification.</text:p>
          <text:section text:style-name="Sect1" text:name="pr%C3%A9sentation-des-redirections">
            <text:h text:style-name="P18" text:outline-level="3">Présentation des redirections</text:h>
          </text:section>
          <text:p text:style-name="P53"><text:span text:style-name="T5">Il y'a plusieurs manières de faire de la redirection HTTP par les pages Web : </text:span><text:span text:style-name="Strong_20_Emphasis"><text:span text:style-name="T8">balises meta</text:span></text:span><text:span text:style-name="T5">, </text:span><text:span text:style-name="Strong_20_Emphasis"><text:span text:style-name="T8">script Javascript</text:span></text:span><text:span text:style-name="T5"> ou bien encore </text:span><text:span text:style-name="Strong_20_Emphasis"><text:span text:style-name="T8">script PHP</text:span></text:span><text:span text:style-name="T5">.</text:span></text:p>
          <text:p text:style-name="P21">Bien entendu, la dernière solution est de loin la meilleure et la plus propre car elle est entièrement gérée par le serveur, tandis que les deux autres sont réalisées du côté du client (donc potentiellement désactivables et insécures).</text:p>
          <text:section text:style-name="Sect1" text:name="la-fonction-header">
            <text:h text:style-name="P18" text:outline-level="3">La fonction header()</text:h>
          </text:section>
          <text:p text:style-name="P39">Lorsque l'on souhaite créer une redirection avec PHP, on utilise une fonction permettant d'envoyer des entêtes de type Location (adresse).</text:p>
          <text:p text:style-name="P24"><text:span text:style-name="T3">Pour cela, PHP dispose de la fonction </text:span><text:span text:style-name="Strong_20_Emphasis"><text:span text:style-name="T7">header()</text:span></text:span><text:span text:style-name="T3"> qui se charge d'envoyer les entêtes passés en paramètre.</text:span></text:p>
          <text:p text:style-name="P53"><text:span text:style-name="Strong_20_Emphasis"><text:span text:style-name="T7">Règle importante</text:span></text:span><text:span text:style-name="T3"> : l'appel de cette fonction doit se faire avant tout envoi au navigateur (instruction echo, print, espace blanc, balise html...) sous peine de générer une erreur de type Headers already sent...</text:span></text:p>
          <text:p text:style-name="P21">La syntaxe de la redirection est simple:</text:p>
          <text:p text:style-name="P53"><text:span text:style-name="T3">On passe en paramètre de la fonction header() une chaîne de caractères précisant le type d'entête (</text:span><text:span text:style-name="Strong_20_Emphasis"><text:span text:style-name="T7">Location</text:span></text:span><text:span text:style-name="T3">) et </text:span><text:span text:style-name="Strong_20_Emphasis"><text:span text:style-name="T7">la page sur laquelle l'internaute doit être renvoyé</text:span></text:span><text:span text:style-name="T3">.</text:span></text:p>
          <text:p text:style-name="P20"><text:span text:style-name="Source_20_Text"><text:span text:style-name="T11"><text:s text:c="2"/></text:span></text:span><text:span text:style-name="Source_20_Text"><text:span text:style-name="T9">header('Location: http://localhost/pageprotegee.php');</text:span></text:span></text:p>
          <text:p text:style-name="P20"><text:span text:style-name="Source_20_Text"><text:span text:style-name="T11"><text:s text:c="2"/></text:span></text:span><text:span text:style-name="Source_20_Text"><text:span text:style-name="T9">exit();</text:span></text:span></text:p>
          <text:p text:style-name="P24"><text:span text:style-name="Strong_20_Emphasis"><text:span text:style-name="T7">Note</text:span></text:span><text:span text:style-name="T3"> : l'instruction </text:span><text:span text:style-name="Emphasis"><text:span text:style-name="T3">exit()</text:span></text:span><text:span text:style-name="T3"> qui succède la fonction </text:span><text:span text:style-name="Emphasis"><text:span text:style-name="T3">header()</text:span></text:span><text:span text:style-name="T3"> permet de couper l'exécution du script car la redirection aura lieu immédiatement et le reste du code n'a pas d'intérêt à être interprêté.</text:span></text:p>
          <text:section text:style-name="Sect1" text:name="redirections-temporairesd%C3%A9finitives">
            <text:h text:style-name="P18" text:outline-level="3">Redirections temporaires/définitives</text:h>
          </text:section>
          <text:p text:style-name="P39"><text:bookmark text:name="yui_3_17_2_1_1645605676055_20"/>Par défaut, le type de redirection présenté ci-dessus est une redirection temporaire. Ce qui signifie notamment que les moteurs de recherche tels que Google ne la prennent pas en compte pour le référencement.</text:p>
          <text:p text:style-name="P21"><text:soft-page-break/>Ainsi, si vous souhaitez signifier aux moteurs de recherche que la page A est maintenant à l'emplacement B, il faut utiliser le code suivant en tout début du fichier PHP correspondant à la page A :</text:p>
          <text:p text:style-name="P20"><text:span text:style-name="Source_20_Text"><text:span text:style-name="T9">&lt;?php <text:s text:c="3"/></text:span></text:span></text:p>
          <text:p text:style-name="P20"><text:span text:style-name="Source_20_Text"><text:span text:style-name="T11"><text:s text:c="2"/></text:span></text:span><text:span text:style-name="Source_20_Text"><text:span text:style-name="T9">header('Status: 301 Moved Permanently', false, 301); <text:s text:c="5"/></text:span></text:span></text:p>
          <text:p text:style-name="P20"><text:span text:style-name="Source_20_Text"><text:span text:style-name="T11"><text:s text:c="2"/></text:span></text:span><text:span text:style-name="Source_20_Text"><text:span text:style-name="T9">header('Location: adresse_de_la_page_B'); <text:s text:c="5"/></text:span></text:span></text:p>
          <text:p text:style-name="P20"><text:span text:style-name="Source_20_Text"><text:span text:style-name="T9">?&gt;</text:span></text:span></text:p>
          <text:p text:style-name="P24"><text:span text:style-name="T3">Ainsi, lorsque vous cliquez sur le lien ci-dessus, vous êtes automatiquement transféré sur la nouvelle page. De plus, il s'agit d'une redirection permanente (Status: 301 Moved Permanently). Ainsi, si vous tapez la première URL dans </text:span><text:span text:style-name="Emphasis"><text:span text:style-name="T3">Google</text:span></text:span><text:span text:style-name="T3">, celui-ci vous donnera comme résultat l'adresse de la seconde, preuve qu'il a pris en compte la redirection</text:span></text:p>
          <text:p text:style-name="P40">Notez que pour obtenir le même résultat, nous aurions pu écrire :</text:p>
          <text:p text:style-name="P20"><text:span text:style-name="Source_20_Text"><text:span text:style-name="T9">header(Location : adresse_de_la_page_B, false, 301);</text:span></text:span></text:p>
          <text:p text:style-name="P20"><text:span text:style-name="Source_20_Text"><text:span text:style-name="T9">exit();</text:span></text:span></text:p>
        </text:section>
      </text:section>
      <text:p text:style-name="Text_20_body"><text:line-break/><text:span text:style-name="T20">6. MVC</text:span></text:p>
      <text:section text:style-name="Sect1" text:name="Section29">
        <text:p text:style-name="Text_20_body"><text:bookmark text:name="le-relationnel5"/></text:p>
      </text:section>
      <text:section text:style-name="Sect1" text:name="modele-vue-controleur">
        <text:h text:style-name="P4" text:outline-level="2">Modele Vue Controleur</text:h>
      </text:section>
      <text:p text:style-name="P53"><text:span text:style-name="Strong_20_Emphasis"><text:span text:style-name="T8">(ou comment faire croire que vous avez tout compris à la modularité ...)</text:span></text:span></text:p>
      <text:p text:style-name="P52"><draw:a xlink:type="simple" xlink:href="https://cours.3wa.fr/3wa-v2/dev/raw/master/PHP2/PHP2.1/06.%20MVC/images/mvc.png"><draw:frame draw:style-name="fr1" draw:name="Image33" text:anchor-type="as-char" svg:width="2.05cm" svg:height="1.051cm" draw:z-index="32"><draw:image xlink:href="https://cours.3wa.fr/3wa-v2/dev/raw/master/PHP2/PHP2.1/06.%20MVC/images/mvc.png" xlink:type="simple" xlink:show="embed" xlink:actuate="onLoad"/><svg:title>MVC</svg:title></draw:frame></draw:a></text:p>
      <text:p text:style-name="P53"><text:span text:style-name="T3">Il y a des problèmes en programmation qui reviennent tellement souvent qu'on a créé toute une série de bonnes pratiques que l'on a réunies sous le nom de </text:span><text:span text:style-name="Strong_20_Emphasis"><text:span text:style-name="T7">design patterns</text:span></text:span><text:span text:style-name="T3">.</text:span></text:p>
      <text:p text:style-name="P53"><text:span text:style-name="T3">Un des plus célèbres design patterns s'appelle </text:span><text:span text:style-name="Strong_20_Emphasis"><text:span text:style-name="T7">MVC</text:span></text:span><text:span text:style-name="T3">, qui signifie </text:span><text:span text:style-name="Emphasis"><text:span text:style-name="Strong_20_Emphasis"><text:span text:style-name="T7">Modèle - Vue - Contrôleur</text:span></text:span></text:span><text:span text:style-name="T3">.</text:span></text:p>
      <text:p text:style-name="P24"><text:span text:style-name="T3">Le but de MVC est justement de séparer la logique du code en </text:span><text:span text:style-name="Strong_20_Emphasis"><text:span text:style-name="T7">trois parties</text:span></text:span><text:span text:style-name="T3"> que l'on retrouve dans des fichiers distincts.</text:span></text:p>
      <text:list xml:id="list1278366511" text:style-name="L23">
        <text:list-item>
          <text:p text:style-name="P51">Modèle : cette partie gère les données de votre site. Son rôle est d'aller récupérer les informations « brutes » dans la base de données, de les organiser et de les assembler pour qu'elles puissent ensuite être traitées par le contrôleur. On y trouve donc entre autres les requêtes SQL.</text:p>
        </text:list-item>
        <text:list-item>
          <text:p text:style-name="P51">Vue : cette partie se concentre sur l'affichage. Elle ne fait presque aucun calcul et se contente de récupérer des variables pour savoir ce qu'elle doit afficher. On y trouve essentiellement du code HTML mais aussi quelques boucles et conditions PHP très simples, pour afficher par exemple une liste de messages.</text:p>
        </text:list-item>
        <text:list-item>
          <text:p text:style-name="P51"><text:soft-page-break/>Contrôleur : cette partie gère la logique du code qui prend des décisions. C'est en quelque sorte l'intermédiaire entre le modèle et la vue : le contrôleur va demander au modèle les données, les analyser, prendre des décisions et renvoyer le texte à afficher à la vue. Le contrôleur contient exclusivement du PHP. C'est notamment lui qui détermine si le visiteur a le droit de voir la page ou non (gestion des droits d'accès).</text:p>
        </text:list-item>
      </text:list>
      <text:p text:style-name="P21">Le contrôleur est le chef d'orchestre : c'est lui qui reçoit la requête du visiteur et qui contacte d'autres fichiers (le modèle et la vue) pour échanger des informations avec eux.</text:p>
      <text:p text:style-name="P53"><text:span text:style-name="T3">Le formateur vous donnera un exemple de découpage d'une application </text:span><text:span text:style-name="Emphasis"><text:span text:style-name="T3">monolythique</text:span></text:span><text:span text:style-name="T3"> en une application respectant le pattern MVC.</text:span></text:p>
      <text:section text:style-name="Sect1" text:name="Section30">
        <text:h text:style-name="P18" text:outline-level="3"><text:bookmark text:name="cas-pratique"/>Cas pratique</text:h>
      </text:section>
      <text:p text:style-name="P53"><text:span text:style-name="Strong_20_Emphasis"><text:span text:style-name="T8">Inspirez vous de ceci pour votre projet</text:span></text:span><text:span text:style-name="T5"> :</text:span></text:p>
      <text:p text:style-name="P21">Soit à reprendre l'exercice du chapitre "Les SESSIONS", et à essayer d'appliquer ce paradigme.</text:p>
      <text:h text:style-name="P15" text:outline-level="2">7. Framework Maison</text:h>
      <text:section text:style-name="Sect1" text:name="yui_3_17_2_1_1645605872410_23">
        <text:p text:style-name="P63"/>
        <text:section text:style-name="Sect1" text:name="yui_3_17_2_1_1645605872410_22">
          <text:p text:style-name="P33"/>
          <text:section text:style-name="Sect1" text:name="Section31">
            <text:p text:style-name="P33"><text:bookmark text:name="le-relationnel6"/></text:p>
          </text:section>
          <text:section text:style-name="Sect1" text:name="un-framework-maison">
            <text:h text:style-name="P17" text:outline-level="2">Un FRAMEWORK maison</text:h>
          </text:section>
          <text:p text:style-name="P53"><text:span text:style-name="Strong_20_Emphasis"><text:span text:style-name="T8">(ou comment, enfin, démontrer votre compétence en PHP)</text:span></text:span></text:p>
          <text:p text:style-name="P52"><draw:a xlink:type="simple" xlink:href="https://cours.3wa.fr/3wa-v2/dev/raw/master/PHP2/PHP2.1/07.%20Framework%20maison/images/framework.png"><draw:frame draw:style-name="fr1" draw:name="Image34" text:anchor-type="as-char" svg:width="2.05cm" svg:height="1.051cm" draw:z-index="33"><draw:image xlink:href="https://cours.3wa.fr/3wa-v2/dev/raw/master/PHP2/PHP2.1/07.%20Framework%20maison/images/framework.png" xlink:type="simple" xlink:show="embed" xlink:actuate="onLoad"/><svg:title>FRAMEWORK</svg:title></draw:frame></draw:a></text:p>
          <text:p text:style-name="P53"><text:span text:style-name="T3">Le but de ce chapitre est de vous familiariser avec les </text:span><text:span text:style-name="Strong_20_Emphasis"><text:span text:style-name="T7">FRAMEWORK</text:span></text:span><text:span text:style-name="T3">, ces outils qui rendent le travail du programmeur plus facile, à condition de les maîtriser.</text:span></text:p>
          <text:p text:style-name="P40">Et comment mieux faire comprendre l'intérêt d'un FRAMEWORK, sinon d'en construire un.</text:p>
          <text:p text:style-name="P21">Soit à imaginer que notre application a besoin d'accéder à une database composée d'une dizaine de tables (donc c'est une très petite base de données).</text:p>
          <text:p text:style-name="P28">Sans utilisation d'un FRAMEWORK, nous devrions créer du code particulier pour chaque opération CRUD de chacune de ces tables. Et ce code devrait, évidemment, se situer dans la partie Controleur (voir MVC) de notre application. Toute modification de structure des données serait rendue très chronophage, du fait de la situation de ce code.</text:p>
          <text:section text:style-name="Sect1" text:name="notre-solution-">
            <text:h text:style-name="P18" text:outline-level="3">Notre solution :</text:h>
          </text:section>
          <text:p text:style-name="P53"><text:span text:style-name="Strong_20_Emphasis"><text:span text:style-name="T8">Nous allons créer un</text:span></text:span><text:span text:style-name="T5"> (petit) </text:span><text:span text:style-name="Strong_20_Emphasis"><text:span text:style-name="T8">FRAMEWORK particulier, composé d'un ensemble de classes</text:span></text:span><text:span text:style-name="T5">.</text:span></text:p>
          <text:p text:style-name="P40"><text:soft-page-break/>(Il ne contiendra donc aucun outil ou méthodologie particuliers, contraitement aux frameworks du marché).</text:p>
          <text:p text:style-name="P53"><text:span text:style-name="T3">Pour </text:span><text:span text:style-name="Strong_20_Emphasis"><text:span text:style-name="T7">chacune</text:span></text:span><text:span text:style-name="T3"> des tables de la base :</text:span></text:p>
          <text:list xml:id="list761525159" text:style-name="L24">
            <text:list-item>
              <text:p text:style-name="P59"><text:span text:style-name="Strong_20_Emphasis"><text:span text:style-name="T7">créer une classe</text:span></text:span><text:span text:style-name="T3"> ayant pour vocation exclusive d'accéder à cette table, et comprenant une propriété pour chacun des champs de la table</text:span></text:p>
            </text:list-item>
            <text:list-item>
              <text:p text:style-name="P59"><text:span text:style-name="T3">dans cette classe, </text:span><text:span text:style-name="Strong_20_Emphasis"><text:span text:style-name="T7">rajouter les méthodes CRUD</text:span></text:span><text:span text:style-name="T3"> permettant de faire une sélection, une modification, une suppression ou une insertion dans cette classe (Le CRUD - </text:span><text:span text:style-name="Emphasis"><text:span text:style-name="T3">prononcer ce mot comme Michel Galabru, dans les chtis</text:span></text:span><text:span text:style-name="T3">)</text:span></text:p>
            </text:list-item>
          </text:list>
          <text:p text:style-name="P21"><text:bookmark text:name="yui_3_17_2_1_1645605872410_21"/><text:bookmark text:name="yui_3_17_2_1_1645605872410_20"/>Bien sûr, ces méthodes utiliseront en interne du SQL</text:p>
          <text:list xml:id="list3599807035" text:style-name="L25">
            <text:list-item>
              <text:p text:style-name="P60"><text:span text:style-name="Strong_20_Emphasis"><text:span text:style-name="T7">Rajouter les méthodes métiers</text:span></text:span><text:span text:style-name="T3"> nécessaires à la gestion pertinente de cette table</text:span></text:p>
            </text:list-item>
          </text:list>
          <text:p text:style-name="P40">Et comme un schéma vaut mieux que 10.000 mots, même formulés avec emphase par un formateur aussi talentueux que celui qui donne ce cours :</text:p>
          <text:p text:style-name="P52"><text:bookmark text:name="yui_3_17_2_1_1645605872410_29"/><text:bookmark text:name="yui_3_17_2_1_1645605872410_28"/><draw:a xlink:type="simple" xlink:href="https://cours.3wa.fr/3wa-v2/dev/raw/master/PHP2/PHP2.1/07.%20Framework%20maison/images/mapping.png"><draw:frame draw:style-name="fr1" draw:name="Image35" text:anchor-type="as-char" svg:width="2.05cm" svg:height="1.051cm" draw:z-index="34"><draw:image xlink:href="https://cours.3wa.fr/3wa-v2/dev/raw/master/PHP2/PHP2.1/07.%20Framework%20maison/images/mapping.png" xlink:type="simple" xlink:show="embed" xlink:actuate="onLoad"/><svg:title>Classe de mapping</svg:title></draw:frame></draw:a><text:bookmark text:name="yui_3_17_2_1_1645605872410_27"/></text:p>
          <text:p text:style-name="P21">Remarquez la présence sous forme de propriétés privées (mais accessibles par des getters et des setters) de tous les champs de la table.</text:p>
          <text:p text:style-name="P28">vous noterez également la présence dans cette classe des 4 méthodes du CRUD qui opéreront les opérations SQL correspondantes.</text:p>
          <text:p text:style-name="P53"><text:span text:style-name="T3">Ainsi, dans l'application cliente, plus aucun besoin d'inventer des ordres SQL compliqués (et donc, l'utilisateur de cette classe, potentiellement, n'a plus besoin de connaître ce langage), il est juste nécessaire d'appeler une méthode d'une classe écrite par quelqu'un d'autre, qui </text:span><text:span text:style-name="Emphasis"><text:span text:style-name="T3">ELLE</text:span></text:span><text:span text:style-name="T3">, effectue cet ordre CRUD.</text:span></text:p>
          <text:p text:style-name="P40">Et la maintenance en est grandement facilitée.</text:p>
          <text:p text:style-name="P21">Toute modification de la structure des données n'impacte plus le code du controleur (le plus lourd à écrire), il suffit juste de modifier la classe de Mapping que nous venons de créer.</text:p>
          <text:p text:style-name="P20"><text:span text:style-name="Source_20_Text"><text:span text:style-name="T9">$m_Personne = new Personne();</text:span></text:span></text:p>
          <text:p text:style-name="P20"><text:span text:style-name="Source_20_Text"><text:span text:style-name="T9">$result = $m_Personne-&gt;select("Patrick"); <text:s text:c="2"/>// ou</text:span></text:span></text:p>
          <text:p text:style-name="P20"><text:span text:style-name="Source_20_Text"><text:span text:style-name="T9">$m_Personne-&gt;insert("Marilou","Carton","Bar le Duc");</text:span></text:span></text:p>
          <text:p text:style-name="P40">Avouez que c'est plus simple, non ?</text:p>
          <text:section text:style-name="Sect1" text:name="Section32">
            <text:h text:style-name="P18" text:outline-level="3"><text:bookmark text:name="cas-pratique1"/>Cas pratique</text:h>
          </text:section>
          <text:p text:style-name="P53"><text:span text:style-name="Strong_20_Emphasis"><text:span text:style-name="T8">Inspirez vous de ceci pour votre projet final de fin de cursus</text:span></text:span><text:span text:style-name="T5"> :</text:span></text:p>
          <text:p text:style-name="P21">Soit à étendre ce mécanisme, en fournissant une ou plusieurs classes supplémentaires, qui auront pour objectif de faciliter la connexion et la déconnexion à la base de données, et éventuellement sa persistance (sauvegarde - restaurarion</text:p>
        </text:section>
      </text:section>
      <text:p text:style-name="Text_20_body"/>
      <text:p text:style-name="Text_20_body"/>
      <text:p text:style-name="P34"><draw:g text:anchor-type="paragraph" draw:z-index="35" draw:style-name="gr1"><draw:custom-shape draw:name="Forme1" draw:style-name="gr2" draw:text-style-name="P64" svg:width="6.192cm" svg:height="6.721cm" svg:x="0.113cm" svg:y="14.473cm"><text:p/><draw:enhanced-geometry svg:viewBox="0 0 21600 21600" draw:type="rectangle" draw:enhanced-path="M 0 0 L 21600 0 21600 21600 0 21600 0 0 Z N"/></draw:custom-shape><draw:custom-shape draw:name="Forme2" draw:style-name="gr3" draw:text-style-name="P64" svg:width="6.218cm" svg:height="6.139cm" svg:x="0.007cm" svg:y="4.287cm"><text:p/><draw:enhanced-geometry svg:viewBox="0 0 21600 21600" draw:type="rectangle" draw:enhanced-path="M 0 0 L 21600 0 21600 21600 0 21600 0 0 Z N"/></draw:custom-shape><draw:frame draw:name="Forme3" draw:style-name="gr4" draw:text-style-name="P65" svg:width="5.134cm" svg:height="4.155cm" svg:x="0.351cm" svg:y="5.318cm"><draw:text-box><text:p><text:s text:c="13"/><text:span text:style-name="T22"><text:s/></text:span><text:span text:style-name="T22">Index</text:span></text:p><text:p><text:span text:style-name="T23"/></text:p><text:p><text:span text:style-name="T23"><text:s text:c="13"/></text:span><text:span text:style-name="T23">(Router)</text:span></text:p><text:p><text:span text:style-name="T23"/></text:p><text:p><text:span text:style-name="T23"><text:s/></text:span><text:span text:style-name="T23">Appelle fonction du controler</text:span></text:p></draw:text-box></draw:frame><draw:frame draw:name="Forme4" draw:style-name="gr5" draw:text-style-name="P67" svg:width="6.06cm" svg:height="6.51cm" svg:x="0.113cm" svg:y="14.685cm"><draw:text-box><text:p text:style-name="P66"><text:span text:style-name="T23">Include model, view, repository</text:span></text:p><text:p text:style-name="P66"><text:span text:style-name="T24"><text:tab/></text:span><text:span text:style-name="T25">Controler</text:span></text:p><text:p text:style-name="P66"><text:span text:style-name="T23"/></text:p><text:p text:style-name="P66"><text:span text:style-name="T23"><text:tab/></text:span><text:span text:style-name="T23">classe{</text:span></text:p><text:p text:style-name="P66"><text:span text:style-name="T23"/></text:p><text:p text:style-name="P66"><text:span text:style-name="T23"><text:tab/></text:span><text:span text:style-name="T23">fonction{</text:span></text:p><text:p text:style-name="P66"><text:span text:style-name="T23"/></text:p><text:p text:style-name="P66"><text:span text:style-name="T23"><text:tab/></text:span><text:span text:style-name="T23"><text:tab/></text:span><text:span text:style-name="T23"><text:tab/></text:span><text:span text:style-name="T23">new model</text:span></text:p><text:p text:style-name="P66"><text:span text:style-name="T23"><text:tab/></text:span><text:span text:style-name="T23"><text:tab/></text:span><text:span text:style-name="T23"><text:tab/></text:span><text:span text:style-name="T23">new repository</text:span></text:p><text:p text:style-name="P66"><text:span text:style-name="T23"><text:tab/></text:span><text:span text:style-name="T23"><text:tab/></text:span><text:span text:style-name="T23"><text:tab/></text:span><text:span text:style-name="T23">new view</text:span></text:p><text:p text:style-name="P66"><text:span text:style-name="T23"/></text:p><text:p text:style-name="P66"><text:span text:style-name="T23">}}</text:span></text:p></draw:text-box></draw:frame><draw:custom-shape draw:name="Forme5_0" draw:style-name="gr6" svg:width="6.642cm" svg:height="5.663cm" svg:x="9.823cm" svg:y="6.7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5_1" draw:style-name="gr6" svg:width="6.642cm" svg:height="5.663cm" svg:x="9.611cm" svg:y="0.2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6" draw:style-name="gr7" draw:text-style-name="P65" svg:width="6.642cm" svg:height="4.896cm" svg:x="9.611cm" svg:y="0.477cm"><draw:text-box><text:p><text:tab/><text:tab/><text:tab/><text:span text:style-name="T22">Model</text:span></text:p><text:p><text:span text:style-name="T26"/></text:p><text:p><text:span text:style-name="T26"><text:tab/></text:span><text:span text:style-name="T26">classe{</text:span></text:p><text:p><text:span text:style-name="T26"/></text:p><text:p><text:span text:style-name="T26"><text:tab/></text:span><text:span text:style-name="T26">setters et getters</text:span></text:p><text:p><text:span text:style-name="T26"/></text:p><text:p><text:span text:style-name="T26"><text:tab/></text:span><text:span text:style-name="T26">}</text:span></text:p><text:p><text:span text:style-name="T22"><text:s/></text:span></text:p></draw:text-box></draw:frame><draw:frame draw:name="Forme7" draw:style-name="gr8" draw:text-style-name="P65" svg:width="6.642cm" svg:height="5.663cm" svg:x="9.823cm" svg:y="6.721cm"><draw:text-box><text:p><text:tab/><text:span text:style-name="T23"><text:tab/></text:span><text:span text:style-name="T23"> <text:s text:c="6"/></text:span><text:span text:style-name="T22">Repository</text:span></text:p><text:p><text:span text:style-name="T22"/></text:p><text:p><text:span text:style-name="T22"><text:s text:c="5"/></text:span><text:span text:style-name="T26"><text:s text:c="8"/></text:span><text:span text:style-name="T26">hérite de service <text:s text:c="17"/></text:span><text:span text:style-name="T26"><text:s text:c="20"/>abstractrepository</text:span></text:p><text:p><text:span text:style-name="T26"/></text:p><text:p><text:span text:style-name="T26"><text:s text:c="9"/></text:span><text:span text:style-name="T26">Connexion BDD</text:span></text:p><text:p><text:span text:style-name="T27"/></text:p><text:p><text:span text:style-name="T28"/></text:p></draw:text-box></draw:frame><draw:custom-shape draw:name="Forme8" draw:style-name="gr9" draw:text-style-name="P68" svg:width="7.226cm" svg:height="7.175cm" svg:x="9.85cm" svg:y="14.1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9" draw:style-name="gr10" draw:text-style-name="P67" svg:width="6.933cm" svg:height="7.065cm" svg:x="9.982cm" svg:y="14.129cm"><draw:text-box><text:p text:style-name="P66"><text:span text:style-name="T23"><text:tab/></text:span><text:span text:style-name="T23"><text:tab/></text:span><text:span text:style-name="T22"><text:tab/></text:span><text:span text:style-name="T22">View</text:span></text:p><text:p text:style-name="P66"><text:span text:style-name="T22"><text:tab/></text:span></text:p><text:p text:style-name="P66"><text:span text:style-name="T22"><text:tab/></text:span><text:span text:style-name="T26">fonction(){</text:span></text:p><text:p text:style-name="P66"><text:span text:style-name="T26"><text:tab/></text:span><text:span text:style-name="T26"><text:tab/></text:span><text:span text:style-name="T26"><text:tab/></text:span></text:p><text:p text:style-name="P66"><text:span text:style-name="T26"><text:tab/></text:span><text:span text:style-name="T26">appelle HTML</text:span></text:p><text:p text:style-name="P66"><text:span text:style-name="T26"/></text:p><text:p text:style-name="P66"><text:span text:style-name="T26"><text:tab/></text:span><text:span text:style-name="T26">return HTML </text:span></text:p><text:p text:style-name="P66"><text:span text:style-name="T26"/></text:p><text:p text:style-name="P66"><text:span text:style-name="T26"><text:tab/></text:span><text:span text:style-name="T26">}</text:span></text:p></draw:text-box></draw:frame><draw:custom-shape draw:name="Forme10" draw:style-name="gr11" svg:width="6.06cm" svg:height="2.461cm" svg:x="1.753cm" svg:y="22.8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0_0" draw:style-name="gr11" svg:width="6.06cm" svg:height="2.461cm" svg:x="9.215cm" svg:y="22.8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11" draw:style-name="gr12" draw:text-style-name="P65" svg:width="6.06cm" svg:height="2.461cm" svg:x="1.753cm" svg:y="22.86cm"><draw:text-box><text:p><text:tab/><text:span text:style-name="T23">/Service</text:span></text:p><text:p><text:span text:style-name="T23"/></text:p><text:p><text:span text:style-name="T23"><text:s text:c="14"/></text:span><text:span text:style-name="T23">AbstractReposirory</text:span></text:p><text:p><text:span text:style-name="T23"><text:s text:c="14"/></text:span><text:span text:style-name="T23">Abstract View</text:span></text:p></draw:text-box></draw:frame><draw:frame draw:name="Forme12" draw:style-name="gr12" draw:text-style-name="P65" svg:width="6.06cm" svg:height="2.461cm" svg:x="9.215cm" svg:y="22.807cm"><draw:text-box><text:p><text:tab/><text:span text:style-name="T23"><text:tab/></text:span><text:span text:style-name="T23"><text:tab/></text:span><text:span text:style-name="T23">HTML</text:span></text:p><text:p><text:span text:style-name="T23"/></text:p><text:p><text:span text:style-name="T23"><text:s text:c="13"/></text:span><text:span text:style-name="T23">Pur HTML</text:span></text:p></draw:text-box></draw:frame><draw:line draw:name="Forme14" draw:style-name="gr13" draw:text-style-name="P64" svg:x1="6.304cm" svg:y1="18.521cm" svg:x2="9.849cm" svg:y2="18.521cm"><text:p/></draw:line><draw:line draw:name="Forme13" draw:style-name="gr14" draw:text-style-name="P64" svg:x1="5.801cm" svg:y1="14.474cm" svg:x2="9.611cm" svg:y2="4.975cm"><text:p/></draw:line><draw:line draw:name="Forme15" draw:style-name="gr14" draw:text-style-name="P64" svg:x1="2.335cm" svg:y1="10.425cm" svg:x2="2.361cm" svg:y2="14.473cm"><text:p/></draw:line><draw:line draw:name="Forme16" draw:style-name="gr14" draw:text-style-name="P64" svg:x1="6.304cm" svg:y1="16.087cm" svg:x2="9.823cm" svg:y2="11.457cm"><text:p/></draw:line><draw:line draw:name="Forme17" draw:style-name="gr15" draw:text-style-name="P64" svg:x1="7.495cm" svg:y1="22.861cm" svg:x2="9.85cm" svg:y2="20.003cm"><text:p/></draw:line><draw:line draw:name="Forme18" draw:style-name="gr15" draw:text-style-name="P64" svg:x1="6.833cm" svg:y1="22.861cm" svg:x2="10.352cm" svg:y2="12.198cm"><text:p/></draw:line><draw:line draw:name="Forme19" draw:style-name="gr13" draw:text-style-name="P64" svg:x1="14.004cm" svg:y1="22.808cm" svg:x2="13.951cm" svg:y2="21.303cm"><text:p/></draw:line></draw:g><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Poppins" svg:font-family="Poppins, sans-serif"/>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6T12:20:56.052303674</meta:creation-date>
    <dc:date>2022-02-23T15:09:53.140057654</dc:date>
    <meta:editing-duration>PT19M17S</meta:editing-duration>
    <meta:editing-cycles>6</meta:editing-cycles>
    <meta:generator>LibreOffice/6.4.7.2$Linux_X86_64 LibreOffice_project/40$Build-2</meta:generator>
    <meta:document-statistic meta:table-count="0" meta:image-count="35" meta:object-count="0" meta:page-count="47" meta:paragraph-count="981" meta:word-count="13036" meta:character-count="79502" meta:non-whitespace-character-count="66886"/>
  </office:meta>
</office:document-meta>
</file>